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arial" svg:font-family="arial, sans-serif"/>
    <style:font-face style:name="inherit" svg:font-family="inherit"/>
    <style:font-face style:name="monospace" svg:font-family="monospace"/>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12" style:family="paragraph" style:parent-style-name="Standard">
      <style:paragraph-properties fo:margin-top="0in" fo:margin-bottom="0.1575in" style:contextual-spacing="false" fo:text-align="start" style:justify-single-word="false"/>
      <style:text-properties fo:font-variant="normal" fo:text-transform="none" fo:color="#333333" loext:opacity="100%" style:font-name="Lato" fo:font-size="10pt" fo:letter-spacing="normal" fo:font-style="normal" fo:font-weight="normal" officeooo:paragraph-rsid="00420a69" style:font-size-asian="10pt" style:font-size-complex="10pt"/>
    </style:style>
    <style:style style:name="P13"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4" style:family="paragraph" style:parent-style-name="Text_20_body">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15"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16"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7" style:family="paragraph" style:parent-style-name="Preformatted_20_Text">
      <style:paragraph-properties fo:margin-top="0.0402in" fo:margin-bottom="0in" style:contextual-spacing="false" fo:orphans="2" fo:widows="2"/>
      <style:text-properties fo:font-variant="normal" fo:text-transform="none" fo:color="#333333" loext:opacity="100%" fo:font-size="12pt" fo:letter-spacing="normal" fo:font-style="normal" fo:font-weight="normal"/>
    </style:style>
    <style:style style:name="P18"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style:style>
    <style:style style:name="P19"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officeooo:paragraph-rsid="00ae5744"/>
    </style:style>
    <style:style style:name="P20"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0ae5744"/>
    </style:style>
    <style:style style:name="P21" style:family="paragraph" style:parent-style-name="Preformatted_20_Text">
      <style:paragraph-properties fo:margin-top="0in" fo:margin-bottom="0.3598in" style:contextual-spacing="false" fo:orphans="2" fo:widows="2"/>
      <style:text-properties fo:font-variant="normal" fo:text-transform="none" fo:color="#333333" loext:opacity="100%" fo:font-size="12pt" fo:letter-spacing="normal" fo:font-style="normal" fo:font-weight="normal"/>
    </style:style>
    <style:style style:name="P22" style:family="paragraph" style:parent-style-name="Text_20_body">
      <style:paragraph-properties fo:margin-top="0in" fo:margin-bottom="0in" style:contextual-spacing="false" fo:text-align="start" style:justify-single-word="false" fo:orphans="2" fo:widows="2"/>
      <style:text-properties fo:font-variant="normal" fo:text-transform="none" fo:color="#333333" loext:opacity="100%" fo:font-size="12pt" fo:letter-spacing="normal" fo:font-style="normal" fo:font-weight="normal" officeooo:paragraph-rsid="00ae5744"/>
    </style:style>
    <style:style style:name="P23"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24" style:family="paragraph" style:parent-style-name="Preformatted_20_Text">
      <style:paragraph-properties fo:margin-top="0.0402in" fo:margin-bottom="0in" style:contextual-spacing="false" fo:orphans="2" fo:widows="2"/>
      <style:text-properties fo:font-variant="normal" fo:text-transform="none" fo:color="#333333" loext:opacity="100%" fo:letter-spacing="normal"/>
    </style:style>
    <style:style style:name="P25"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size-complex="11pt"/>
    </style:style>
    <style:style style:name="P26" style:family="paragraph" style:parent-style-name="Preformatted_20_Text">
      <style:paragraph-properties fo:margin-top="0in" fo:margin-bottom="0in" style:contextual-spacing="false" fo:text-align="start" style:justify-single-word="false"/>
      <style:text-properties fo:font-variant="normal" fo:text-transform="none" fo:color="#333333" loext:opacity="100%" style:font-name="Consolas" fo:font-size="11pt" fo:letter-spacing="-0.0102in" fo:font-style="normal" fo:font-weight="normal" officeooo:paragraph-rsid="008409af" style:font-size-asian="11pt" style:font-weight-asian="normal" style:font-size-complex="11pt" style:font-weight-complex="normal"/>
    </style:style>
    <style:style style:name="P27" style:family="paragraph" style:parent-style-name="Preformatted_20_Text">
      <style:paragraph-properties fo:line-height="115%" fo:orphans="2" fo:widows="2"/>
      <style:text-properties fo:font-variant="normal" fo:text-transform="none" fo:color="#333333" loext:opacity="100%" style:font-name="Consolas" fo:letter-spacing="normal" fo:font-style="normal" fo:font-weight="normal"/>
    </style:style>
    <style:style style:name="P28" style:family="paragraph" style:parent-style-name="Preformatted_20_Text">
      <style:paragraph-properties fo:margin-top="0in" fo:margin-bottom="0in" style:contextual-spacing="false" fo:line-height="115%" fo:orphans="2" fo:widows="2"/>
      <style:text-properties fo:font-variant="normal" fo:text-transform="none" fo:color="#333333" loext:opacity="100%" style:font-name="Consolas" fo:letter-spacing="normal" fo:font-style="normal" fo:font-weight="normal" officeooo:paragraph-rsid="00b1ffb6"/>
    </style:style>
    <style:style style:name="P29"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 fo:letter-spacing="normal" fo:font-style="normal" fo:font-weight="normal" officeooo:paragraph-rsid="00b1ffb6"/>
    </style:style>
    <style:style style:name="P30"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5894b" fo:background-color="#1c1c1c"/>
    </style:style>
    <style:style style:name="P31" style:family="paragraph" style:parent-style-name="Preformatted_20_Text">
      <style:paragraph-properties fo:margin-top="0in" fo:margin-bottom="0.0402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5894b" fo:background-color="#1c1c1c"/>
    </style:style>
    <style:style style:name="P32"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99f95" fo:background-color="#1c1c1c"/>
    </style:style>
    <style:style style:name="P33" style:family="paragraph" style:parent-style-name="Preformatted_20_Text">
      <style:paragraph-properties fo:margin-top="0in" fo:margin-bottom="0in" style:contextual-spacing="false" fo:line-height="115%" fo:orphans="2" fo:widows="2"/>
      <style:text-properties fo:font-variant="normal" fo:text-transform="none" fo:color="#333333" loext:opacity="100%" style:font-name="Consolas" fo:font-size="10.5pt" fo:letter-spacing="normal" fo:font-style="normal" fo:font-weight="normal" officeooo:paragraph-rsid="00b99f95" fo:background-color="#1c1c1c"/>
    </style:style>
    <style:style style:name="P34" style:family="paragraph" style:parent-style-name="Standard">
      <style:paragraph-properties fo:margin-top="0in" fo:margin-bottom="0in" style:contextual-spacing="false" fo:line-height="115%" fo:text-align="start" style:justify-single-word="false" fo:orphans="2" fo:widows="2"/>
      <style:text-properties fo:font-variant="normal" fo:text-transform="none" fo:color="#333333" loext:opacity="100%" style:font-name="Consolas" fo:font-size="10.5pt" fo:letter-spacing="normal" fo:font-style="normal" fo:font-weight="normal" officeooo:paragraph-rsid="00b99f95" fo:background-color="#1c1c1c"/>
    </style:style>
    <style:style style:name="P35"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8"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40"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41"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4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4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5" style:family="paragraph" style:parent-style-name="Text_20_body">
      <loext:graphic-properties draw:fill="none"/>
      <style:paragraph-properties fo:margin-left="0in" fo:margin-right="0in" fo:margin-top="0.0598in" fo:margin-bottom="0.1402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6"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65beb" fo:background-color="transparent" style:font-size-asian="11pt" style:font-weight-asian="normal" style:font-size-complex="11pt" style:font-weight-complex="normal"/>
    </style:style>
    <style:style style:name="P4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7b2e3" fo:background-color="transparent" style:font-size-asian="11pt" style:font-weight-asian="normal" style:font-size-complex="11pt" style:font-weight-complex="normal"/>
    </style:style>
    <style:style style:name="P50"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51"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5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3"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5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9573cd" fo:background-color="transparent" style:font-size-asian="11pt" style:font-weight-asian="normal" style:font-size-complex="11pt" style:font-weight-complex="normal"/>
    </style:style>
    <style:style style:name="P5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5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font-style="normal" fo:font-weight="normal" officeooo:paragraph-rsid="000abd9a"/>
    </style:style>
    <style:style style:name="P5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5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6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61"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62"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63"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64"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65" style:family="paragraph" style:parent-style-name="Text_20_body">
      <style:paragraph-properties fo:margin-top="0in" fo:margin-bottom="0in" style:contextual-spacing="false"/>
      <style:text-properties fo:font-variant="normal" fo:text-transform="none" fo:color="#669933" loext:opacity="100%" style:font-name="Lato" fo:font-size="10pt" fo:letter-spacing="normal" fo:font-style="normal" fo:font-weight="normal" officeooo:paragraph-rsid="0074d702" style:font-size-asian="10pt" style:font-size-complex="10pt"/>
    </style:style>
    <style:style style:name="P66" style:family="paragraph" style:parent-style-name="Text_20_body">
      <style:paragraph-properties fo:margin-top="0in" fo:margin-bottom="0in" style:contextual-spacing="false" fo:text-align="start" style:justify-single-word="false"/>
      <style:text-properties fo:font-variant="normal" fo:text-transform="none" fo:color="#669933" loext:opacity="100%" style:font-name="Consolas" fo:font-size="12pt" fo:letter-spacing="-0.0102in" fo:font-style="normal" fo:font-weight="normal" officeooo:paragraph-rsid="008409af" style:font-weight-asian="normal" style:font-weight-complex="normal"/>
    </style:style>
    <style:style style:name="P6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68"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69"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7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7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 fo:font-size="10pt" fo:letter-spacing="normal" fo:font-style="normal" fo:font-weight="normal" style:font-size-asian="10pt" style:font-size-complex="10pt"/>
    </style:style>
    <style:style style:name="P72"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73"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74"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6196d4" style:font-size-asian="10pt" style:font-size-complex="10pt"/>
    </style:style>
    <style:style style:name="P75"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76" style:family="paragraph" style:parent-style-name="Standard">
      <style:paragraph-properties fo:margin-top="0in" fo:margin-bottom="0.1575in" style:contextual-spacing="false" fo:text-align="start" style:justify-single-word="false"/>
      <style:text-properties fo:font-variant="normal" fo:text-transform="none" style:use-window-font-color="true" loext:opacity="0%" style:font-name="Lato" fo:font-size="11pt" fo:letter-spacing="normal" fo:font-style="normal" fo:font-weight="normal" officeooo:rsid="00807f2a" officeooo:paragraph-rsid="00807f2a" style:font-size-asian="11pt" style:font-size-complex="11pt"/>
    </style:style>
    <style:style style:name="P7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78"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style>
    <style:style style:name="P79" style:family="paragraph" style:parent-style-name="Text_20_body">
      <style:paragraph-properties fo:margin-left="0in" fo:margin-right="0in" fo:margin-top="0in" fo:margin-bottom="0.4in" style:contextual-spacing="false" fo:text-align="start" style:justify-single-word="false" fo:orphans="2" fo:widows="2" fo:text-indent="0in" style:auto-text-indent="false" fo:padding="0in" fo:border="none"/>
    </style:style>
    <style:style style:name="P80"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8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82" style:family="paragraph" style:parent-style-name="Standard">
      <style:paragraph-properties fo:margin-left="0in" fo:margin-right="0in" fo:margin-top="0in" fo:margin-bottom="0.2799in" style:contextual-spacing="false" fo:text-align="start" style:justify-single-word="false" fo:orphans="2" fo:widows="2" fo:text-indent="0in" style:auto-text-indent="false"/>
      <style:text-properties officeooo:paragraph-rsid="007349b4"/>
    </style:style>
    <style:style style:name="P83"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7349b4"/>
    </style:style>
    <style:style style:name="P84"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6f354b"/>
    </style:style>
    <style:style style:name="P8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6f354b"/>
    </style:style>
    <style:style style:name="P86"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8a17f9"/>
    </style:style>
    <style:style style:name="P8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ae5744"/>
    </style:style>
    <style:style style:name="P88"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ae5744"/>
    </style:style>
    <style:style style:name="P89"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ae5744"/>
    </style:style>
    <style:style style:name="P90" style:family="paragraph" style:parent-style-name="Text_20_body">
      <style:paragraph-properties fo:margin-left="0in" fo:margin-right="0in" fo:margin-top="0in" fo:margin-bottom="0.2in" style:contextual-spacing="false" fo:text-align="start" style:justify-single-word="false" fo:orphans="2" fo:widows="2" fo:text-indent="0in" style:auto-text-indent="false"/>
      <style:text-properties officeooo:paragraph-rsid="00ae5744"/>
    </style:style>
    <style:style style:name="P9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92" style:family="paragraph" style:parent-style-name="Standard">
      <style:paragraph-properties fo:margin-left="0in" fo:margin-right="0in" fo:text-align="start" style:justify-single-word="false" fo:text-indent="0in" style:auto-text-indent="false"/>
      <style:text-properties officeooo:paragraph-rsid="00392aaa"/>
    </style:style>
    <style:style style:name="P93"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94"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9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0392aaa"/>
    </style:style>
    <style:style style:name="P96" style:family="paragraph" style:parent-style-name="Standard">
      <style:paragraph-properties fo:margin-top="0in" fo:margin-bottom="0.0783in" style:contextual-spacing="false" fo:text-align="start" style:justify-single-word="false"/>
    </style:style>
    <style:style style:name="P97" style:family="paragraph" style:parent-style-name="Standard">
      <style:paragraph-properties fo:margin-top="0in" fo:margin-bottom="0.1575in" style:contextual-spacing="false" fo:text-align="start" style:justify-single-word="false"/>
    </style:style>
    <style:style style:name="P98" style:family="paragraph" style:parent-style-name="Standard">
      <style:paragraph-properties fo:margin-top="0in" fo:margin-bottom="0.1575in" style:contextual-spacing="false" fo:text-align="start" style:justify-single-word="false"/>
      <style:text-properties officeooo:paragraph-rsid="003fc34f"/>
    </style:style>
    <style:style style:name="P99" style:family="paragraph" style:parent-style-name="Standard">
      <style:paragraph-properties fo:margin-top="0in" fo:margin-bottom="0.0799in" style:contextual-spacing="false" fo:text-align="start" style:justify-single-word="false"/>
      <style:text-properties officeooo:paragraph-rsid="003fc34f"/>
    </style:style>
    <style:style style:name="P100" style:family="paragraph" style:parent-style-name="Standard">
      <style:paragraph-properties fo:margin-top="0in" fo:margin-bottom="0.1799in" style:contextual-spacing="false" fo:text-align="start" style:justify-single-word="false"/>
      <style:text-properties officeooo:paragraph-rsid="003fc34f"/>
    </style:style>
    <style:style style:name="P101" style:family="paragraph" style:parent-style-name="Standard">
      <style:paragraph-properties fo:margin-top="0in" fo:margin-bottom="0.1575in" style:contextual-spacing="false" fo:text-align="start" style:justify-single-word="false"/>
      <style:text-properties officeooo:paragraph-rsid="004545c7"/>
    </style:style>
    <style:style style:name="P102" style:family="paragraph" style:parent-style-name="Standard">
      <style:paragraph-properties fo:margin-top="0in" fo:margin-bottom="0.0598in" style:contextual-spacing="false" fo:text-align="start" style:justify-single-word="false"/>
      <style:text-properties officeooo:paragraph-rsid="004545c7"/>
    </style:style>
    <style:style style:name="P103" style:family="paragraph" style:parent-style-name="Standard">
      <style:paragraph-properties fo:margin-top="0in" fo:margin-bottom="0.0598in" style:contextual-spacing="false" fo:text-align="start" style:justify-single-word="false"/>
      <style:text-properties officeooo:paragraph-rsid="00402cd6"/>
    </style:style>
    <style:style style:name="P104" style:family="paragraph" style:parent-style-name="Standard">
      <style:paragraph-properties fo:margin-top="0in" fo:margin-bottom="0.0402in" style:contextual-spacing="false" fo:text-align="start" style:justify-single-word="false"/>
      <style:text-properties officeooo:paragraph-rsid="00420a69"/>
    </style:style>
    <style:style style:name="P105" style:family="paragraph" style:parent-style-name="Standard">
      <style:paragraph-properties fo:margin-top="0in" fo:margin-bottom="0.1575in" style:contextual-spacing="false" fo:text-align="start" style:justify-single-word="false"/>
      <style:text-properties officeooo:paragraph-rsid="00807f2a"/>
    </style:style>
    <style:style style:name="P106" style:family="paragraph" style:parent-style-name="Standard">
      <style:paragraph-properties fo:margin-top="0in" fo:margin-bottom="0.1575in" style:contextual-spacing="false" fo:text-align="start" style:justify-single-word="false"/>
      <style:text-properties officeooo:paragraph-rsid="0081a43a"/>
    </style:style>
    <style:style style:name="P107" style:family="paragraph" style:parent-style-name="Text_20_body">
      <style:paragraph-properties fo:margin-top="0in" fo:margin-bottom="0.1575in" style:contextual-spacing="false" fo:text-align="start" style:justify-single-word="false"/>
      <style:text-properties officeooo:paragraph-rsid="0081a43a"/>
    </style:style>
    <style:style style:name="P108" style:family="paragraph" style:parent-style-name="Standard">
      <style:paragraph-properties fo:margin-top="0in" fo:margin-bottom="0.0799in" style:contextual-spacing="false" fo:text-align="start" style:justify-single-word="false"/>
      <style:text-properties officeooo:paragraph-rsid="0081a43a"/>
    </style:style>
    <style:style style:name="P109" style:family="paragraph" style:parent-style-name="Standard">
      <style:paragraph-properties fo:margin-top="0in" fo:margin-bottom="0.0402in" style:contextual-spacing="false" fo:text-align="start" style:justify-single-word="false"/>
      <style:text-properties officeooo:paragraph-rsid="0081a43a"/>
    </style:style>
    <style:style style:name="P110" style:family="paragraph" style:parent-style-name="Standard">
      <style:paragraph-properties fo:margin-top="0in" fo:margin-bottom="0in" style:contextual-spacing="false" fo:text-align="start" style:justify-single-word="false"/>
      <style:text-properties officeooo:paragraph-rsid="0081a43a"/>
    </style:style>
    <style:style style:name="P111" style:family="paragraph" style:parent-style-name="Standard">
      <style:paragraph-properties fo:margin-top="0in" fo:margin-bottom="0.1in" style:contextual-spacing="false" fo:text-align="start" style:justify-single-word="false"/>
      <style:text-properties officeooo:paragraph-rsid="0082f24b"/>
    </style:style>
    <style:style style:name="P112" style:family="paragraph" style:parent-style-name="Text_20_body">
      <style:paragraph-properties fo:margin-top="0in" fo:margin-bottom="0.1575in" style:contextual-spacing="false" fo:text-align="start" style:justify-single-word="false"/>
      <style:text-properties officeooo:paragraph-rsid="0082f24b"/>
    </style:style>
    <style:style style:name="P113" style:family="paragraph" style:parent-style-name="Text_20_body">
      <style:paragraph-properties fo:margin-top="0in" fo:margin-bottom="0.0201in" style:contextual-spacing="false" fo:text-align="start" style:justify-single-word="false"/>
      <style:text-properties officeooo:paragraph-rsid="0082f24b"/>
    </style:style>
    <style:style style:name="P114" style:family="paragraph" style:parent-style-name="Text_20_body">
      <style:paragraph-properties fo:margin-top="0in" fo:margin-bottom="0in" style:contextual-spacing="false" fo:text-align="start" style:justify-single-word="false"/>
      <style:text-properties officeooo:paragraph-rsid="0082f24b"/>
    </style:style>
    <style:style style:name="P115" style:family="paragraph" style:parent-style-name="Text_20_body">
      <style:paragraph-properties fo:margin-top="0in" fo:margin-bottom="0.0201in" style:contextual-spacing="false" fo:text-align="start" style:justify-single-word="false"/>
      <style:text-properties officeooo:paragraph-rsid="008409af"/>
    </style:style>
    <style:style style:name="P116" style:family="paragraph" style:parent-style-name="Text_20_body">
      <style:paragraph-properties fo:margin-top="0in" fo:margin-bottom="0.1575in" style:contextual-spacing="false" fo:text-align="start" style:justify-single-word="false"/>
      <style:text-properties officeooo:paragraph-rsid="008409af"/>
    </style:style>
    <style:style style:name="P117" style:family="paragraph" style:parent-style-name="Text_20_body">
      <style:paragraph-properties fo:margin-top="0in" fo:margin-bottom="0in" style:contextual-spacing="false" fo:text-align="start" style:justify-single-word="false"/>
      <style:text-properties officeooo:paragraph-rsid="008409af"/>
    </style:style>
    <style:style style:name="P118" style:family="paragraph" style:parent-style-name="Text_20_body">
      <style:paragraph-properties fo:margin-top="0in" fo:margin-bottom="0.0402in" style:contextual-spacing="false" fo:text-align="start" style:justify-single-word="false"/>
      <style:text-properties officeooo:paragraph-rsid="008409af"/>
    </style:style>
    <style:style style:name="P119" style:family="paragraph" style:parent-style-name="Text_20_body">
      <style:paragraph-properties fo:margin-top="0in" fo:margin-bottom="0.0799in" style:contextual-spacing="false" fo:text-align="start" style:justify-single-word="false"/>
      <style:text-properties officeooo:paragraph-rsid="008409af"/>
    </style:style>
    <style:style style:name="P120" style:family="paragraph" style:parent-style-name="Text_20_body">
      <style:paragraph-properties fo:margin-top="0in" fo:margin-bottom="0.1in" style:contextual-spacing="false" fo:text-align="start" style:justify-single-word="false"/>
      <style:text-properties officeooo:paragraph-rsid="008409af"/>
    </style:style>
    <style:style style:name="P121" style:family="paragraph" style:parent-style-name="Text_20_body">
      <style:paragraph-properties fo:margin-top="0in" fo:margin-bottom="0.1402in" style:contextual-spacing="false" fo:text-align="start" style:justify-single-word="false"/>
      <style:text-properties officeooo:paragraph-rsid="008409af"/>
    </style:style>
    <style:style style:name="P122" style:family="paragraph" style:parent-style-name="Text_20_body">
      <style:paragraph-properties fo:margin-top="0in" fo:margin-bottom="0.1598in" style:contextual-spacing="false" fo:text-align="start" style:justify-single-word="false"/>
      <style:text-properties officeooo:paragraph-rsid="008409af"/>
    </style:style>
    <style:style style:name="P123" style:family="paragraph" style:parent-style-name="Text_20_body">
      <style:paragraph-properties fo:margin-top="0in" fo:margin-bottom="0.2in" style:contextual-spacing="false" fo:text-align="start" style:justify-single-word="false"/>
      <style:text-properties officeooo:paragraph-rsid="008409af"/>
    </style:style>
    <style:style style:name="P124" style:family="paragraph" style:parent-style-name="Text_20_body">
      <style:paragraph-properties fo:margin-top="0in" fo:margin-bottom="0.1575in" style:contextual-spacing="false" fo:text-align="start" style:justify-single-word="false"/>
      <style:text-properties officeooo:paragraph-rsid="008609e8"/>
    </style:style>
    <style:style style:name="P125" style:family="paragraph" style:parent-style-name="Text_20_body">
      <style:paragraph-properties fo:margin-top="0in" fo:margin-bottom="0.1575in" style:contextual-spacing="false" fo:text-align="start" style:justify-single-word="false"/>
      <style:text-properties officeooo:paragraph-rsid="008751f3"/>
    </style:style>
    <style:style style:name="P126" style:family="paragraph" style:parent-style-name="Text_20_body">
      <style:paragraph-properties fo:margin-top="0in" fo:margin-bottom="0.0598in" style:contextual-spacing="false" fo:text-align="start" style:justify-single-word="false"/>
      <style:text-properties officeooo:paragraph-rsid="008cf46f"/>
    </style:style>
    <style:style style:name="P127" style:family="paragraph" style:parent-style-name="Preformatted_20_Text">
      <style:paragraph-properties fo:margin-top="0in" fo:margin-bottom="0in" style:contextual-spacing="false" fo:text-align="start" style:justify-single-word="false"/>
      <style:text-properties officeooo:paragraph-rsid="008cf46f"/>
    </style:style>
    <style:style style:name="P128" style:family="paragraph" style:parent-style-name="Text_20_body">
      <style:paragraph-properties fo:margin-top="0in" fo:margin-bottom="0in" style:contextual-spacing="false" fo:text-align="start" style:justify-single-word="false"/>
      <style:text-properties officeooo:paragraph-rsid="008cf46f"/>
    </style:style>
    <style:style style:name="P129" style:family="paragraph" style:parent-style-name="Standard">
      <style:paragraph-properties fo:margin-top="0in" fo:margin-bottom="0in" style:contextual-spacing="false" fo:text-align="start" style:justify-single-word="false"/>
      <style:text-properties officeooo:paragraph-rsid="008cf46f"/>
    </style:style>
    <style:style style:name="P130" style:family="paragraph" style:parent-style-name="Text_20_body">
      <style:paragraph-properties fo:margin-top="0in" fo:margin-bottom="0.0402in" style:contextual-spacing="false" fo:text-align="start" style:justify-single-word="false"/>
      <style:text-properties officeooo:paragraph-rsid="008cf46f"/>
    </style:style>
    <style:style style:name="P131" style:family="paragraph" style:parent-style-name="Text_20_body">
      <style:paragraph-properties fo:margin-top="0in" fo:margin-bottom="0.0799in" style:contextual-spacing="false" fo:text-align="start" style:justify-single-word="false"/>
      <style:text-properties officeooo:paragraph-rsid="0097b2e3"/>
    </style:style>
    <style:style style:name="P132" style:family="paragraph" style:parent-style-name="Text_20_body">
      <style:paragraph-properties fo:margin-top="0in" fo:margin-bottom="0.0598in" style:contextual-spacing="false" fo:text-align="start" style:justify-single-word="false"/>
      <style:text-properties officeooo:paragraph-rsid="0097b2e3"/>
    </style:style>
    <style:style style:name="P133" style:family="paragraph" style:parent-style-name="Text_20_body">
      <style:paragraph-properties fo:margin-top="0in" fo:margin-bottom="0in" style:contextual-spacing="false" fo:text-align="start" style:justify-single-word="false"/>
      <style:text-properties officeooo:paragraph-rsid="0097b2e3"/>
    </style:style>
    <style:style style:name="P134" style:family="paragraph" style:parent-style-name="Text_20_body">
      <style:paragraph-properties fo:margin-top="0in" fo:margin-bottom="0in" style:contextual-spacing="false" fo:text-align="start" style:justify-single-word="false"/>
      <style:text-properties officeooo:paragraph-rsid="0098318d"/>
    </style:style>
    <style:style style:name="P135" style:family="paragraph" style:parent-style-name="Text_20_body">
      <style:paragraph-properties fo:margin-top="0in" fo:margin-bottom="0.0799in" style:contextual-spacing="false" fo:text-align="start" style:justify-single-word="false"/>
      <style:text-properties officeooo:paragraph-rsid="0098318d"/>
    </style:style>
    <style:style style:name="P136" style:family="paragraph" style:parent-style-name="Preformatted_20_Text">
      <style:paragraph-properties fo:margin-top="0in" fo:margin-bottom="0in" style:contextual-spacing="false" fo:text-align="start" style:justify-single-word="false"/>
      <style:text-properties officeooo:paragraph-rsid="00ad7584"/>
    </style:style>
    <style:style style:name="P137" style:family="paragraph" style:parent-style-name="Text_20_body">
      <style:paragraph-properties fo:margin-top="0in" fo:margin-bottom="0in" style:contextual-spacing="false" fo:text-align="start" style:justify-single-word="false"/>
      <style:text-properties officeooo:paragraph-rsid="00ad7584"/>
    </style:style>
    <style:style style:name="P138" style:family="paragraph" style:parent-style-name="Preformatted_20_Text">
      <style:paragraph-properties fo:margin-top="0in" fo:margin-bottom="0.1in" style:contextual-spacing="false" fo:text-align="start" style:justify-single-word="false"/>
      <style:text-properties officeooo:paragraph-rsid="00ad7584"/>
    </style:style>
    <style:style style:name="P139" style:family="paragraph" style:parent-style-name="Preformatted_20_Text">
      <style:paragraph-properties fo:margin-top="0in" fo:margin-bottom="0.1402in" style:contextual-spacing="false" fo:text-align="start" style:justify-single-word="false"/>
      <style:text-properties officeooo:paragraph-rsid="00ad7584"/>
    </style:style>
    <style:style style:name="P140" style:family="paragraph" style:parent-style-name="Preformatted_20_Text">
      <style:paragraph-properties fo:margin-top="0in" fo:margin-bottom="0.1in" style:contextual-spacing="false" fo:text-align="start" style:justify-single-word="false"/>
      <style:text-properties officeooo:paragraph-rsid="00ae5744"/>
    </style:style>
    <style:style style:name="P141" style:family="paragraph" style:parent-style-name="List_20_Heading">
      <style:paragraph-properties fo:margin-top="0in" fo:margin-bottom="0in" style:contextual-spacing="false" fo:text-align="start" style:justify-single-word="false"/>
      <style:text-properties officeooo:paragraph-rsid="00b18f98"/>
    </style:style>
    <style:style style:name="P142" style:family="paragraph" style:parent-style-name="List_20_Heading">
      <style:paragraph-properties fo:margin-top="0in" fo:margin-bottom="0in" style:contextual-spacing="false" fo:text-align="start" style:justify-single-word="false"/>
      <style:text-properties officeooo:paragraph-rsid="00b3d0a9"/>
    </style:style>
    <style:style style:name="P143"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44" style:family="paragraph" style:parent-style-name="Text_20_body">
      <style:paragraph-properties fo:margin-left="0in" fo:margin-right="0in" fo:margin-top="0in" fo:margin-bottom="0in" style:contextual-spacing="false" fo:orphans="2" fo:widows="2" fo:text-indent="0in" style:auto-text-indent="false"/>
    </style:style>
    <style:style style:name="P145" style:family="paragraph" style:parent-style-name="Text_20_body">
      <style:paragraph-properties fo:margin-left="0in" fo:margin-right="0in" fo:margin-top="0in" fo:margin-bottom="0.1965in" style:contextual-spacing="false" fo:orphans="2" fo:widows="2" fo:text-indent="0in" style:auto-text-indent="false"/>
    </style:style>
    <style:style style:name="P146"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P147" style:family="paragraph" style:parent-style-name="Preformatted_20_Text">
      <style:paragraph-properties fo:margin-top="0in" fo:margin-bottom="0in" style:contextual-spacing="false" fo:orphans="2" fo:widows="2"/>
    </style:style>
    <style:style style:name="P148"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0b18f98"/>
    </style:style>
    <style:style style:name="P149"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0b18f98"/>
    </style:style>
    <style:style style:name="P150"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0b3d0a9"/>
    </style:style>
    <style:style style:name="P151"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152"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153"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154"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155"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156" style:family="paragraph" style:parent-style-name="Text_20_body">
      <style:paragraph-properties fo:margin-left="0in" fo:margin-right="0in" fo:margin-top="0in" fo:margin-bottom="0.0799in" style:contextual-spacing="false" fo:line-height="150%" fo:text-indent="0in" style:auto-text-indent="false"/>
      <style:text-properties officeooo:paragraph-rsid="003431f8"/>
    </style:style>
    <style:style style:name="P157"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158"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159"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160" style:family="paragraph" style:parent-style-name="Text_20_body">
      <style:paragraph-properties fo:margin-left="0in" fo:margin-right="0in" fo:margin-top="0in" fo:margin-bottom="0.0799in" style:contextual-spacing="false" fo:line-height="150%" fo:text-indent="0in" style:auto-text-indent="false"/>
      <style:text-properties officeooo:paragraph-rsid="0052d41c"/>
    </style:style>
    <style:style style:name="P161"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162"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163"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164" style:family="paragraph" style:parent-style-name="Text_20_body">
      <style:paragraph-properties fo:margin-top="0in" fo:margin-bottom="0in" style:contextual-spacing="false" fo:line-height="150%"/>
      <style:text-properties officeooo:paragraph-rsid="002e0641"/>
    </style:style>
    <style:style style:name="P165" style:family="paragraph" style:parent-style-name="Text_20_body">
      <style:paragraph-properties fo:margin-top="0in" fo:margin-bottom="0.0201in" style:contextual-spacing="false" fo:line-height="150%"/>
      <style:text-properties officeooo:paragraph-rsid="002e0641"/>
    </style:style>
    <style:style style:name="P166" style:family="paragraph" style:parent-style-name="Text_20_body">
      <style:paragraph-properties fo:margin-top="0in" fo:margin-bottom="0.1402in" style:contextual-spacing="false" fo:line-height="150%"/>
      <style:text-properties officeooo:paragraph-rsid="002e0641"/>
    </style:style>
    <style:style style:name="P167" style:family="paragraph" style:parent-style-name="Text_20_body">
      <style:paragraph-properties fo:margin-top="0.1in" fo:margin-bottom="0in" style:contextual-spacing="false" fo:line-height="150%"/>
      <style:text-properties officeooo:paragraph-rsid="002e0641"/>
    </style:style>
    <style:style style:name="P168" style:family="paragraph" style:parent-style-name="Text_20_body">
      <style:paragraph-properties fo:margin-top="0.1in" fo:margin-bottom="0.2201in" style:contextual-spacing="false" fo:line-height="150%"/>
      <style:text-properties officeooo:paragraph-rsid="002e0641"/>
    </style:style>
    <style:style style:name="P169" style:family="paragraph" style:parent-style-name="Text_20_body">
      <style:paragraph-properties fo:margin-top="0in" fo:margin-bottom="0.1575in" style:contextual-spacing="false" fo:line-height="150%"/>
      <style:text-properties officeooo:paragraph-rsid="002e0641"/>
    </style:style>
    <style:style style:name="P170"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171" style:family="paragraph" style:parent-style-name="Text_20_body">
      <style:paragraph-properties fo:margin-top="0in" fo:margin-bottom="0.2201in" style:contextual-spacing="false" fo:line-height="150%"/>
      <style:text-properties officeooo:paragraph-rsid="002e0641"/>
    </style:style>
    <style:style style:name="P172" style:family="paragraph" style:parent-style-name="Text_20_body">
      <style:paragraph-properties fo:margin-top="0.1in" fo:margin-bottom="0.1in" style:contextual-spacing="false" fo:line-height="150%"/>
      <style:text-properties officeooo:paragraph-rsid="002e0641"/>
    </style:style>
    <style:style style:name="P173"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174" style:family="paragraph" style:parent-style-name="Text_20_body">
      <style:paragraph-properties fo:margin-left="0in" fo:margin-right="0in" fo:margin-top="0in" fo:margin-bottom="0.1402in" style:contextual-spacing="false" fo:line-height="150%" fo:text-indent="0in" style:auto-text-indent="false"/>
      <style:text-properties officeooo:paragraph-rsid="007ad7e6"/>
    </style:style>
    <style:style style:name="P175" style:family="paragraph" style:parent-style-name="Text_20_body">
      <style:paragraph-properties fo:margin-left="0in" fo:margin-right="0in" fo:margin-top="0in" fo:margin-bottom="0.4in" style:contextual-spacing="false" fo:line-height="150%" fo:text-indent="0in" style:auto-text-indent="false"/>
      <style:text-properties officeooo:paragraph-rsid="007ad7e6"/>
    </style:style>
    <style:style style:name="P176" style:family="paragraph" style:parent-style-name="Text_20_body">
      <style:paragraph-properties fo:margin-left="0in" fo:margin-right="0in" fo:margin-top="0in" fo:margin-bottom="0in" style:contextual-spacing="false" fo:line-height="150%" fo:text-indent="0in" style:auto-text-indent="false"/>
      <style:text-properties officeooo:paragraph-rsid="007ad7e6"/>
    </style:style>
    <style:style style:name="P177"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178"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7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80" style:family="paragraph" style:parent-style-name="Standard">
      <loext:graphic-properties draw:fill="none" draw:fill-hatch-name="hatch"/>
      <style:paragraph-properties fo:margin-left="0in" fo:margin-right="0in" fo:margin-top="0.0598in" fo:margin-bottom="0in" style:contextual-spacing="false" fo:line-height="115%" fo:text-indent="0in" style:auto-text-indent="false" fo:background-color="transparent" fo:padding="0.0598in" fo:border="0.06pt solid #c9211e"/>
      <style:text-properties officeooo:paragraph-rsid="001d8e04"/>
    </style:style>
    <style:style style:name="P181"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18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183"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abd9a"/>
    </style:style>
    <style:style style:name="P18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18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86"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87"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188"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189" style:family="paragraph" style:parent-style-name="Heading_20_1">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90"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91"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f3fca"/>
    </style:style>
    <style:style style:name="P19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19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194"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195"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19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197"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198"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19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20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201"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20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20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20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205"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206"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207"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208"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209"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210" style:family="paragraph" style:parent-style-name="List_20_Contents">
      <style:paragraph-properties fo:margin-left="0in" fo:margin-right="0in" fo:margin-top="0in" fo:margin-bottom="0.1965in" style:contextual-spacing="false" fo:line-height="115%" fo:text-align="start" style:justify-single-word="false" fo:orphans="2" fo:widows="2" fo:text-indent="0in" style:auto-text-indent="false"/>
      <style:text-properties officeooo:paragraph-rsid="00b99f95"/>
    </style:style>
    <style:style style:name="P211" style:family="paragraph" style:parent-style-name="Standard">
      <style:paragraph-properties fo:margin-top="0in" fo:margin-bottom="0.1201in" style:contextual-spacing="false" fo:line-height="115%" fo:text-align="start" style:justify-single-word="false" fo:orphans="2" fo:widows="2"/>
      <style:text-properties officeooo:paragraph-rsid="00b99f95"/>
    </style:style>
    <style:style style:name="P212" style:family="paragraph" style:parent-style-name="Preformatted_20_Text">
      <style:paragraph-properties fo:margin-top="0in" fo:margin-bottom="0in" style:contextual-spacing="false" fo:line-height="115%" fo:text-align="start" style:justify-single-word="false"/>
      <style:text-properties officeooo:paragraph-rsid="008cf46f"/>
    </style:style>
    <style:style style:name="P213"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21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21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style>
    <style:style style:name="P216"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217" style:family="paragraph" style:parent-style-name="Text_20_body">
      <style:paragraph-properties fo:margin-top="0in" fo:margin-bottom="0in" style:contextual-spacing="false" fo:line-height="115%"/>
      <style:text-properties officeooo:paragraph-rsid="002e0641"/>
    </style:style>
    <style:style style:name="P218" style:family="paragraph" style:parent-style-name="Text_20_body">
      <style:paragraph-properties fo:margin-left="0in" fo:margin-right="0in" fo:margin-top="0in" fo:margin-bottom="0in" style:contextual-spacing="false" fo:line-height="115%" fo:text-indent="0in" style:auto-text-indent="false"/>
      <style:text-properties officeooo:paragraph-rsid="003431f8"/>
    </style:style>
    <style:style style:name="P219" style:family="paragraph" style:parent-style-name="Text_20_body">
      <style:paragraph-properties fo:margin-left="0.4925in" fo:margin-right="0in" fo:margin-top="0in" fo:margin-bottom="0in" style:contextual-spacing="false" fo:line-height="115%" fo:text-indent="0in" style:auto-text-indent="false"/>
      <style:text-properties officeooo:paragraph-rsid="00347b54"/>
    </style:style>
    <style:style style:name="P220" style:family="paragraph" style:parent-style-name="Text_20_body">
      <style:paragraph-properties fo:margin-left="0.4925in" fo:margin-right="0in" fo:margin-top="0in" fo:margin-bottom="0.1201in" style:contextual-spacing="false" fo:line-height="115%" fo:text-indent="0in" style:auto-text-indent="false"/>
      <style:text-properties officeooo:paragraph-rsid="00347b54"/>
    </style:style>
    <style:style style:name="P22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97b2e3"/>
    </style:style>
    <style:style style:name="P222"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223"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224"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22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226" style:family="paragraph" style:parent-style-name="Preformatted_20_Text">
      <style:paragraph-properties fo:margin-left="0in" fo:margin-right="0in" fo:text-indent="0in" style:auto-text-indent="false"/>
      <style:text-properties officeooo:paragraph-rsid="00392aaa"/>
    </style:style>
    <style:style style:name="P227" style:family="paragraph" style:parent-style-name="Text_20_body">
      <style:paragraph-properties fo:margin-left="0in" fo:margin-right="0in" fo:text-indent="0in" style:auto-text-indent="false"/>
      <style:text-properties officeooo:paragraph-rsid="00392aaa"/>
    </style:style>
    <style:style style:name="P228"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229"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230" style:family="paragraph" style:parent-style-name="Text_20_body">
      <style:paragraph-properties fo:margin-left="0.4925in" fo:margin-right="0in" fo:text-indent="0in" style:auto-text-indent="false"/>
      <style:text-properties officeooo:paragraph-rsid="00392aaa"/>
    </style:style>
    <style:style style:name="P231"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232" style:family="paragraph" style:parent-style-name="Text_20_body">
      <style:text-properties officeooo:paragraph-rsid="00247fe1"/>
    </style:style>
    <style:style style:name="P233" style:family="paragraph" style:parent-style-name="Text_20_body">
      <style:paragraph-properties fo:margin-top="0in" fo:margin-bottom="0in" style:contextual-spacing="false"/>
      <style:text-properties officeooo:paragraph-rsid="00247fe1"/>
    </style:style>
    <style:style style:name="P234" style:family="paragraph" style:parent-style-name="Standard">
      <style:text-properties officeooo:paragraph-rsid="00247fe1"/>
    </style:style>
    <style:style style:name="P235" style:family="paragraph" style:parent-style-name="Text_20_body">
      <style:paragraph-properties fo:margin-top="0in" fo:margin-bottom="0.0398in" style:contextual-spacing="false"/>
      <style:text-properties officeooo:paragraph-rsid="00247fe1"/>
    </style:style>
    <style:style style:name="P236" style:family="paragraph" style:parent-style-name="Text_20_body">
      <style:paragraph-properties fo:margin-top="0in" fo:margin-bottom="0.2756in" style:contextual-spacing="false"/>
      <style:text-properties officeooo:paragraph-rsid="00247fe1"/>
    </style:style>
    <style:style style:name="P237" style:family="paragraph" style:parent-style-name="Text_20_body">
      <style:paragraph-properties fo:margin-top="0in" fo:margin-bottom="0.2in" style:contextual-spacing="false"/>
      <style:text-properties officeooo:paragraph-rsid="00247fe1"/>
    </style:style>
    <style:style style:name="P238" style:family="paragraph" style:parent-style-name="Text_20_body">
      <style:paragraph-properties fo:margin-top="0in" fo:margin-bottom="0.1598in" style:contextual-spacing="false"/>
      <style:text-properties officeooo:paragraph-rsid="00247fe1"/>
    </style:style>
    <style:style style:name="P239" style:family="paragraph" style:parent-style-name="Text_20_body">
      <style:paragraph-properties fo:margin-top="0in" fo:margin-bottom="0.1799in" style:contextual-spacing="false"/>
      <style:text-properties officeooo:paragraph-rsid="00247fe1"/>
    </style:style>
    <style:style style:name="P240" style:family="paragraph" style:parent-style-name="Text_20_body">
      <style:text-properties officeooo:paragraph-rsid="00252a30"/>
    </style:style>
    <style:style style:name="P241" style:family="paragraph" style:parent-style-name="Text_20_body">
      <style:text-properties officeooo:paragraph-rsid="00294351"/>
    </style:style>
    <style:style style:name="P242" style:family="paragraph" style:parent-style-name="Text_20_body">
      <style:paragraph-properties fo:margin-top="0in" fo:margin-bottom="0in" style:contextual-spacing="false"/>
      <style:text-properties officeooo:paragraph-rsid="00294351"/>
    </style:style>
    <style:style style:name="P243" style:family="paragraph" style:parent-style-name="Text_20_body">
      <style:paragraph-properties fo:margin-top="0in" fo:margin-bottom="0.0575in" style:contextual-spacing="false"/>
      <style:text-properties officeooo:paragraph-rsid="00294351"/>
    </style:style>
    <style:style style:name="P244" style:family="paragraph" style:parent-style-name="Text_20_body">
      <style:paragraph-properties fo:margin-top="0in" fo:margin-bottom="0.1201in" style:contextual-spacing="false"/>
      <style:text-properties officeooo:paragraph-rsid="00294351"/>
    </style:style>
    <style:style style:name="P245" style:family="paragraph" style:parent-style-name="Text_20_body">
      <style:paragraph-properties fo:margin-top="0in" fo:margin-bottom="0.0402in" style:contextual-spacing="false"/>
      <style:text-properties officeooo:paragraph-rsid="00294351"/>
    </style:style>
    <style:style style:name="P246" style:family="paragraph" style:parent-style-name="Text_20_body">
      <style:paragraph-properties fo:margin-top="0in" fo:margin-bottom="0.1in" style:contextual-spacing="false"/>
      <style:text-properties officeooo:paragraph-rsid="00294351"/>
    </style:style>
    <style:style style:name="P247" style:family="paragraph" style:parent-style-name="Text_20_body">
      <style:text-properties officeooo:paragraph-rsid="00402cd6"/>
    </style:style>
    <style:style style:name="P248" style:family="paragraph" style:parent-style-name="Heading_20_1">
      <style:paragraph-properties fo:margin-top="0in" fo:margin-bottom="0.0598in" style:contextual-spacing="false"/>
      <style:text-properties officeooo:paragraph-rsid="00402cd6"/>
    </style:style>
    <style:style style:name="P249" style:family="paragraph" style:parent-style-name="Text_20_body">
      <style:paragraph-properties fo:margin-top="0in" fo:margin-bottom="0.0598in" style:contextual-spacing="false"/>
      <style:text-properties officeooo:paragraph-rsid="00402cd6"/>
    </style:style>
    <style:style style:name="P250" style:family="paragraph" style:parent-style-name="Text_20_body">
      <style:paragraph-properties fo:margin-top="0in" fo:margin-bottom="0in" style:contextual-spacing="false"/>
      <style:text-properties officeooo:paragraph-rsid="00402cd6"/>
    </style:style>
    <style:style style:name="P251" style:family="paragraph" style:parent-style-name="Text_20_body">
      <style:text-properties officeooo:paragraph-rsid="004137a4"/>
    </style:style>
    <style:style style:name="P252" style:family="paragraph" style:parent-style-name="Text_20_body">
      <style:text-properties officeooo:paragraph-rsid="0055ef8b"/>
    </style:style>
    <style:style style:name="P253" style:family="paragraph" style:parent-style-name="Text_20_body">
      <style:text-properties officeooo:paragraph-rsid="005673e9"/>
    </style:style>
    <style:style style:name="P254" style:family="paragraph" style:parent-style-name="Text_20_body">
      <style:paragraph-properties fo:margin-top="0in" fo:margin-bottom="0.0398in" style:contextual-spacing="false"/>
      <style:text-properties officeooo:paragraph-rsid="005673e9"/>
    </style:style>
    <style:style style:name="P255" style:family="paragraph" style:parent-style-name="Standard">
      <style:paragraph-properties style:line-height-at-least="0.2083in"/>
      <style:text-properties fo:color="#cccccc" loext:opacity="100%" style:font-name="Fira Code" fo:font-size="11.25pt" fo:font-weight="normal" fo:background-color="#1c1c1c"/>
    </style:style>
    <style:style style:name="P256"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257" style:family="paragraph" style:parent-style-name="Standard">
      <style:paragraph-properties fo:margin-top="0in" fo:margin-bottom="0.1598in" style:contextual-spacing="false" style:line-height-at-least="0.2083in"/>
      <style:text-properties fo:color="#cccccc" loext:opacity="100%" style:font-name="Fira Code" fo:font-size="11.25pt" fo:font-weight="normal" fo:background-color="#1c1c1c"/>
    </style:style>
    <style:style style:name="P258" style:family="paragraph" style:parent-style-name="Standard">
      <style:paragraph-properties style:line-height-at-least="0.2083in"/>
      <style:text-properties fo:color="#cccccc" loext:opacity="100%" fo:background-color="#1c1c1c"/>
    </style:style>
    <style:style style:name="P259" style:family="paragraph" style:parent-style-name="Standard">
      <style:paragraph-properties style:line-height-at-least="0.2083in"/>
      <style:text-properties fo:color="#cccccc" loext:opacity="100%" officeooo:paragraph-rsid="0055ef8b" fo:background-color="#1c1c1c"/>
    </style:style>
    <style:style style:name="P260" style:family="paragraph" style:parent-style-name="Standard">
      <style:paragraph-properties style:line-height-at-least="0.198in"/>
      <style:text-properties fo:color="#cccccc" loext:opacity="100%" style:font-name="Fira code" fo:font-size="10.5pt" fo:font-weight="normal" fo:background-color="#1c1c1c"/>
    </style:style>
    <style:style style:name="P261"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262"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63" style:family="paragraph" style:parent-style-name="Standard">
      <style:paragraph-properties style:line-height-at-least="0.198in"/>
      <style:text-properties fo:color="#cccccc" loext:opacity="100%" style:font-name="Fira code" fo:font-size="10.5pt" fo:font-weight="normal" officeooo:paragraph-rsid="00b18f98" fo:background-color="#1c1c1c"/>
    </style:style>
    <style:style style:name="P264" style:family="paragraph" style:parent-style-name="Standard">
      <style:paragraph-properties style:line-height-at-least="0.198in"/>
      <style:text-properties fo:color="#cccccc" loext:opacity="100%" style:font-name="Fira code" fo:font-size="10.5pt" fo:font-weight="normal" officeooo:paragraph-rsid="00b1ffb6" fo:background-color="#1c1c1c"/>
    </style:style>
    <style:style style:name="P265" style:family="paragraph" style:parent-style-name="Standard">
      <style:paragraph-properties style:line-height-at-least="0.198in"/>
      <style:text-properties fo:color="#cccccc" loext:opacity="100%" style:font-name="Fira code" fo:font-size="10.5pt" fo:font-weight="normal" officeooo:paragraph-rsid="00b99f95" fo:background-color="#1c1c1c"/>
    </style:style>
    <style:style style:name="P266" style:family="paragraph" style:parent-style-name="Standard">
      <style:text-properties fo:color="#cccccc" loext:opacity="100%" style:font-name="Fira code" fo:font-size="10.5pt" fo:font-weight="normal" officeooo:paragraph-rsid="00402cd6" fo:background-color="#1c1c1c"/>
    </style:style>
    <style:style style:name="P267" style:family="paragraph" style:parent-style-name="Standard">
      <style:paragraph-properties style:line-height-at-least="0.198in"/>
    </style:style>
    <style:style style:name="P268" style:family="paragraph" style:parent-style-name="Standard">
      <style:paragraph-properties fo:margin-top="0in" fo:margin-bottom="0.1in" style:contextual-spacing="false" style:line-height-at-least="0.198in"/>
    </style:style>
    <style:style style:name="P269" style:family="paragraph" style:parent-style-name="Standard">
      <style:paragraph-properties fo:margin-top="0in" fo:margin-bottom="0.0598in" style:contextual-spacing="false" style:line-height-at-least="0.198in"/>
    </style:style>
    <style:style style:name="P270" style:family="paragraph" style:parent-style-name="Standard">
      <style:paragraph-properties style:line-height-at-least="0.2083in"/>
    </style:style>
    <style:style style:name="P271" style:family="paragraph" style:parent-style-name="Standard">
      <style:paragraph-properties style:line-height-at-least="0.2083in"/>
      <style:text-properties officeooo:paragraph-rsid="0055ef8b"/>
    </style:style>
    <style:style style:name="P272" style:family="paragraph" style:parent-style-name="Standard">
      <style:paragraph-properties fo:margin-top="0in" fo:margin-bottom="0.0783in" style:contextual-spacing="false" style:line-height-at-least="0.2083in"/>
    </style:style>
    <style:style style:name="P273" style:family="paragraph" style:parent-style-name="Standard">
      <style:paragraph-properties fo:margin-top="0in" fo:margin-bottom="0.1181in" style:contextual-spacing="false" style:line-height-at-least="0.2083in"/>
    </style:style>
    <style:style style:name="P274" style:family="paragraph" style:parent-style-name="Standard">
      <style:paragraph-properties fo:margin-top="0in" fo:margin-bottom="0.1402in" style:contextual-spacing="false" style:line-height-at-least="0.2083in"/>
    </style:style>
    <style:style style:name="P275"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276" style:family="paragraph" style:parent-style-name="Standard">
      <style:paragraph-properties fo:margin-top="0in" fo:margin-bottom="0.1in" style:contextual-spacing="false"/>
    </style:style>
    <style:style style:name="P277" style:family="paragraph" style:parent-style-name="Standard">
      <style:text-properties officeooo:paragraph-rsid="005d05c9"/>
    </style:style>
    <style:style style:name="P278" style:family="paragraph" style:parent-style-name="Text_20_body">
      <style:paragraph-properties fo:margin-top="0in" fo:margin-bottom="0in" style:contextual-spacing="false"/>
      <style:text-properties officeooo:paragraph-rsid="00613040"/>
    </style:style>
    <style:style style:name="P279" style:family="paragraph" style:parent-style-name="Text_20_body">
      <style:text-properties officeooo:paragraph-rsid="00613040"/>
    </style:style>
    <style:style style:name="P280" style:family="paragraph" style:parent-style-name="Text_20_body">
      <style:paragraph-properties fo:margin-top="0in" fo:margin-bottom="0.1402in" style:contextual-spacing="false"/>
      <style:text-properties officeooo:paragraph-rsid="00613040"/>
    </style:style>
    <style:style style:name="P281" style:family="paragraph" style:parent-style-name="Text_20_body">
      <style:paragraph-properties fo:margin-top="0in" fo:margin-bottom="0.0799in" style:contextual-spacing="false"/>
      <style:text-properties officeooo:paragraph-rsid="00613040"/>
    </style:style>
    <style:style style:name="P282" style:family="paragraph" style:parent-style-name="Text_20_body">
      <style:paragraph-properties fo:margin-top="0in" fo:margin-bottom="0.2in" style:contextual-spacing="false"/>
      <style:text-properties officeooo:paragraph-rsid="00613040"/>
    </style:style>
    <style:style style:name="P283" style:family="paragraph" style:parent-style-name="Text_20_body">
      <style:paragraph-properties fo:margin-top="0in" fo:margin-bottom="0.2201in" style:contextual-spacing="false"/>
      <style:text-properties officeooo:paragraph-rsid="00613040"/>
    </style:style>
    <style:style style:name="P284" style:family="paragraph" style:parent-style-name="Text_20_body">
      <loext:graphic-properties draw:fill-hatch-name="hatch"/>
      <style:paragraph-properties fo:padding="0.0598in" fo:border="0.06pt solid #780373"/>
      <style:text-properties officeooo:paragraph-rsid="00613040"/>
    </style:style>
    <style:style style:name="P285" style:family="paragraph" style:parent-style-name="Text_20_body">
      <style:paragraph-properties fo:margin-top="0in" fo:margin-bottom="0.3402in" style:contextual-spacing="false"/>
    </style:style>
    <style:style style:name="P286" style:family="paragraph" style:parent-style-name="Text_20_body">
      <style:text-properties officeooo:rsid="0066418e" officeooo:paragraph-rsid="0066418e"/>
    </style:style>
    <style:style style:name="P287" style:family="paragraph" style:parent-style-name="Text_20_body">
      <style:text-properties officeooo:paragraph-rsid="0067f024"/>
    </style:style>
    <style:style style:name="P288" style:family="paragraph" style:parent-style-name="Text_20_body">
      <style:paragraph-properties fo:margin-top="0in" fo:margin-bottom="0.0799in" style:contextual-spacing="false"/>
      <style:text-properties officeooo:paragraph-rsid="0067f024"/>
    </style:style>
    <style:style style:name="P289" style:family="paragraph" style:parent-style-name="Text_20_body">
      <style:text-properties officeooo:paragraph-rsid="00692d76"/>
    </style:style>
    <style:style style:name="P290" style:family="paragraph" style:parent-style-name="Text_20_body">
      <style:text-properties officeooo:paragraph-rsid="006b16d9"/>
    </style:style>
    <style:style style:name="P291" style:family="paragraph" style:parent-style-name="Text_20_body">
      <style:paragraph-properties fo:margin-top="0in" fo:margin-bottom="0in" style:contextual-spacing="false"/>
      <style:text-properties officeooo:paragraph-rsid="006b16d9"/>
    </style:style>
    <style:style style:name="P292" style:family="paragraph" style:parent-style-name="Heading_20_1">
      <style:paragraph-properties fo:margin-top="0.1701in" fo:margin-bottom="0.2201in" style:contextual-spacing="false"/>
    </style:style>
    <style:style style:name="P293" style:family="paragraph" style:parent-style-name="Preformatted_20_Text">
      <style:paragraph-properties fo:margin-top="0.0402in" fo:margin-bottom="0in" style:contextual-spacing="false"/>
      <style:text-properties officeooo:paragraph-rsid="006f354b"/>
    </style:style>
    <style:style style:name="P294" style:family="paragraph" style:parent-style-name="Text_20_body">
      <style:text-properties officeooo:paragraph-rsid="006f354b"/>
    </style:style>
    <style:style style:name="P295" style:family="paragraph" style:parent-style-name="Text_20_body">
      <style:paragraph-properties fo:margin-top="0in" fo:margin-bottom="0.0799in" style:contextual-spacing="false"/>
      <style:text-properties officeooo:paragraph-rsid="0066418e"/>
    </style:style>
    <style:style style:name="P296" style:family="paragraph" style:parent-style-name="Text_20_body">
      <style:paragraph-properties fo:margin-top="0in" fo:margin-bottom="0.1in" style:contextual-spacing="false"/>
      <style:text-properties officeooo:paragraph-rsid="006c5b30"/>
    </style:style>
    <style:style style:name="P297" style:family="paragraph" style:parent-style-name="Text_20_body">
      <loext:graphic-properties draw:fill-hatch-name="hatch"/>
      <style:paragraph-properties fo:padding="0.0598in" fo:border="0.06pt solid #c9211e"/>
    </style:style>
    <style:style style:name="P298" style:family="paragraph" style:parent-style-name="Text_20_body">
      <style:paragraph-properties fo:margin-top="0in" fo:margin-bottom="0.1799in" style:contextual-spacing="false"/>
    </style:style>
    <style:style style:name="P299" style:family="paragraph" style:parent-style-name="Text_20_body">
      <style:paragraph-properties fo:margin-top="0in" fo:margin-bottom="0in" style:contextual-spacing="false"/>
      <style:text-properties officeooo:paragraph-rsid="0074d702"/>
    </style:style>
    <style:style style:name="P300" style:family="paragraph" style:parent-style-name="Text_20_body">
      <style:paragraph-properties fo:margin-top="0in" fo:margin-bottom="0.0201in" style:contextual-spacing="false"/>
    </style:style>
    <style:style style:name="P301" style:family="paragraph" style:parent-style-name="Text_20_body">
      <style:paragraph-properties fo:margin-top="0in" fo:margin-bottom="0.1598in" style:contextual-spacing="false"/>
    </style:style>
    <style:style style:name="P302" style:family="paragraph" style:parent-style-name="Text_20_body">
      <loext:graphic-properties draw:fill-hatch-name="hatch"/>
      <style:paragraph-properties fo:padding="0.0598in" fo:border="0.06pt solid #f10d0c"/>
      <style:text-properties officeooo:paragraph-rsid="0078445e"/>
    </style:style>
    <style:style style:name="P303" style:family="paragraph" style:parent-style-name="Text_20_body">
      <style:paragraph-properties fo:margin-left="0in" fo:margin-right="0in" fo:margin-top="0in" fo:margin-bottom="0in" style:contextual-spacing="false" fo:line-height="146%" fo:orphans="2" fo:widows="2" fo:text-indent="0in" style:auto-text-indent="false" fo:padding="0in" fo:border="none"/>
    </style:style>
    <style:style style:name="P304" style:family="paragraph" style:parent-style-name="Text_20_body">
      <style:paragraph-properties fo:margin-top="0in" fo:margin-bottom="0in" style:contextual-spacing="false" fo:line-height="146%" fo:orphans="2" fo:widows="2" fo:padding="0in" fo:border="none"/>
    </style:style>
    <style:style style:name="P305" style:family="paragraph" style:parent-style-name="Text_20_body">
      <style:paragraph-properties fo:margin-top="0in" fo:margin-bottom="0in" style:contextual-spacing="false"/>
    </style:style>
    <style:style style:name="P306" style:family="paragraph" style:parent-style-name="Text_20_body">
      <style:paragraph-properties fo:margin-left="0in" fo:margin-right="0in" fo:margin-top="0in" fo:margin-bottom="0.0598in" style:contextual-spacing="false" fo:text-indent="0in" style:auto-text-indent="false"/>
      <style:text-properties officeooo:paragraph-rsid="008cf46f"/>
    </style:style>
    <style:style style:name="P307" style:family="paragraph" style:parent-style-name="Text_20_body">
      <loext:graphic-properties draw:fill-hatch-name="hatch"/>
      <style:paragraph-properties fo:padding="0.0598in" fo:border="0.06pt solid #780373"/>
      <style:text-properties officeooo:paragraph-rsid="008f2982"/>
    </style:style>
    <style:style style:name="P308" style:family="paragraph" style:parent-style-name="Text_20_body">
      <style:paragraph-properties fo:margin-top="0in" fo:margin-bottom="0.1799in" style:contextual-spacing="false"/>
      <style:text-properties officeooo:paragraph-rsid="008f4612"/>
    </style:style>
    <style:style style:name="P309" style:family="paragraph" style:parent-style-name="Text_20_body">
      <style:paragraph-properties fo:margin-top="0in" fo:margin-bottom="0.2799in" style:contextual-spacing="false"/>
      <style:text-properties officeooo:paragraph-rsid="008f4612"/>
    </style:style>
    <style:style style:name="P310" style:family="paragraph" style:parent-style-name="Text_20_body">
      <style:paragraph-properties fo:margin-top="0in" fo:margin-bottom="0.0402in" style:contextual-spacing="false"/>
      <style:text-properties officeooo:paragraph-rsid="008f4612"/>
    </style:style>
    <style:style style:name="P311" style:family="paragraph" style:parent-style-name="Heading_20_1">
      <style:paragraph-properties fo:margin-top="0in" fo:margin-bottom="0in" style:contextual-spacing="false"/>
      <style:text-properties officeooo:paragraph-rsid="00ac096f"/>
    </style:style>
    <style:style style:name="P312" style:family="paragraph" style:parent-style-name="Text_20_body">
      <style:paragraph-properties fo:margin-top="0in" fo:margin-bottom="0.0598in" style:contextual-spacing="false"/>
      <style:text-properties officeooo:paragraph-rsid="00ac096f"/>
    </style:style>
    <style:style style:name="P313" style:family="paragraph" style:parent-style-name="Standard">
      <style:paragraph-properties fo:margin-top="0in" fo:margin-bottom="0.1402in" style:contextual-spacing="false" fo:text-align="start" style:justify-single-word="false"/>
      <style:text-properties officeooo:paragraph-rsid="003fc34f"/>
    </style:style>
    <style:style style:name="P314" style:family="paragraph" style:parent-style-name="Standard">
      <style:paragraph-properties fo:margin-top="0in" fo:margin-bottom="0.1575in" style:contextual-spacing="false" fo:text-align="start" style:justify-single-word="false"/>
      <style:text-properties officeooo:paragraph-rsid="003fc34f"/>
    </style:style>
    <style:style style:name="P315" style:family="paragraph" style:parent-style-name="Standard">
      <style:paragraph-properties fo:margin-top="0in" fo:margin-bottom="0.1402in" style:contextual-spacing="false" fo:text-align="start" style:justify-single-word="false"/>
    </style:style>
    <style:style style:name="P316" style:family="paragraph" style:parent-style-name="Standard">
      <style:paragraph-properties fo:margin-top="0in" fo:margin-bottom="0.1575in" style:contextual-spacing="false" fo:text-align="start" style:justify-single-word="false"/>
      <style:text-properties officeooo:paragraph-rsid="00bdee9c"/>
    </style:style>
    <style:style style:name="P317" style:family="paragraph" style:parent-style-name="Standard">
      <style:paragraph-properties fo:margin-top="0in" fo:margin-bottom="0.1799in" style:contextual-spacing="false" fo:text-align="start" style:justify-single-word="false"/>
      <style:text-properties officeooo:paragraph-rsid="00bdee9c"/>
    </style:style>
    <style:style style:name="P318" style:family="paragraph" style:parent-style-name="Standard">
      <style:paragraph-properties fo:margin-top="0in" fo:margin-bottom="0.1201in" style:contextual-spacing="false" fo:text-align="start" style:justify-single-word="false"/>
      <style:text-properties officeooo:paragraph-rsid="00bdee9c"/>
    </style:style>
    <style:style style:name="P319" style:family="paragraph" style:parent-style-name="Standard">
      <style:paragraph-properties fo:margin-top="0in" fo:margin-bottom="0.0799in" style:contextual-spacing="false" fo:text-align="start" style:justify-single-word="false"/>
      <style:text-properties officeooo:paragraph-rsid="00bdee9c"/>
    </style:style>
    <style:style style:name="P320" style:family="paragraph" style:parent-style-name="Standard">
      <style:paragraph-properties fo:margin-top="0in" fo:margin-bottom="0in" style:contextual-spacing="false" fo:text-align="start" style:justify-single-word="false"/>
      <style:text-properties officeooo:paragraph-rsid="00bdee9c"/>
    </style:style>
    <style:style style:name="P321" style:family="paragraph" style:parent-style-name="Text_20_body" style:list-style-name="L1">
      <style:paragraph-properties fo:margin-top="0in" fo:margin-bottom="0in" style:contextual-spacing="false" fo:line-height="150%"/>
      <style:text-properties officeooo:paragraph-rsid="002e0641"/>
    </style:style>
    <style:style style:name="P322"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323"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324" style:family="paragraph" style:parent-style-name="Text_20_body">
      <loext:graphic-properties draw:fill="none"/>
      <style:paragraph-properties fo:margin-left="0in" fo:margin-right="0in" fo:margin-top="0.0598in" fo:margin-bottom="0.0799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25"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2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bbe3b4" fo:background-color="transparent" style:font-size-asian="11pt" style:font-weight-asian="normal" style:font-size-complex="11pt" style:font-weight-complex="normal"/>
    </style:style>
    <style:style style:name="P327"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bbe3b4" fo:background-color="transparent" style:font-size-asian="11pt" style:font-weight-asian="normal" style:font-size-complex="11pt" style:font-weight-complex="normal"/>
    </style:style>
    <style:style style:name="P328"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329" style:family="paragraph" style:parent-style-name="Text_20_body" style:master-page-name="">
      <loext:graphic-properties draw:fill="none"/>
      <style:paragraph-properties fo:margin-left="0in" fo:margin-right="0in" fo:margin-top="0.0598in" fo:margin-bottom="0.1201in" style:contextual-spacing="false" fo:line-height="115%" fo:text-indent="0in" style:auto-text-indent="false" style:page-number="auto"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33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bbe3b4" style:font-size-asian="10.5pt" style:font-weight-asian="normal" style:font-size-complex="10.5pt" style:font-weight-complex="normal"/>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in" loext:border="none"/>
    </style:style>
    <style:style style:name="T3" style:family="text">
      <style:text-properties fo:language="en" fo:country="US" officeooo:rsid="0005e96b" loext:padding="0in"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in" loext:border="none"/>
    </style:style>
    <style:style style:name="T6" style:family="text">
      <style:text-properties officeooo:rsid="0005e96b"/>
    </style:style>
    <style:style style:name="T7"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 fo:font-size="11pt" style:font-size-asian="11pt" style:font-size-complex="11pt"/>
    </style:style>
    <style:style style:name="T9" style:family="text">
      <style:text-properties style:font-name="Lato" fo:font-size="11pt" fo:font-weight="bold" style:font-size-asian="11pt" style:font-size-complex="11pt"/>
    </style:style>
    <style:style style:name="T10" style:family="text">
      <style:text-properties style:font-name="Lato" fo:font-size="11pt" fo:language="en" fo:country="US" style:font-size-asian="11pt" style:language-asian="zxx" style:country-asian="none" style:font-size-complex="11pt" style:language-complex="zxx" style:country-complex="none"/>
    </style:style>
    <style:style style:name="T11"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2" style:family="text">
      <style:text-properties style:font-name="Lato" officeooo:rsid="0005e96b"/>
    </style:style>
    <style:style style:name="T13" style:family="text">
      <style:text-properties style:font-name="Lato" officeooo:rsid="0005e96b" style:language-asian="zxx" style:country-asian="none" style:language-complex="zxx" style:country-complex="none"/>
    </style:style>
    <style:style style:name="T14"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5"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7"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18"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19" style:family="text">
      <style:text-properties fo:color="#0000ff" loext:opacity="100%" style:font-name="DejaVu Sans Mono" fo:font-size="10.5pt" fo:letter-spacing="-0.0102in" officeooo:rsid="0005e96b" style:font-size-asian="10.5pt" style:font-size-complex="10.5pt"/>
    </style:style>
    <style:style style:name="T20" style:family="text">
      <style:text-properties fo:color="#0000ff" loext:opacity="100%" style:font-name="DejaVu Sans Mono" fo:font-size="10.5pt" officeooo:rsid="0005e96b" style:font-size-asian="10.5pt" style:font-size-complex="10.5pt"/>
    </style:style>
    <style:style style:name="T21" style:family="text">
      <style:text-properties fo:color="#0000ff" loext:opacity="100%" style:font-name="DejaVu Sans Mono" fo:font-size="10pt" fo:letter-spacing="-0.0102in" officeooo:rsid="0005e96b" style:font-size-asian="10pt" style:font-size-complex="10pt"/>
    </style:style>
    <style:style style:name="T22"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3"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4"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7" style:family="text">
      <style:text-properties fo:color="#0000ff" loext:opacity="100%" style:font-name="DejaVu Sans Mono" fo:font-size="10pt" officeooo:rsid="0005e96b" style:font-size-asian="10pt" style:font-size-complex="10pt"/>
    </style:style>
    <style:style style:name="T28" style:family="text">
      <style:text-properties fo:color="#0000ff" loext:opacity="100%" style:font-name="DejaVu Sans Mono" fo:font-size="10pt" officeooo:rsid="0005e96b" style:font-size-asian="10pt" style:language-asian="zxx" style:country-asian="none" style:font-size-complex="10pt" style:language-complex="zxx" style:country-complex="none"/>
    </style:style>
    <style:style style:name="T29"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30" style:family="text">
      <style:text-properties fo:color="#0000ff" loext:opacity="100%" style:font-name="Lato" fo:font-size="10.5pt" fo:letter-spacing="-0.0102in" officeooo:rsid="0005e96b" style:font-size-asian="10.5pt" style:language-asian="zxx" style:country-asian="none" style:font-size-complex="10.5pt" style:language-complex="zxx" style:country-complex="none"/>
    </style:style>
    <style:style style:name="T31" style:family="text">
      <style:text-properties fo:color="#0000ff" loext:opacity="100%" style:font-name="Lato" officeooo:rsid="0005e96b" style:language-asian="zxx" style:country-asian="none" style:language-complex="zxx" style:country-complex="none"/>
    </style:style>
    <style:style style:name="T32"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3" style:family="text">
      <style:text-properties fo:color="#0000ff" loext:opacity="100%" style:font-name="Consolas" officeooo:rsid="0005e96b"/>
    </style:style>
    <style:style style:name="T34" style:family="text">
      <style:text-properties fo:color="#0000ff"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5" style:family="text">
      <style:text-properties fo:color="#0000ff"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37"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8"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39" style:family="text">
      <style:text-properties fo:font-variant="normal" fo:text-transform="none" fo:color="#333333"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0"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1"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333333"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4" style:family="text">
      <style:text-properties fo:font-variant="normal" fo:text-transform="none" fo:color="#333333"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5"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46" style:family="text">
      <style:text-properties fo:font-variant="normal" fo:text-transform="none" fo:color="#3333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 style:family="text">
      <style:text-properties fo:font-variant="normal" fo:text-transform="none" fo:color="#333333"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8" style:family="text">
      <style:text-properties fo:font-variant="normal" fo:text-transform="none" fo:color="#333333" loext:opacity="100%" style:font-name="Consolas1"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 style:family="text">
      <style:text-properties fo:font-variant="normal" fo:text-transform="none" fo:color="#333333" loext:opacity="100%" style:font-name="Consolas" fo:font-size="11pt" fo:letter-spacing="normal" fo:font-style="normal" fo:font-weight="normal" officeooo:rsid="00807f2a" style:font-size-asian="11pt" style:font-size-complex="11pt"/>
    </style:style>
    <style:style style:name="T50" style:family="text">
      <style:text-properties fo:font-variant="normal" fo:text-transform="none" fo:color="#333333"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 style:family="text">
      <style:text-properties fo:font-variant="normal" fo:text-transform="none" fo:color="#333333"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4" style:family="text">
      <style:text-properties fo:font-variant="normal" fo:text-transform="none" fo:color="#333333" loext:opacity="100%" style:font-name="Consolas"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5" style:family="text">
      <style:text-properties fo:font-variant="normal" fo:text-transform="none" fo:color="#333333"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7" style:family="text">
      <style:text-properties fo:font-variant="normal" fo:text-transform="none" fo:color="#333333" loext:opacity="100%" style:font-name="Consolas"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 style:family="text">
      <style:text-properties fo:font-variant="normal" fo:text-transform="none" fo:color="#333333"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9" style:family="text">
      <style:text-properties fo:font-variant="normal" fo:text-transform="none" fo:color="#333333"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size-complex="11pt" style:language-complex="zxx" style:country-complex="none" loext:padding="0in" loext:border="none"/>
    </style:style>
    <style:style style:name="T60" style:family="text">
      <style:text-properties fo:font-variant="normal" fo:text-transform="none" fo:color="#333333" loext:opacity="100%" fo:font-size="10.5pt" fo:letter-spacing="normal" fo:language="en" fo:country="US" fo:font-style="normal" style:text-underline-style="none" fo:font-weight="normal" officeooo:rsid="00247fe1" fo:background-color="transparent" loext:char-shading-value="0" style:font-size-asian="11pt" style:language-asian="zxx" style:country-asian="none" style:font-size-complex="11pt" style:language-complex="zxx" style:country-complex="none" loext:padding="0in" loext:border="none"/>
    </style:style>
    <style:style style:name="T61" style:family="text">
      <style:text-properties fo:font-variant="normal" fo:text-transform="none" fo:color="#333333" loext:opacity="100%"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 style:family="text">
      <style:text-properties fo:font-variant="normal" fo:text-transform="none" fo:color="#333333" loext:opacity="100%"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3"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64"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65"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6"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67"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68"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69"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0"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1"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2"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3"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4"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5"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0598in" loext:border-left="none" loext:border-right="none" loext:border-top="none" loext:border-bottom="0.06pt solid #000000"/>
    </style:style>
    <style:style style:name="T76"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0201in" loext:border-left="none" loext:border-right="none" loext:border-top="none" loext:border-bottom="0.06pt solid #000000"/>
    </style:style>
    <style:style style:name="T77"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8"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9"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fo:color="#000000" loext:opacity="100%" style:font-name="Lato"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fo:color="#000000" loext:opacity="100%" style:font-name="Lato" fo:font-size="11pt" fo:letter-spacing="normal" fo:language="en" fo:country="US" fo:font-style="normal" style:text-underline-style="none" fo:font-weight="normal" officeooo:rsid="009a2c4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fo:color="#000000" loext:opacity="100%" style:font-name="Lato" fo:font-size="11pt" fo:letter-spacing="normal" fo:language="en" fo:country="US" fo:font-style="normal" style:text-underline-style="none" fo:font-weight="normal" officeooo:rsid="00aa198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fo:color="#000000" loext:opacity="100%" style:font-name="Lato" fo:font-size="11pt" fo:letter-spacing="normal" fo:language="en" fo:country="US" fo:font-style="normal" style:text-underline-style="none" fo:font-weight="normal" officeooo:rsid="00ac09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fo:color="#000000" loext:opacity="100%" style:font-name="Lato" fo:font-size="11pt" fo:letter-spacing="normal" fo:language="en" fo:country="US" fo:font-style="normal" style:text-underline-style="none" fo:font-weight="normal" officeooo:rsid="00bd8e7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fo:color="#000000" loext:opacity="100%" style:font-name="Lato" fo:font-size="11pt" fo:letter-spacing="normal" fo:language="en" fo:country="US" fo:font-style="normal" style:text-underline-style="none" fo:font-weight="normal" officeooo:rsid="00bdee9c"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90"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91"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92"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93"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94"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95"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96"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97" style:family="text">
      <style:text-properties fo:font-variant="normal" fo:text-transform="none" fo:color="#000000" loext:opacity="100%" style:font-name="Lato"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98" style:family="text">
      <style:text-properties fo:font-variant="normal" fo:text-transform="none" fo:color="#000000" loext:opacity="10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99"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10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10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10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4"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0201in" loext:border-left="none" loext:border-right="none" loext:border-top="none" loext:border-bottom="0.06pt solid #000000"/>
    </style:style>
    <style:style style:name="T105"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6"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7"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08"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409af"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09"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751f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10" style:family="text">
      <style:text-properties fo:font-variant="normal" fo:text-transform="none" fo:color="#000000" loext:opacity="100%" style:font-name="Lato" fo:font-size="11pt" fo:letter-spacing="normal" fo:language="en" fo:country="US" fo:font-style="normal"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1" style:family="text">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2" style:family="text">
      <style:text-properties fo:font-variant="normal" fo:text-transform="none" fo:color="#000000" loext:opacity="100%" style:font-name="Lato"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3" style:family="text">
      <style:text-properties fo:font-variant="normal" fo:text-transform="none" fo:color="#000000" loext:opacity="100%" style:font-name="Lato" fo:font-size="11pt" fo:letter-spacing="-0.0043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4"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115"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116"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117"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118"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19"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20"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1"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2"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3"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24"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5"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247f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6"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127"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28"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29" style:family="text">
      <style:text-properties fo:font-variant="normal" fo:text-transform="none" fo:color="#000000" loext:opacity="100%" style:font-name="Consolas1"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30" style:family="text">
      <style:text-properties fo:font-variant="normal" fo:text-transform="none" fo:color="#000000"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1" style:family="text">
      <style:text-properties fo:font-variant="normal" fo:text-transform="none" fo:color="#000000"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2" style:family="text">
      <style:text-properties fo:font-variant="normal" fo:text-transform="none" fo:color="#000000" loext:opacity="100%" style:font-name="Fira Mono" fo:font-size="10.5pt" fo:letter-spacing="normal" fo:language="en" fo:country="US" fo:font-style="normal" style:text-underline-style="none" fo:font-weight="normal" officeooo:rsid="00b99f95"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3" style:family="text">
      <style:text-properties fo:font-variant="normal" fo:text-transform="none" fo:color="#000000" loext:opacity="100%"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4" style:family="text">
      <style:text-properties fo:font-variant="normal" fo:text-transform="none" fo:color="#000000" loext:opacity="100%"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5" style:family="text">
      <style:text-properties fo:font-variant="normal" fo:text-transform="none" fo:color="#000000" loext:opacity="100%" fo:font-size="11pt" fo:letter-spacing="normal" fo:language="en" fo:country="US" fo:font-style="normal" style:text-underline-style="none" fo:font-weight="normal" officeooo:rsid="00bdee9c"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6"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137"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8"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9"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a560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0"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41"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42"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43"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44"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5"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6"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147" style:family="text">
      <style:text-properties fo:font-variant="normal" fo:text-transform="none" fo:color="#73737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48" style:family="text">
      <style:text-properties fo:font-variant="normal" fo:text-transform="none" fo:color="#73737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49" style:family="text">
      <style:text-properties fo:font-variant="normal" fo:text-transform="none" fo:color="#73737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0" style:family="text">
      <style:text-properties fo:font-variant="normal" fo:text-transform="none" fo:color="#73737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51" style:family="text">
      <style:text-properties fo:font-variant="normal" fo:text-transform="none" fo:color="#73737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2" style:family="text">
      <style:text-properties fo:font-variant="normal" fo:text-transform="none" fo:color="#73737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53" style:family="text">
      <style:text-properties fo:font-variant="normal" fo:text-transform="none" fo:color="#737373" loext:opacity="100%" style:font-name="Consolas" fo:font-size="10pt" fo:letter-spacing="-0.0043in" fo:font-style="normal" fo:font-weight="normal" fo:background-color="#ffffff" loext:char-shading-value="0" style:font-size-asian="10pt" style:font-size-complex="10pt" loext:padding="0in" loext:border="none"/>
    </style:style>
    <style:style style:name="T154" style:family="text">
      <style:text-properties fo:font-variant="normal" fo:text-transform="none" fo:color="#73737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55"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156" style:family="text">
      <style:text-properties fo:font-variant="normal" fo:text-transform="none" fo:color="#737373" loext:opacity="100%" style:font-name="Consolas" fo:font-size="11pt" fo:letter-spacing="-0.0102in" fo:font-style="normal" fo:font-weight="normal" officeooo:rsid="00807f2a" style:font-size-asian="11pt" style:font-size-complex="11pt"/>
    </style:style>
    <style:style style:name="T157" style:family="text">
      <style:text-properties fo:font-variant="normal" fo:text-transform="none" fo:color="#73737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158"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9"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0" style:family="text">
      <style:text-properties fo:font-variant="normal" fo:text-transform="none" fo:color="#73737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1" style:family="text">
      <style:text-properties fo:font-variant="normal" fo:text-transform="none" fo:color="#73737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2"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63" style:family="text">
      <style:text-properties fo:font-variant="normal" fo:text-transform="none" fo:color="#737373"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4" style:family="text">
      <style:text-properties fo:font-variant="normal" fo:text-transform="none" fo:color="#73737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5" style:family="text">
      <style:text-properties fo:font-variant="normal" fo:text-transform="none" fo:color="#737373" loext:opacity="100%" style:font-name="Consolas" fo:font-size="12pt" fo:letter-spacing="-0.0102in" fo:font-style="normal" fo:font-weight="normal" style:font-weight-asian="normal" style:font-weight-complex="normal"/>
    </style:style>
    <style:style style:name="T166" style:family="text">
      <style:text-properties fo:font-variant="normal" fo:text-transform="none" fo:color="#737373" loext:opacity="100%" style:font-name="Lato" fo:font-size="10pt" fo:letter-spacing="normal" fo:font-style="normal" fo:font-weight="normal" style:font-size-asian="10pt" style:font-size-complex="10pt"/>
    </style:style>
    <style:style style:name="T167" style:family="text">
      <style:text-properties fo:font-variant="normal" fo:text-transform="none" fo:color="#737373" loext:opacity="100%" style:font-name="Lato" fo:font-size="10pt" fo:letter-spacing="normal" style:font-size-asian="10pt" style:font-size-complex="10pt"/>
    </style:style>
    <style:style style:name="T168" style:family="text">
      <style:text-properties fo:font-variant="normal" fo:text-transform="none" fo:color="#73737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9"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170"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1"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2"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73"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74"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75"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176"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77"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178"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79"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80"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1"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2"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183" style:family="text">
      <style:text-properties fo:font-variant="normal" fo:text-transform="none" fo:color="#336699"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4" style:family="text">
      <style:text-properties fo:font-variant="normal" fo:text-transform="none" fo:color="#336699" loext:opacity="100%" style:font-name="DejaVu Sans Mono" fo:font-size="11pt" fo:letter-spacing="-0.0126in"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185" style:family="text">
      <style:text-properties fo:font-variant="normal" fo:text-transform="none" fo:color="#336699"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86"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87"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88" style:family="text">
      <style:text-properties fo:font-variant="normal" fo:text-transform="none" fo:color="#33669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9" style:family="text">
      <style:text-properties fo:font-variant="normal" fo:text-transform="none" fo:color="#336699"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90" style:family="text">
      <style:text-properties fo:font-variant="normal" fo:text-transform="none" fo:color="#336699"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91" style:family="text">
      <style:text-properties fo:font-variant="normal" fo:text-transform="none" fo:color="#336699" loext:opacity="100%" style:font-name="Consolas1"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92" style:family="text">
      <style:text-properties fo:font-variant="normal" fo:text-transform="none" fo:color="#336699"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3"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194"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95" style:family="text">
      <style:text-properties fo:font-variant="normal" fo:text-transform="none" fo:color="#336699" loext:opacity="100%" style:font-name="Consolas" fo:font-size="10pt" fo:letter-spacing="-0.0043in" fo:font-style="normal" fo:font-weight="normal" fo:background-color="#ffffff" loext:char-shading-value="0" style:font-size-asian="10pt" style:font-size-complex="10pt" loext:padding="0in" loext:border="none"/>
    </style:style>
    <style:style style:name="T196" style:family="text">
      <style:text-properties fo:font-variant="normal" fo:text-transform="none" fo:color="#336699" loext:opacity="100%" style:font-name="Consolas"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197"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size-complex="11pt" style:language-complex="zxx" style:country-complex="none"/>
    </style:style>
    <style:style style:name="T198"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99"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200" style:family="text">
      <style:text-properties fo:font-variant="normal" fo:text-transform="none" fo:color="#336699" loext:opacity="100%" style:font-name="Consolas" fo:font-size="11pt" fo:letter-spacing="-0.0102in" fo:font-style="normal" fo:font-weight="normal" officeooo:rsid="00807f2a" style:font-size-asian="11pt" style:font-size-complex="11pt"/>
    </style:style>
    <style:style style:name="T201" style:family="text">
      <style:text-properties fo:font-variant="normal" fo:text-transform="none" fo:color="#336699" loext:opacity="100%" style:font-name="Consolas" fo:font-size="11pt" fo:letter-spacing="-0.0102in" fo:language="en" fo:country="US" fo:font-style="normal" fo:font-weight="normal" style:font-size-asian="11pt" style:language-asian="zxx" style:country-asian="none" style:font-size-complex="11pt" style:language-complex="zxx" style:country-complex="none" loext:padding="0in" loext:border="none"/>
    </style:style>
    <style:style style:name="T202"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3"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4"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5" style:family="text">
      <style:text-properties fo:font-variant="normal" fo:text-transform="none" fo:color="#336699" loext:opacity="100%" style:font-name="Consolas" fo:font-size="11pt" fo:letter-spacing="-0.0102in" fo:language="en" fo:country="US" fo:font-style="normal" style:text-underline-style="none"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6"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7" style:family="text">
      <style:text-properties fo:font-variant="normal" fo:text-transform="none" fo:color="#336699" loext:opacity="100%" style:font-name="Consolas" fo:font-size="11pt" fo:letter-spacing="-0.0102in" fo:language="en" fo:country="US" fo:font-style="normal" style:text-underline-style="none" fo:font-weight="normal"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8"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style:style>
    <style:style style:name="T209" style:family="text">
      <style:text-properties fo:font-variant="normal" fo:text-transform="none" fo:color="#336699"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loext:padding="0in" loext:border="none"/>
    </style:style>
    <style:style style:name="T210"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211"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212" style:family="text">
      <style:text-properties fo:font-variant="normal" fo:text-transform="none" fo:color="#336699"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3"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size-complex="10.5pt" style:language-complex="zxx" style:country-complex="none"/>
    </style:style>
    <style:style style:name="T214"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5" style:family="text">
      <style:text-properties fo:font-variant="normal" fo:text-transform="none" fo:color="#336699" loext:opacity="100%" style:font-name="Consolas" fo:font-size="12pt" fo:letter-spacing="-0.0102in" fo:font-style="normal" fo:font-weight="normal" style:font-weight-asian="normal" style:font-weight-complex="normal"/>
    </style:style>
    <style:style style:name="T216" style:family="text">
      <style:text-properties fo:font-variant="normal" fo:text-transform="none" fo:color="#336699" loext:opacity="100%" style:font-name="Lato" fo:font-size="10pt" fo:letter-spacing="normal" fo:font-style="normal" fo:font-weight="normal" style:font-size-asian="10pt" style:font-size-complex="10pt"/>
    </style:style>
    <style:style style:name="T217"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style:style>
    <style:style style:name="T218"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9"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220"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1"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2"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23"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24"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25"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226"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7"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8"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229" style:family="text">
      <style:text-properties fo:font-variant="normal" fo:text-transform="none" fo:color="#66993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0" style:family="text">
      <style:text-properties fo:font-variant="normal" fo:text-transform="none" fo:color="#66993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31" style:family="text">
      <style:text-properties fo:font-variant="normal" fo:text-transform="none" fo:color="#6699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2" style:family="text">
      <style:text-properties fo:font-variant="normal" fo:text-transform="none" fo:color="#66993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33" style:family="text">
      <style:text-properties fo:font-variant="normal" fo:text-transform="none" fo:color="#66993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4" style:family="text">
      <style:text-properties fo:font-variant="normal" fo:text-transform="none" fo:color="#66993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35" style:family="text">
      <style:text-properties fo:font-variant="normal" fo:text-transform="none" fo:color="#669933" loext:opacity="100%" style:font-name="Consolas"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36" style:family="text">
      <style:text-properties fo:font-variant="normal" fo:text-transform="none" fo:color="#66993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37"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238" style:family="text">
      <style:text-properties fo:font-variant="normal" fo:text-transform="none" fo:color="#669933" loext:opacity="100%" style:font-name="Consolas" fo:font-size="11pt" fo:letter-spacing="-0.0102in" fo:font-style="normal" fo:font-weight="normal" officeooo:rsid="00807f2a" style:font-size-asian="11pt" style:font-size-complex="11pt"/>
    </style:style>
    <style:style style:name="T239" style:family="text">
      <style:text-properties fo:font-variant="normal" fo:text-transform="none" fo:color="#66993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40"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1"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2" style:family="text">
      <style:text-properties fo:font-variant="normal" fo:text-transform="none" fo:color="#66993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3" style:family="text">
      <style:text-properties fo:font-variant="normal" fo:text-transform="none" fo:color="#669933"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4"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245" style:family="text">
      <style:text-properties fo:font-variant="normal" fo:text-transform="none" fo:color="#669933"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6" style:family="text">
      <style:text-properties fo:font-variant="normal" fo:text-transform="none" fo:color="#66993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7" style:family="text">
      <style:text-properties fo:font-variant="normal" fo:text-transform="none" fo:color="#669933" loext:opacity="100%" style:font-name="Consolas" fo:font-size="12pt" fo:letter-spacing="-0.0102in" fo:font-style="normal" fo:font-weight="normal" style:font-weight-asian="normal" style:font-weight-complex="normal"/>
    </style:style>
    <style:style style:name="T248" style:family="text">
      <style:text-properties fo:font-variant="normal" fo:text-transform="none" fo:color="#669933" loext:opacity="100%" style:font-name="Lato" fo:font-size="10pt" fo:letter-spacing="normal" fo:font-style="normal" fo:font-weight="normal" style:font-size-asian="10pt" style:font-size-complex="10pt"/>
    </style:style>
    <style:style style:name="T249" style:family="text">
      <style:text-properties fo:font-variant="normal" fo:text-transform="none" fo:color="#669933" loext:opacity="100%" style:font-name="Lato" fo:font-size="10pt" fo:letter-spacing="normal" fo:font-style="normal" fo:font-weight="normal" officeooo:rsid="0074d702" style:font-size-asian="10pt" style:font-size-complex="10pt"/>
    </style:style>
    <style:style style:name="T250" style:family="text">
      <style:text-properties fo:font-variant="normal" fo:text-transform="none" fo:color="#66993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1"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52"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3"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4"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255"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56"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7"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258" style:family="text">
      <style:text-properties fo:font-variant="normal" fo:text-transform="none" fo:color="#993366"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9"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60"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1" style:family="text">
      <style:text-properties fo:font-variant="normal" fo:text-transform="none" fo:color="#993366"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2"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size-complex="10pt" loext:padding="0in" loext:border="none"/>
    </style:style>
    <style:style style:name="T263"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264" style:family="text">
      <style:text-properties fo:font-variant="normal" fo:text-transform="none" fo:color="#993366"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65"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266" style:family="text">
      <style:text-properties fo:font-variant="normal" fo:text-transform="none" fo:color="#993366" loext:opacity="100%" style:font-name="Consolas" fo:font-size="11pt" fo:letter-spacing="-0.0102in" fo:font-style="normal" fo:font-weight="normal" officeooo:rsid="00807f2a" style:font-size-asian="11pt" style:font-size-complex="11pt"/>
    </style:style>
    <style:style style:name="T267" style:family="text">
      <style:text-properties fo:font-variant="normal" fo:text-transform="none" fo:color="#993366" loext:opacity="100%" style:font-name="Consolas" fo:font-size="11pt" fo:letter-spacing="-0.0102in" fo:font-style="normal" fo:font-weight="normal" officeooo:rsid="0067f024" style:font-size-asian="11pt" style:font-weight-asian="normal" style:font-size-complex="11pt" style:font-weight-complex="normal"/>
    </style:style>
    <style:style style:name="T268" style:family="text">
      <style:text-properties fo:font-variant="normal" fo:text-transform="none" fo:color="#993366"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9" style:family="text">
      <style:text-properties fo:font-variant="normal" fo:text-transform="none" fo:color="#993366" loext:opacity="100%" style:font-name="Consolas"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0" style:family="text">
      <style:text-properties fo:font-variant="normal" fo:text-transform="none" fo:color="#993366"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1" style:family="text">
      <style:text-properties fo:font-variant="normal" fo:text-transform="none" fo:color="#993366"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2" style:family="text">
      <style:text-properties fo:font-variant="normal" fo:text-transform="none" fo:color="#993366" loext:opacity="100%" style:font-name="Consolas" fo:font-size="12pt" fo:letter-spacing="-0.0102in" fo:font-style="normal" fo:font-weight="normal" style:font-weight-asian="normal" style:font-weight-complex="normal"/>
    </style:style>
    <style:style style:name="T273" style:family="text">
      <style:text-properties fo:font-variant="normal" fo:text-transform="none" fo:color="#993366" loext:opacity="100%" style:font-name="Lato" fo:font-size="10pt" fo:letter-spacing="normal" fo:font-style="normal" fo:font-weight="normal" style:font-size-asian="10pt" style:font-size-complex="10pt"/>
    </style:style>
    <style:style style:name="T274" style:family="text">
      <style:text-properties fo:font-variant="normal" fo:text-transform="none" fo:color="#993366" loext:opacity="100%" style:font-name="Lato" fo:font-size="10pt" fo:letter-spacing="normal" fo:font-style="normal" fo:font-weight="bold" style:font-size-asian="10pt" style:font-size-complex="10pt"/>
    </style:style>
    <style:style style:name="T275"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76"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277"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8"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9"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80"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8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8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283"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84"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285"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86"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7"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8"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9"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0"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1"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92" style:family="text">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4" style:family="text">
      <style:text-properties fo:font-variant="normal" fo:text-transform="none" fo:color="#0000ff" loext:opacity="100%" style:font-name="DejaVu Sans Mono" fo:font-size="10pt" fo:letter-spacing="normal" fo:language="en" fo:country="US" fo:font-style="normal" style:text-underline-style="none" fo:font-weight="normal" officeooo:rsid="00aa198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5"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296"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7"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8"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9"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0"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1"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2"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3"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4"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5"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6"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7"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8"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9" style:family="text">
      <style:text-properties fo:font-variant="normal" fo:text-transform="none" fo:color="#0000ff" loext:opacity="100%" style:font-name="Lato" fo:font-size="11pt" fo:letter-spacing="normal" fo:language="en" fo:country="US" fo:font-style="normal" style:text-underline-style="none" fo:font-weight="normal" officeooo:rsid="008f461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0"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311" style:family="text">
      <style:text-properties fo:font-variant="normal" fo:text-transform="none" fo:color="#0000ff" loext:opacity="10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312" style:family="text">
      <style:text-properties fo:font-variant="normal" fo:text-transform="none" fo:color="#0000ff"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13" style:family="text">
      <style:text-properties fo:font-variant="normal" fo:text-transform="none" fo:color="#0000ff" loext:opacity="100%" style:font-name="Lato" fo:font-size="11pt" fo:letter-spacing="normal" fo:font-style="normal" fo:font-weight="normal" officeooo:rsid="00807f2a" style:font-size-asian="11pt" style:font-size-complex="11pt"/>
    </style:style>
    <style:style style:name="T314"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5"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16"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17"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8"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19" style:family="text">
      <style:text-properties fo:font-variant="normal" fo:text-transform="none" fo:color="#0000ff"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20" style:family="text">
      <style:text-properties fo:font-variant="normal" fo:text-transform="none" fo:color="#0000ff" loext:opacity="10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21"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22" style:family="text">
      <style:text-properties fo:font-variant="normal" fo:text-transform="none" fo:color="#0000ff"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23" style:family="text">
      <style:text-properties fo:font-variant="normal" fo:text-transform="none" fo:color="#0000ff"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24" style:family="text">
      <style:text-properties fo:font-variant="normal" fo:text-transform="none" fo:color="#0000ff" loext:opacity="100%" style:font-name="Consolas1"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25" style:family="text">
      <style:text-properties fo:font-variant="normal" fo:text-transform="none" fo:color="#0000ff"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26" style:family="text">
      <style:text-properties fo:font-variant="normal" fo:text-transform="none" fo:color="#0000ff" loext:opacity="100%" style:font-name="Consolas1"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27" style:family="text">
      <style:text-properties fo:font-variant="normal" fo:text-transform="none" fo:color="#0000ff" loext:opacity="100%" style:font-name="Consolas"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8" style:family="text">
      <style:text-properties fo:font-variant="normal" fo:text-transform="none" fo:color="#0000ff" loext:opacity="100%" style:font-name="Consolas"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9" style:family="text">
      <style:text-properties fo:font-variant="normal" fo:text-transform="none" fo:color="#0000ff"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0"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1"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2"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3"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4" style:family="text">
      <style:text-properties fo:font-variant="normal" fo:text-transform="none" fo:color="#0000ff"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5" style:family="text">
      <style:text-properties fo:font-variant="normal" fo:text-transform="none" fo:color="#0000ff"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6" style:family="text">
      <style:text-properties fo:font-variant="normal" fo:text-transform="none" fo:color="#0000ff" loext:opacity="100%" style:font-name="Consolas"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7" style:family="text">
      <style:text-properties fo:font-variant="normal" fo:text-transform="none" fo:color="#0000ff"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8" style:family="text">
      <style:text-properties fo:font-variant="normal" fo:text-transform="none" fo:color="#0000ff" loext:opacity="100%" style:font-name="Consolas" fo:font-size="11pt" fo:letter-spacing="normal" fo:language="en" fo:country="US" fo:font-style="normal" style:text-underline-style="none" fo:font-weight="normal" officeooo:rsid="0097b2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39" style:family="text">
      <style:text-properties fo:font-variant="normal" fo:text-transform="none" fo:color="#0000ff" loext:opacity="100%" style:font-name="Consolas"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0" style:family="text">
      <style:text-properties fo:font-variant="normal" fo:text-transform="none" fo:color="#0000ff" loext:opacity="100%" style:font-name="Consolas" fo:font-size="11pt" fo:letter-spacing="normal" fo:language="en" fo:country="US" fo:font-style="normal" style:text-underline-style="none" officeooo:rsid="00b1ffb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1"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342" style:family="text">
      <style:text-properties fo:font-variant="normal" fo:text-transform="none" fo:color="#0000ff" loext:opacity="100%" style:font-name="Consolas" fo:font-size="11pt" fo:letter-spacing="normal" fo:font-style="normal" fo:font-weight="normal" officeooo:rsid="00807f2a" style:font-size-asian="11pt" style:font-size-complex="11pt"/>
    </style:style>
    <style:style style:name="T343" style:family="text">
      <style:text-properties fo:font-variant="normal" fo:text-transform="none" fo:color="#0000ff" loext:opacity="100%" style:font-name="Consolas" fo:font-size="11pt" fo:letter-spacing="normal" fo:font-style="normal" fo:font-weight="normal" officeooo:rsid="0082f24b" style:font-size-asian="11pt" style:font-size-complex="11pt"/>
    </style:style>
    <style:style style:name="T344" style:family="text">
      <style:text-properties fo:font-variant="normal" fo:text-transform="none" fo:color="#0000ff" loext:opacity="100%" style:font-name="Consolas"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5" style:family="text">
      <style:text-properties fo:font-variant="normal" fo:text-transform="none" fo:color="#0000ff" loext:opacity="100%" style:font-name="Consolas" fo:font-size="11pt" fo:letter-spacing="-0.0071in" fo:language="en" fo:country="US" fo:font-style="normal" style:text-underline-style="none" fo:font-weight="normal" officeooo:rsid="008409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6" style:family="text">
      <style:text-properties fo:font-variant="normal" fo:text-transform="none" fo:color="#0000ff" loext:opacity="100%" style:font-name="Consolas" fo:font-size="11pt" fo:letter-spacing="-0.0071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7" style:family="text">
      <style:text-properties fo:font-variant="normal" fo:text-transform="none" fo:color="#0000ff" loext:opacity="100%" style:font-name="Consolas" fo:font-size="11pt" fo:letter-spacing="0.0043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8" style:family="text">
      <style:text-properties fo:font-variant="normal" fo:text-transform="none" fo:color="#0000ff" loext:opacity="100%" style:font-name="Consolas" fo:font-size="10pt" fo:letter-spacing="-0.0043in" fo:font-style="normal" fo:font-weight="normal" fo:background-color="#ffffff" loext:char-shading-value="0" style:font-size-asian="10pt" style:font-size-complex="10pt" loext:padding="0in" loext:border="none"/>
    </style:style>
    <style:style style:name="T349"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350"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name-asian="Noto Sans Mono CJK SC" style:font-size-asian="10pt" style:font-name-complex="Liberation Mono" style:font-size-complex="10pt" loext:padding="0in" loext:border="none"/>
    </style:style>
    <style:style style:name="T351" style:family="text">
      <style:text-properties fo:font-variant="normal" fo:text-transform="none" fo:color="#0000ff" loext:opacity="100%" style:text-line-through-style="none" style:text-line-through-type="none" style:font-name="Consolas" fo:font-size="10pt" fo:letter-spacing="-0.0043in" fo:language="en" fo:country="US" fo:font-style="normal" style:text-underline-style="none" fo:font-weight="normal" officeooo:rsid="0013c496" style:text-blinking="false"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52"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247f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3" style:family="text">
      <style:text-properties fo:font-variant="normal" fo:text-transform="none" fo:color="#0000ff"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4"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55" style:family="text">
      <style:text-properties fo:font-variant="normal" fo:text-transform="none" fo:color="#c9211e"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6"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57"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58"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59" style:family="text">
      <style:text-properties fo:font-variant="normal" fo:text-transform="none" fo:color="#c9211e" loext:opacity="100%" style:font-name="Lato" fo:font-size="11pt" fo:letter-spacing="normal" fo:language="en" fo:country="US" fo:font-style="normal" style:text-underline-style="none" fo:font-weight="bold" officeooo:rsid="0060621b"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60" style:family="text">
      <style:text-properties fo:font-variant="normal" fo:text-transform="none" fo:color="#c9211e" loext:opacity="100%" style:font-name="Lato" fo:font-size="11pt" fo:letter-spacing="normal" fo:language="en" fo:country="US" fo:font-style="normal" style:text-underline-style="none" fo:font-weight="normal" officeooo:rsid="00bdee9c"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1" style:family="text">
      <style:text-properties fo:font-variant="normal" fo:text-transform="none" fo:color="#c9211e"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62" style:family="text">
      <style:text-properties fo:font-variant="normal" fo:text-transform="none" fo:color="#c9211e" loext:opacity="10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363" style:family="text">
      <style:text-properties fo:font-variant="normal" fo:text-transform="none" fo:color="#c9211e"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4" style:family="text">
      <style:text-properties fo:font-variant="normal" fo:text-transform="none" fo:color="#c9211e" loext:opacity="100%" style:font-name="Consolas"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5"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66"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67"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8"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69"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0" style:family="text">
      <style:text-properties fo:font-variant="normal" fo:text-transform="none" fo:color="#1e6a39"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1" style:family="text">
      <style:text-properties fo:font-variant="normal" fo:text-transform="none" fo:color="#1e6a39"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2" style:family="text">
      <style:text-properties fo:font-variant="normal" fo:text-transform="none" fo:color="#1e6a39"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3" style:family="text">
      <style:text-properties fo:font-variant="normal" fo:text-transform="none" fo:color="#1e6a39" loext:opacity="100%" style:font-name="DejaVu Sans Mono" fo:font-size="10pt" fo:letter-spacing="normal" fo:language="en" fo:country="US" fo:font-style="normal" style:text-underline-style="none" officeooo:rsid="00ac096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4" style:family="text">
      <style:text-properties fo:font-variant="normal" fo:text-transform="none" fo:color="#1e6a3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5" style:family="text">
      <style:text-properties fo:font-variant="normal" fo:text-transform="none" fo:color="#1e6a39"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6" style:family="text">
      <style:text-properties fo:font-variant="normal" fo:text-transform="none" fo:color="#1e6a39" loext:opacity="100%" style:font-name="Consolas"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7"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78"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79" style:family="text">
      <style:text-properties fo:font-variant="normal" fo:text-transform="none" style:use-window-font-color="true" loext:opacity="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f35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4d70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8445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9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f298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b18f98"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b3d0a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39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96"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397" style:family="text">
      <style:text-properties fo:font-variant="normal" fo:text-transform="none" style:use-window-font-color="true" loext:opacity="0%" style:font-name="Lato" fo:font-size="11pt" fo:letter-spacing="normal" fo:language="en" fo:country="US" fo:font-style="normal" style:text-underline-style="none" fo:font-weight="bold" officeooo:rsid="001b7a7f" fo:background-color="transparent" loext:char-shading-value="0" style:font-size-asian="11pt" style:language-asian="zxx" style:country-asian="none" style:font-weight-asian="bold" style:font-size-complex="11pt" style:language-complex="zxx" style:country-complex="none" style:font-weight-complex="bold"/>
    </style:style>
    <style:style style:name="T398" style:family="text">
      <style:text-properties fo:font-variant="normal" fo:text-transform="none" style:use-window-font-color="true" loext:opacity="0%" style:font-name="Lato" fo:font-size="11pt" fo:letter-spacing="normal" fo:language="en" fo:country="US" fo:font-style="normal" style:text-underline-style="none" fo:font-weight="bold" officeooo:rsid="0076e94e" fo:background-color="transparent" loext:char-shading-value="0" style:font-size-asian="11pt" style:language-asian="zxx" style:country-asian="none" style:font-weight-asian="bold" style:font-size-complex="11pt" style:language-complex="zxx" style:country-complex="none" style:font-weight-complex="bold"/>
    </style:style>
    <style:style style:name="T399" style:family="text">
      <style:text-properties fo:font-variant="normal" fo:text-transform="none" style:use-window-font-color="true" loext:opacity="0%" style:font-name="Lato" fo:font-size="11pt" fo:letter-spacing="normal" fo:language="en" fo:country="US" fo:font-style="normal" style:text-underline-style="none" fo:font-weight="bold" officeooo:rsid="0078445e" fo:background-color="transparent" loext:char-shading-value="0" style:font-size-asian="11pt" style:language-asian="zxx" style:country-asian="none" style:font-weight-asian="bold" style:font-size-complex="11pt" style:language-complex="zxx" style:country-complex="none" style:font-weight-complex="bold"/>
    </style:style>
    <style:style style:name="T400"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401"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2" style:family="text">
      <style:text-properties fo:font-variant="normal" fo:text-transform="none" style:use-window-font-color="true" loext:opacity="0%" style:font-name="Lato" fo:font-size="11pt" fo:letter-spacing="normal" fo:language="en" fo:country="US" fo:font-style="normal" style:text-underline-style="none" fo:font-weight="bold" officeooo:rsid="0097b2e3" fo:background-color="transparent" loext:char-shading-value="0" style:font-size-asian="11pt" style:language-asian="zxx" style:country-asian="none" style:font-weight-asian="bold" style:font-size-complex="11pt" style:language-complex="zxx" style:country-complex="none" style:font-weight-complex="bold"/>
    </style:style>
    <style:style style:name="T403" style:family="text">
      <style:text-properties fo:font-variant="normal" fo:text-transform="none" style:use-window-font-color="true" loext:opacity="0%" style:font-name="Lato" fo:font-size="11pt" fo:letter-spacing="normal" fo:language="en" fo:country="US" fo:font-style="normal" style:text-underline-style="none" fo:font-weight="bold" officeooo:rsid="008b4be3" fo:background-color="transparent" loext:char-shading-value="0" style:font-size-asian="11pt" style:language-asian="zxx" style:country-asian="none" style:font-weight-asian="bold" style:font-size-complex="11pt" style:language-complex="zxx" style:country-complex="none" style:font-weight-complex="bold"/>
    </style:style>
    <style:style style:name="T404" style:family="text">
      <style:text-properties fo:font-variant="normal" fo:text-transform="none" style:use-window-font-color="true" loext:opacity="0%" style:font-name="Lato" fo:font-size="11pt" fo:letter-spacing="normal" fo:language="en" fo:country="US" fo:font-style="normal" style:text-underline-style="none" fo:font-weight="bold" officeooo:rsid="00ad7584" fo:background-color="transparent" loext:char-shading-value="0" style:font-size-asian="11pt" style:language-asian="zxx" style:country-asian="none" style:font-weight-asian="bold" style:font-size-complex="11pt" style:language-complex="zxx" style:country-complex="none" style:font-weight-complex="bold"/>
    </style:style>
    <style:style style:name="T405" style:family="text">
      <style:text-properties fo:font-variant="normal" fo:text-transform="none" style:use-window-font-color="true" loext:opacity="0%" style:font-name="Lato" fo:font-size="11pt" fo:letter-spacing="normal" fo:language="en" fo:country="US" fo:font-style="normal" style:text-underline-style="none" fo:font-weight="bold" officeooo:rsid="00ae574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6" style:family="text">
      <style:text-properties fo:font-variant="normal" fo:text-transform="none" style:use-window-font-color="true" loext:opacity="0%" style:font-name="Lato" fo:font-size="11pt" fo:letter-spacing="normal" fo:language="en" fo:country="US" fo:font-style="normal" style:text-underline-style="none" fo:font-weight="bold" officeooo:rsid="00b3d0a9"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07"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8" style:family="text">
      <style:text-properties fo:font-variant="normal" fo:text-transform="none" style:use-window-font-color="true" loext:opacity="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409" style:family="text">
      <style:text-properties fo:font-variant="normal" fo:text-transform="none" style:use-window-font-color="true" loext:opacity="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410" style:family="text">
      <style:text-properties fo:font-variant="normal" fo:text-transform="none" style:use-window-font-color="true" loext:opacity="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411" style:family="text">
      <style:text-properties fo:font-variant="normal" fo:text-transform="none" style:use-window-font-color="true" loext:opacity="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412" style:family="text">
      <style:text-properties fo:font-variant="normal" fo:text-transform="none" style:use-window-font-color="true" loext:opacity="0%" style:font-name="Lato" fo:font-size="11pt" fo:letter-spacing="normal" fo:language="en" fo:country="US" fo:font-style="normal" fo:font-weight="normal" officeooo:rsid="006b16d9" style:font-size-asian="11pt" style:language-asian="zxx" style:country-asian="none" style:font-weight-asian="normal" style:font-size-complex="11pt" style:language-complex="zxx" style:country-complex="none" style:font-weight-complex="normal" loext:padding="0in" loext:border="none"/>
    </style:style>
    <style:style style:name="T413" style:family="text">
      <style:text-properties fo:font-variant="normal" fo:text-transform="none" style:use-window-font-color="true" loext:opacity="0%" style:font-name="Lato" fo:font-size="11pt" fo:letter-spacing="normal" fo:language="en" fo:country="US" fo:font-style="normal" fo:font-weight="normal" officeooo:rsid="0074d702" style:font-size-asian="11pt" style:language-asian="zxx" style:country-asian="none" style:font-weight-asian="normal" style:font-size-complex="11pt" style:language-complex="zxx" style:country-complex="none" style:font-weight-complex="normal" loext:padding="0in" loext:border="none"/>
    </style:style>
    <style:style style:name="T414" style:family="text">
      <style:text-properties fo:font-variant="normal" fo:text-transform="none" style:use-window-font-color="true" loext:opacity="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415" style:family="text">
      <style:text-properties fo:font-variant="normal" fo:text-transform="none" style:use-window-font-color="true" loext:opacity="0%" style:font-name="Lato" fo:font-size="11pt" fo:letter-spacing="normal" fo:language="en" fo:country="US" fo:font-style="normal" fo:font-weight="bold" officeooo:rsid="0066418e" style:font-size-asian="11pt" style:language-asian="zxx" style:country-asian="none" style:font-weight-asian="bold" style:font-size-complex="11pt" style:language-complex="zxx" style:country-complex="none" style:font-weight-complex="bold" loext:padding="0in" loext:border="none"/>
    </style:style>
    <style:style style:name="T416" style:family="text">
      <style:text-properties fo:font-variant="normal" fo:text-transform="none" style:use-window-font-color="true" loext:opacity="0%" style:font-name="Lato" fo:font-size="11pt" fo:letter-spacing="normal" fo:language="en" fo:country="US" fo:font-style="normal" fo:font-weight="bold" officeooo:rsid="0067f024" style:font-size-asian="11pt" style:language-asian="zxx" style:country-asian="none" style:font-weight-asian="bold" style:font-size-complex="11pt" style:language-complex="zxx" style:country-complex="none" style:font-weight-complex="bold" loext:padding="0in" loext:border="none"/>
    </style:style>
    <style:style style:name="T417" style:family="text">
      <style:text-properties fo:font-variant="normal" fo:text-transform="none" style:use-window-font-color="true" loext:opacity="0%" style:font-name="Lato" fo:font-size="11pt" fo:letter-spacing="normal" fo:language="en" fo:country="US" fo:font-style="normal" fo:font-weight="bold" officeooo:rsid="0074d702" style:font-size-asian="11pt" style:language-asian="zxx" style:country-asian="none" style:font-weight-asian="bold" style:font-size-complex="11pt" style:language-complex="zxx" style:country-complex="none" style:font-weight-complex="bold" loext:padding="0in" loext:border="none"/>
    </style:style>
    <style:style style:name="T418" style:family="text">
      <style:text-properties fo:font-variant="normal" fo:text-transform="none" style:use-window-font-color="true" loext:opacity="0%" style:font-name="Lato" fo:font-size="11pt" fo:letter-spacing="normal" fo:language="en" fo:country="US" fo:font-style="normal" fo:font-weight="bold" officeooo:rsid="009c571d" style:font-size-asian="11pt" style:language-asian="zxx" style:country-asian="none" style:font-weight-asian="bold" style:font-size-complex="11pt" style:language-complex="zxx" style:country-complex="none" style:font-weight-complex="bold" loext:padding="0in" loext:border="none"/>
    </style:style>
    <style:style style:name="T41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42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b18f98" fo:background-color="transparent" loext:char-shading-value="0" style:font-size-asian="11pt" style:language-asian="zxx" style:country-asian="none" style:font-size-complex="11pt" style:language-complex="zxx" style:country-complex="none" loext:padding="0in" loext:border="none"/>
    </style:style>
    <style:style style:name="T42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2" style:family="text">
      <style:text-properties fo:font-variant="normal" fo:text-transform="none" style:use-window-font-color="true" loext:opacity="0%" style:font-name="Lato" fo:font-size="11pt" fo:letter-spacing="normal" fo:font-style="normal" fo:font-weight="normal" officeooo:rsid="00807f2a" style:font-size-asian="11pt" style:font-size-complex="11pt"/>
    </style:style>
    <style:style style:name="T423" style:family="text">
      <style:text-properties fo:font-variant="normal" fo:text-transform="none" style:use-window-font-color="true" loext:opacity="0%" style:font-name="Lato" fo:font-size="11pt" fo:letter-spacing="normal" fo:font-style="normal" fo:font-weight="normal" officeooo:rsid="00807f2a" fo:background-color="#e6e6e6" loext:char-shading-value="0" style:font-size-asian="11pt" style:font-size-complex="11pt" loext:padding="0in" loext:border="none"/>
    </style:style>
    <style:style style:name="T424"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76e94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25"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26"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7"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8"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9"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30"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31"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32"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433" style:family="text">
      <style:text-properties fo:font-variant="normal" fo:text-transform="none" style:use-window-font-color="true" loext:opacity="0%" style:font-name="Lato"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34" style:family="text">
      <style:text-properties fo:font-variant="normal" fo:text-transform="none" style:use-window-font-color="true" loext:opacity="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35" style:family="text">
      <style:text-properties fo:font-variant="normal" fo:text-transform="none" style:use-window-font-color="true" loext:opacity="0%" style:font-name="Lato" fo:font-size="12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36"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37"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438" style:family="text">
      <style:text-properties fo:font-variant="normal" fo:text-transform="none" style:use-window-font-color="true" loext:opacity="0%" style:font-name="Lato1" fo:font-size="11pt" fo:letter-spacing="normal" fo:font-style="normal" fo:font-weight="normal" officeooo:rsid="0055ef8b" style:font-size-asian="11pt" style:font-size-complex="11pt"/>
    </style:style>
    <style:style style:name="T439" style:family="text">
      <style:text-properties fo:font-variant="normal" fo:text-transform="none" style:use-window-font-color="true" loext:opacity="0%" style:font-name="Consolas" fo:font-size="11pt" fo:letter-spacing="normal" fo:font-style="normal" fo:font-weight="normal" officeooo:rsid="00807f2a" style:font-size-asian="11pt" style:font-size-complex="11pt"/>
    </style:style>
    <style:style style:name="T440"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441" style:family="text">
      <style:text-properties fo:font-variant="normal" fo:text-transform="none" fo:color="#202122" loext:opacity="100%" style:font-name="Lato" fo:font-size="10pt" fo:letter-spacing="normal" fo:font-style="normal" fo:font-weight="normal" style:font-size-asian="10pt" style:font-size-complex="10pt"/>
    </style:style>
    <style:style style:name="T442" style:family="text">
      <style:text-properties fo:font-variant="normal" fo:text-transform="none" fo:color="#202122" loext:opacity="100%" style:font-name="Lato" fo:font-size="10pt" fo:letter-spacing="normal" style:font-size-asian="10pt" style:font-size-complex="10pt"/>
    </style:style>
    <style:style style:name="T443" style:family="text">
      <style:text-properties fo:font-variant="normal" fo:text-transform="none" fo:color="#5b277d"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4" style:family="text">
      <style:text-properties fo:font-variant="normal" fo:text-transform="none" fo:color="#5b277d" loext:opacity="100%" style:font-name="Consolas1"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5" style:family="text">
      <style:text-properties fo:font-variant="normal" fo:text-transform="none" fo:color="#5b277d" loext:opacity="100%" style:font-name="Lato" fo:font-size="11pt" fo:letter-spacing="normal" fo:language="en" fo:country="US" fo:font-style="normal" style:text-underline-style="none" fo:font-weight="normal" officeooo:rsid="008a17f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6"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7"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48" style:family="text">
      <style:text-properties fo:font-variant="normal" fo:text-transform="none" fo:color="#5b277d"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9" style:family="text">
      <style:text-properties fo:font-variant="normal" fo:text-transform="none" fo:color="#ff0000"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0" style:family="text">
      <style:text-properties fo:font-variant="normal" fo:text-transform="none" fo:color="#ff0000"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1" style:family="text">
      <style:text-properties fo:font-variant="normal" fo:text-transform="none" fo:color="#069a2e"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2" style:family="text">
      <style:text-properties fo:font-variant="normal" fo:text-transform="none" fo:color="#069a2e" loext:opacity="100%" style:font-name="Consolas1" fo:font-size="10pt" fo:letter-spacing="-0.0102in" fo:language="en" fo:country="US" fo:font-style="normal" style:text-underline-style="none" fo:font-weight="normal" officeooo:rsid="00a0e87a"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3" style:family="text">
      <style:text-properties fo:font-variant="normal" fo:text-transform="none" fo:color="#232629"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54" style:family="text">
      <style:text-properties fo:font-variant="normal" fo:text-transform="none" fo:color="#232629"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455"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456" style:family="text">
      <style:text-properties fo:font-variant="normal" fo:text-transform="none" fo:color="#007700" loext:opacity="100%" style:font-name="Consolas" fo:font-size="10pt" fo:letter-spacing="-0.0043in" fo:font-style="normal" fo:font-weight="normal" fo:background-color="#ffffff" loext:char-shading-value="0" style:font-size-asian="10pt" style:font-size-complex="10pt" loext:padding="0in" loext:border="none"/>
    </style:style>
    <style:style style:name="T457" style:family="text">
      <style:text-properties fo:font-variant="normal" fo:text-transform="none" fo:color="#007700"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458" style:family="text">
      <style:text-properties fo:font-variant="normal" fo:text-transform="none" fo:color="#dd0000" loext:opacity="100%" style:font-name="Consolas" fo:font-size="10pt" fo:letter-spacing="-0.0043in" fo:font-style="normal" fo:font-weight="normal" fo:background-color="#ffffff" loext:char-shading-value="0" style:font-size-asian="10pt" style:font-size-complex="10pt" loext:padding="0in" loext:border="none"/>
    </style:style>
    <style:style style:name="T459" style:family="text">
      <style:text-properties fo:font-variant="normal" fo:text-transform="none" fo:color="#dd0000" loext:opacity="100%" style:font-name="Consolas" fo:font-size="10pt" fo:letter-spacing="-0.0043in" fo:language="en" fo:country="US" fo:font-style="normal" style:text-underline-style="none" fo:font-weight="normal" officeooo:rsid="0013c496"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60"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61" style:family="text">
      <style:text-properties fo:font-variant="normal" fo:text-transform="none"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62" style:family="text">
      <style:text-properties fo:font-variant="normal" fo:text-transform="none" fo:color="#6b5e9b" loext:opacity="10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63" style:family="text">
      <style:text-properties fo:font-variant="normal" fo:text-transform="none" fo:color="#6b5e9b" loext:opacity="100%" style:font-name="Lato" fo:font-size="11pt" fo:letter-spacing="normal" fo:language="en" fo:country="US" fo:font-style="normal" style:text-underline-style="none" fo:font-weight="normal" officeooo:rsid="008a177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4" style:family="text">
      <style:text-properties fo:font-variant="normal" fo:text-transform="none" fo:color="#6b5e9b" loext:opacity="100%" style:font-name="Lato" fo:font-size="11pt" fo:letter-spacing="normal" fo:language="en" fo:country="US" fo:font-style="normal" style:text-underline-style="none" fo:font-weight="normal" officeooo:rsid="008cf4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5" style:family="text">
      <style:text-properties fo:font-variant="normal" fo:text-transform="none" fo:color="#6b5e9b" loext:opacity="100%" style:font-name="Lato" fo:font-size="11pt" fo:letter-spacing="normal" fo:language="en" fo:country="US" fo:font-style="normal" fo:font-weight="normal" officeooo:rsid="00bc8d05" style:font-size-asian="11pt" style:language-asian="zxx" style:country-asian="none" style:font-weight-asian="normal" style:font-size-complex="11pt" style:language-complex="zxx" style:country-complex="none" style:font-weight-complex="normal" loext:padding="0in" loext:border="none"/>
    </style:style>
    <style:style style:name="T466" style:family="text">
      <style:text-properties fo:font-variant="normal" fo:text-transform="none" fo:color="#0000cc"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7" style:family="text">
      <style:text-properties fo:font-variant="normal" fo:text-transform="none" fo:color="#0000cc" loext:opacity="100%" style:font-name="Consolas" fo:font-size="11pt" fo:letter-spacing="normal" fo:language="en" fo:country="US" fo:font-style="normal" style:text-underline-style="none" fo:font-weight="bold" officeooo:rsid="007ad7e6" fo:background-color="transparent" loext:char-shading-value="0" style:font-size-asian="11pt" style:language-asian="zxx" style:country-asian="none" style:font-weight-asian="bold" style:font-size-complex="11pt" style:language-complex="zxx" style:country-complex="none" style:font-weight-complex="bold"/>
    </style:style>
    <style:style style:name="T468" style:family="text">
      <style:text-properties fo:font-variant="normal" fo:text-transform="none" fo:color="#16825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9" style:family="text">
      <style:text-properties fo:font-variant="normal" fo:text-transform="none" fo:color="#8d281e"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0" style:family="text">
      <style:text-properties fo:font-variant="normal" fo:text-transform="none" fo:color="#481d32"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1" style:family="text">
      <style:text-properties fo:font-variant="normal" fo:text-transform="none" fo:color="#1c1c1c"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2"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3"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4" style:family="text">
      <style:text-properties fo:font-variant="normal" fo:text-transform="none" fo:color="#861141" loext:opacity="100%"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5" style:family="text">
      <style:text-properties fo:font-variant="normal" fo:text-transform="none" fo:color="#861141" loext:opacity="10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6" style:family="text">
      <style:text-properties fo:font-variant="normal" fo:text-transform="none" fo:color="#861141" loext:opacity="10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77" style:family="text">
      <style:text-properties fo:font-variant="normal" fo:text-transform="none" fo:color="#861141"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8" style:family="text">
      <style:text-properties fo:font-variant="normal" fo:text-transform="none" fo:color="#861141" loext:opacity="100%" style:text-position="super 58%"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9" style:family="text">
      <style:text-properties fo:font-variant="normal" fo:text-transform="none" fo:color="#4d5156" loext:opacity="100%" style:font-name="arial"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0" style:family="text">
      <style:text-properties fo:font-variant="normal" fo:text-transform="none" fo:color="#4d5156" loext:opacity="100%"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1" style:family="text">
      <style:text-properties fo:font-variant="normal" fo:text-transform="none" fo:color="#990000"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2" style:family="text">
      <style:text-properties fo:font-variant="normal" fo:text-transform="none" fo:color="#009900"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3" style:family="text">
      <style:text-properties fo:font-variant="normal" fo:text-transform="none" fo:color="#339933"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4" style:family="text">
      <style:text-properties fo:font-variant="normal" fo:text-transform="none" fo:color="#428bca" loext:opacity="100%" style:text-line-through-style="none" style:text-line-through-type="none" style:font-name="inherit" fo:font-size="10.5pt" fo:letter-spacing="normal" fo:language="en" fo:country="US" fo:font-style="normal" style:text-underline-style="none" fo:font-weight="normal" officeooo:rsid="00247fe1"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5" style:family="text">
      <style:text-properties fo:font-variant="normal" fo:text-transform="none" fo:color="#428bca" loext:opacity="100%" style:text-line-through-style="none" style:text-line-through-type="none" fo:font-size="10.5pt" fo:letter-spacing="normal" fo:language="en" fo:country="US" fo:font-style="normal" style:text-underline-style="none" fo:font-weight="normal" officeooo:rsid="00247fe1"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6" style:family="text">
      <style:text-properties fo:font-variant="normal" fo:text-transform="none" style:font-name="Lato" fo:font-size="11pt" fo:letter-spacing="normal" fo:language="en" fo:country="US" fo:font-style="normal" style:text-underline-style="none" fo:font-weight="normal" officeooo:rsid="00bdee9c"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7"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488" style:family="text">
      <style:text-properties fo:color="#000000" loext:opacity="100%" officeooo:rsid="000a02ac"/>
    </style:style>
    <style:style style:name="T489"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490" style:family="text">
      <style:text-properties fo:color="#000000" loext:opacity="100%" style:font-name="Lato"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1" style:family="text">
      <style:text-properties fo:color="#000000" loext:opacity="100%" style:font-name="Lato" fo:font-size="11pt" fo:language="en" fo:country="US" style:text-underline-style="solid" style:text-underline-width="auto" style:text-underline-color="font-color"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2" style:family="text">
      <style:text-properties fo:color="#000000" loext:opacity="100%" style:font-name="Lato" fo:font-size="11pt" fo:language="en" fo:country="US" style:text-underline-style="solid" style:text-underline-width="auto" style:text-underline-color="font-color"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93" style:family="text">
      <style:text-properties fo:color="#000000" loext:opacity="100%" style:font-name="Lato" fo:font-size="12pt" fo:language="en" fo:country="GB"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494" style:family="text">
      <style:text-properties fo:color="#000000"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5" style:family="text">
      <style:text-properties officeooo:rsid="000aa45d"/>
    </style:style>
    <style:style style:name="T496" style:family="text">
      <style:text-properties officeooo:rsid="000abd9a"/>
    </style:style>
    <style:style style:name="T497" style:family="text">
      <style:text-properties fo:color="#737373" loext:opacity="100%" style:font-name="DejaVu Sans Mono" fo:letter-spacing="-0.0102in" officeooo:rsid="0005e96b" style:language-asian="zxx" style:country-asian="none" style:language-complex="zxx" style:country-complex="none"/>
    </style:style>
    <style:style style:name="T498" style:family="text">
      <style:text-properties fo:color="#737373" loext:opacity="100%" style:font-name="DejaVu Sans Mono" fo:letter-spacing="-0.0102in" officeooo:rsid="0005e96b"/>
    </style:style>
    <style:style style:name="T499"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500" style:family="text">
      <style:text-properties fo:color="#336699" loext:opacity="100%" style:font-name="DejaVu Sans Mono" fo:letter-spacing="-0.0102in" fo:font-weight="normal" officeooo:rsid="0005e96b"/>
    </style:style>
    <style:style style:name="T501" style:family="text">
      <style:text-properties fo:color="#336699" loext:opacity="100%" style:font-name="DejaVu Sans Mono" fo:letter-spacing="-0.0102in" officeooo:rsid="0005e96b" style:language-asian="zxx" style:country-asian="none" style:language-complex="zxx" style:country-complex="none"/>
    </style:style>
    <style:style style:name="T502" style:family="text">
      <style:text-properties fo:color="#336699" loext:opacity="100%" style:font-name="DejaVu Sans Mono" fo:letter-spacing="-0.0102in" officeooo:rsid="0005e96b"/>
    </style:style>
    <style:style style:name="T503" style:family="text">
      <style:text-properties fo:color="#669933" loext:opacity="100%" style:font-name="DejaVu Sans Mono" fo:letter-spacing="-0.0102in" officeooo:rsid="0005e96b" style:language-asian="zxx" style:country-asian="none" style:language-complex="zxx" style:country-complex="none"/>
    </style:style>
    <style:style style:name="T504" style:family="text">
      <style:text-properties fo:color="#669933" loext:opacity="100%" style:font-name="DejaVu Sans Mono" fo:letter-spacing="-0.0102in" officeooo:rsid="0005e96b"/>
    </style:style>
    <style:style style:name="T505" style:family="text">
      <style:text-properties officeooo:rsid="0011eab7"/>
    </style:style>
    <style:style style:name="T506" style:family="text">
      <style:text-properties style:font-name="DejaVu Sans Mono" fo:font-size="10pt" officeooo:rsid="0005e96b" style:font-size-asian="10pt" style:font-size-complex="10pt"/>
    </style:style>
    <style:style style:name="T507" style:family="text">
      <style:text-properties style:font-name="DejaVu Sans Mono" officeooo:rsid="0005e96b" style:language-asian="zxx" style:country-asian="none" style:language-complex="zxx" style:country-complex="none"/>
    </style:style>
    <style:style style:name="T508"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509" style:family="text">
      <style:text-properties fo:color="#1e6a39" loext:opacity="100%" style:font-name="DejaVu Sans Mono" fo:font-size="10pt" officeooo:rsid="0005e96b" style:font-size-asian="10pt" style:font-size-complex="10pt"/>
    </style:style>
    <style:style style:name="T510" style:family="text">
      <style:text-properties style:use-window-font-color="true" loext:opacity="0%"/>
    </style:style>
    <style:style style:name="T511"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512" style:family="text">
      <style:text-properties style:use-window-font-color="true" loext:opacity="0%" style:font-name="Lato" fo:font-size="11pt" fo:language="en" fo:country="US" style:text-underline-style="none"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3" style:family="text">
      <style:text-properties style:use-window-font-color="true" loext:opacity="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4" style:family="text">
      <style:text-properties fo:font-size="10pt" fo:letter-spacing="normal" fo:language="en" fo:country="US" style:font-size-asian="10pt" style:language-asian="zxx" style:country-asian="none" style:font-size-complex="10pt" style:language-complex="zxx" style:country-complex="none"/>
    </style:style>
    <style:style style:name="T515" style:family="text">
      <style:text-properties fo:color="#c9211e" loext:opacity="100%" style:font-name="Lato" fo:font-size="11pt" fo:language="en" fo:country="US" style:font-size-asian="11pt" style:language-asian="zxx" style:country-asian="none" style:font-size-complex="11pt" style:language-complex="zxx" style:country-complex="none"/>
    </style:style>
    <style:style style:name="T516" style:family="text">
      <style:text-properties fo:color="#c9211e" loext:opacity="100%"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7" style:family="text">
      <style:text-properties fo:color="#8d1d75"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8" style:family="text">
      <style:text-properties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9" style:family="text">
      <style:text-properties fo:color="#6b5e9b" loext:opacity="100%" style:font-name="Consolas" fo:font-size="11pt" fo:letter-spacing="-0.0043in" fo:language="en" fo:country="US" style:text-underline-style="none"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0" style:family="text">
      <style:text-properties fo:font-weight="bold" style:font-weight-asian="bold" style:font-weight-complex="bold"/>
    </style:style>
    <style:style style:name="T521" style:family="text">
      <style:text-properties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2" style:family="text">
      <style:text-properties style:font-name="Consolas"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3" style:family="text">
      <style:text-properties style:font-name="Consolas" fo:font-size="11pt"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4" style:family="text">
      <style:text-properties officeooo:rsid="00bbe3b4"/>
    </style:style>
    <style:style style:name="T525" style:family="text">
      <style:text-properties style:text-line-through-style="none" style:text-line-through-type="none" style:text-blinking="false" loext:padding="0in"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ext:span text:style-name="T2">PHP Notes Chapter </text:span><text:span text:style-name="T3">9</text:span><text:span text:style-name="T5">  Web Features</text:span></text:p>
      <text:p text:style-name="P7"/>
      <text:p text:style-name="P8"/>
      <text:p text:style-name="P2"><text:span text:style-name="T1">Req</text:span><text:span text:style-name="T487">uest Types</text:span></text:p>
      <text:p text:style-name="P9"/>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222"><text:span text:style-name="T7">If PHP is processing a request from the command line, then </text:span><text:span text:style-name="T14">$_SERVER['argv'] </text:span><text:span text:style-name="T7">contains an array of the arguments passed and </text:span><text:span text:style-name="T14">$_SERVER['argc'] </text:span><text:span text:style-name="T29">c</text:span><text:span text:style-name="T7">ontains the number </text:span>of arguments that were passed.</text:p>
      <text:p text:style-name="P222"/>
      <text:p text:style-name="P5">PHP can accept data from the environment in which it runs.</text:p>
      <text:p text:style-name="P222"><text:span text:style-name="T7">You’d be able to reference this in your PHP script using the </text:span><text:span text:style-name="T14">$_ENV </text:span><text:span text:style-name="T511">superglobal</text:span></text:p>
      <text:p text:style-name="P223"/>
      <text:p text:style-name="P224"/>
      <text:p text:style-name="P222"><text:span text:style-name="Strong_20_Emphasis"><text:span text:style-name="T101">Example #1 </text:span></text:span><text:span text:style-name="Strong_20_Emphasis"><text:span text:style-name="Variable"><text:span text:style-name="T101">$_ENV</text:span></text:span></text:span><text:span text:style-name="Strong_20_Emphasis"><text:span text:style-name="T101"> example:</text:span></text:span></text:p>
      <text:p text:style-name="P1"/>
      <text:p text:style-name="P208"><text:span text:style-name="Strong_20_Emphasis"><text:span text:style-name="T283">&lt;?php<text:line-break/>echo 'My username is ' . $_ENV["USER"] . '!';<text:line-break/>?&gt;</text:span></text:span></text:p>
      <text:p text:style-name="P208"><text:span text:style-name="Strong_20_Emphasis"><text:span text:style-name="T63"/></text:span></text:p>
      <text:p text:style-name="P208"><text:span text:style-name="Strong_20_Emphasis"><text:span text:style-name="T63">//My username is bjori!</text:span></text:span></text:p>
      <text:p text:style-name="P77"><text:span text:style-name="Strong_20_Emphasis"><text:span text:style-name="T37"/></text:span></text:p>
      <text:p text:style-name="P77"><text:span text:style-name="Strong_20_Emphasis"><text:span text:style-name="T37"/></text:span></text:p>
      <text:p text:style-name="P77"><text:span text:style-name="Strong_20_Emphasis"><text:span text:style-name="T37"/></text:span></text:p>
      <text:p text:style-name="P77"><text:span text:style-name="Strong_20_Emphasis"><text:span text:style-name="T37"/></text:span></text:p>
      <text:p text:style-name="P177"><text:span text:style-name="Strong_20_Emphasis"><text:span text:style-name="T173">getenv</text:span></text:span><text:span text:style-name="T140">(</text:span><text:span text:style-name="T222">string</text:span><text:span text:style-name="T140"> </text:span><text:span text:style-name="Source_20_Text"><text:span text:style-name="T173">$varname</text:span></text:span><text:span text:style-name="T140">, </text:span><text:span text:style-name="T222">bool</text:span><text:span text:style-name="T140"> </text:span><text:span text:style-name="Source_20_Text"><text:span text:style-name="T173">$local_only</text:span></text:span><text:span text:style-name="T251"> = </text:span><text:span text:style-name="Source_20_Text"><text:span text:style-name="T251">false</text:span></text:span><text:span text:style-name="T140">): </text:span><text:span text:style-name="T222">string|false</text:span></text:p>
      <text:p text:style-name="P81"><text:span text:style-name="Strong_20_Emphasis"><text:span text:style-name="T174"/></text:span></text:p>
      <text:p text:style-name="P81"><text:span text:style-name="Strong_20_Emphasis"><text:span text:style-name="T174">getenv</text:span></text:span><text:span text:style-name="Strong_20_Emphasis"><text:span text:style-name="T141">(): </text:span></text:span><text:span text:style-name="Strong_20_Emphasis"><text:span text:style-name="T223">array</text:span></text:span></text:p>
      <text:p text:style-name="P77"><text:span text:style-name="Strong_20_Emphasis"><text:span text:style-name="T37"/></text:span></text:p>
      <text:p text:style-name="P77"><text:span text:style-name="Strong_20_Emphasis"><text:span text:style-name="T37"/></text:span></text:p>
      <text:p text:style-name="P77"><text:soft-page-break/><text:span text:style-name="Strong_20_Emphasis"><text:span text:style-name="T99">Example #</text:span></text:span><text:span text:style-name="Strong_20_Emphasis"><text:span text:style-name="T100">2 </text:span></text:span><text:span text:style-name="Strong_20_Emphasis"><text:span text:style-name="T99"> getenv() Example</text:span></text:span></text:p>
      <text:p text:style-name="P77"><text:span text:style-name="Strong_20_Emphasis"><text:span text:style-name="T36"/></text:span></text:p>
      <text:p text:style-name="P209"><text:span text:style-name="Strong_20_Emphasis"><text:span text:style-name="T283">&lt;?php<text:line-break/>$ip = getenv('XDG_CURRENT_DESKTOP');</text:span></text:span></text:p>
      <text:p text:style-name="P77"><text:span text:style-name="Strong_20_Emphasis"><text:span text:style-name="T283"><text:tab/>?</text:span></text:span><text:span text:style-name="Strong_20_Emphasis"><text:span text:style-name="T284">&gt;</text:span></text:span></text:p>
      <text:p text:style-name="P77"><text:span text:style-name="Strong_20_Emphasis"><text:span text:style-name="T64"><text:tab/>// Budgie:GNOME</text:span></text:span></text:p>
      <text:p text:style-name="P77"><text:span text:style-name="Strong_20_Emphasis"><text:span text:style-name="T38"/></text:span></text:p>
      <text:p text:style-name="P77"><text:span text:style-name="Strong_20_Emphasis"><text:span text:style-name="T66">The </text:span></text:span><text:span text:style-name="Strong_20_Emphasis"><text:span text:style-name="Source_20_Text"><text:span text:style-name="T94">varname</text:span></text:span></text:span><text:span text:style-name="Strong_20_Emphasis"><text:span text:style-name="T66"> can now be omitted to retrieve an associative array of all environment variables.</text:span></text:span></text:p>
      <text:p text:style-name="P60"><text:span text:style-name="T9">local_only </text:span><text:span text:style-name="T8">Set to true to only return local environment variables (set by the operating system or putenv)</text:span>.</text:p>
      <text:p text:style-name="P63"/>
      <text:p text:style-name="P222"><text:span text:style-name="Strong_20_Emphasis"><text:span text:style-name="T169">putenv</text:span></text:span><text:span text:style-name="T136">(</text:span><text:span text:style-name="T219">string</text:span><text:span text:style-name="T136"> </text:span><text:span text:style-name="Source_20_Text"><text:span text:style-name="T169">$assignment</text:span></text:span><text:span text:style-name="T136">): </text:span><text:span text:style-name="T219">bool</text:span></text:p>
      <text:p text:style-name="P11">Sets the value of an environment variable, like "FOO=BAR"</text:p>
      <text:p text:style-name="P10"/>
      <text:p text:style-name="P10"/>
      <text:p text:style-name="P329">The Request Superglobal</text:p>
      <text:p text:style-name="P328">The $_REQUEST superglobal is an associative array that by default contains the contents of <text:s/>$_GET, $_POST, and $_COOKIE. The presence and order of variables listed in this array is defined according to the PHP request_order, and variables_order configuration directives.</text:p>
      <text:p text:style-name="P330">request_order <text:span text:style-name="T488">string</text:span></text:p>
      <text:p text:style-name="P326">This directive describes the order in which PHP registers <text:span text:style-name="T524">the</text:span> variables into the _REQUEST array. Registration is done from left to right, newer values override older values.</text:p>
      <text:p text:style-name="P327">If this directive is not set, variables_order is used for $_REQUEST contents.</text:p>
      <text:p text:style-name="P67">variables_order <text:span text:style-name="T488">string</text:span></text:p>
      <text:p text:style-name="P202"><text:span text:style-name="T68">In the </text:span><text:span text:style-name="T67">php.ini, </text:span><text:span text:style-name="T68">s</text:span><text:span text:style-name="T67">ets the order of <text:s/>the </text:span><text:span text:style-name="T281">variables_order </text:span><text:span text:style-name="T282">= </text:span><text:span text:style-name="T281">EGPCS</text:span><text:span text:style-name="T67"> (</text:span><text:span text:style-name="Source_20_Text"><text:span text:style-name="T67">E</text:span></text:span><text:span text:style-name="T67">nvironment, </text:span><text:span text:style-name="Source_20_Text"><text:span text:style-name="T67">G</text:span></text:span><text:span text:style-name="T67">et, </text:span><text:span text:style-name="Source_20_Text"><text:span text:style-name="T67">P</text:span></text:span><text:span text:style-name="T67">ost, </text:span><text:span text:style-name="Source_20_Text"><text:span text:style-name="T67">C</text:span></text:span><text:span text:style-name="T67">ookie, and </text:span><text:span text:style-name="Source_20_Text"><text:span text:style-name="T67">S</text:span></text:span><text:span text:style-name="T67">erver) variable parsing. </text:span></text:p>
      <text:p text:style-name="P325">If the same variable is in multiple request types, it will take on the value of the last <text:s/>one in the sequence of this settings value.</text:p>
      <text:p text:style-name="P58"><text:span text:style-name="T496">Sending and </text:span>Receiving POST Data</text:p>
      <text:p text:style-name="P52"><text:span text:style-name="T495">E</text:span>xample of a POST to a web site that is sending Ronald as the value of the name variable:</text:p>
      <text:p text:style-name="P70"/>
      <text:p text:style-name="P69">POST  HTTP/1.1</text:p>
      <text:p text:style-name="P68">Host: bieberfanclub.com</text:p>
      <text:p text:style-name="P68">Content-Type: application/x-www-form-urlencoded</text:p>
      <text:p text:style-name="P68">Cache-Control: no-cache</text:p>
      <text:p text:style-name="P68">name=Ronald</text:p>
      <text:p text:style-name="P61"/>
      <text:p text:style-name="P324">There are three advantages to sending variables with POST:</text:p>
      <text:p text:style-name="P53">• POST data can be encoded in a particular character set, which isn’t the case with GET.</text:p>
      <text:p text:style-name="P53">• Because your variables are being sent in the message body, you’re not limited as to how much data <text:s text:c="3"/><text:tab/>you can send by the length ofthe URL.</text:p>
      <text:p text:style-name="P53">• POST allows you to upload files but GET does not.</text:p>
      <text:p text:style-name="P52"><text:soft-page-break/>There is no difference in security between the two methods.</text:p>
      <text:p text:style-name="P52">There is no limit in the HTTP protocol on the length of the URL, but there are limits on browsers and other clients. As a general rule, don’t create a URL longer than 2000 characters.</text:p>
      <text:p text:style-name="P52"/>
      <text:p text:style-name="P58">Sending POST Data with cURL</text:p>
      <text:p text:style-name="P55">curl is used in command lines or scripts to transfer data. PHP supports libcurl, a library allows you to connect and communicate to many different types of servers with many different types of protocols. </text:p>
      <text:p text:style-name="P55">Using curl involves the following process:</text:p>
      <text:p text:style-name="P54"/>
      <text:p text:style-name="P54">1. Initialize a curl session.</text:p>
      <text:p text:style-name="P182"><text:span text:style-name="Strong_20_Emphasis"><text:span text:style-name="T275">curl_init</text:span></text:span><text:span text:style-name="T275">(?string </text:span><text:span text:style-name="Source_20_Text"><text:span text:style-name="T275">$url</text:span></text:span><text:span text:style-name="T275"> = </text:span><text:span text:style-name="Strong_20_Emphasis"><text:span text:style-name="Source_20_Text"><text:span text:style-name="T275">null</text:span></text:span></text:span><text:span text:style-name="T275">): CurlHandle |false</text:span></text:p>
      <text:p text:style-name="P183"><text:span text:style-name="Source_20_Text"><text:span text:style-name="T67">Initializes a new session and return a cURL handle</text:span></text:span></text:p>
      <text:p text:style-name="P54">2. Set options for the session.</text:p>
      <text:p text:style-name="P57"><text:span text:style-name="Strong_20_Emphasis"><text:span text:style-name="T15">curl_setopt(CurlHandle </text:span></text:span><text:span text:style-name="Source_20_Text"><text:span text:style-name="T16">$handle</text:span></text:span><text:span text:style-name="T16">, CURLOPT_XXX </text:span><text:span text:style-name="Source_20_Text"><text:span text:style-name="T16">$option</text:span></text:span><text:span text:style-name="T16">, mixed </text:span><text:span text:style-name="Source_20_Text"><text:span text:style-name="T16">$value</text:span></text:span><text:span text:style-name="T16">): bool</text:span></text:p>
      <text:p text:style-name="P15"><text:span text:style-name="Source_20_Text"><text:span text:style-name="T489">Sets an option on the given cURL session handle.</text:span></text:span></text:p>
      <text:p text:style-name="P54">3. Execute the session (make the call).</text:p>
      <text:p text:style-name="P44"><text:span text:style-name="Source_20_Text"><text:span text:style-name="T19">cuel_exec(CurlHandle $handle): string|bool</text:span></text:span></text:p>
      <text:p text:style-name="P44"><text:span text:style-name="Source_20_Text"><text:span text:style-name="T19"/></text:span></text:p>
      <text:p text:style-name="P44"><text:span text:style-name="Source_20_Text"><text:span text:style-name="T19">curl_error(CurlHandle $handle): string</text:span></text:span></text:p>
      <text:p text:style-name="P46"><text:span text:style-name="Source_20_Text"><text:span text:style-name="T12">Returns a clear text error message for the last cURL operation.</text:span></text:span></text:p>
      <text:p text:style-name="P42"><text:span text:style-name="Source_20_Text"><text:span text:style-name="T12">Closes a cURL session and frees all resources. The cURL handle, handle, is also deleted.</text:span></text:span></text:p>
      <text:p text:style-name="P54">4. Close the session and release the resource.</text:p>
      <text:p text:style-name="P45"><text:span text:style-name="Source_20_Text"><text:span text:style-name="T19">curl_close(</text:span></text:span><text:span text:style-name="Strong_20_Emphasis"><text:span text:style-name="T17">CurlHandle </text:span></text:span><text:span text:style-name="Source_20_Text"><text:span text:style-name="T19">$handle): void</text:span></text:span></text:p>
      <text:p text:style-name="P56"><text:span text:style-name="T505">I</text:span>t is possipbe to pass an array of all option you want to set instead off colling curl_setopt() multiple times:</text:p>
      <text:p text:style-name="P44"><text:span text:style-name="Strong_20_Emphasis"><text:span text:style-name="T17">curl_setopt_array</text:span></text:span><text:span text:style-name="Strong_20_Emphasis"><text:span text:style-name="T18">(</text:span></text:span><text:span text:style-name="Source_20_Text"><text:span text:style-name="T19">CurlHandle </text:span></text:span><text:span text:style-name="Strong_20_Emphasis"><text:span text:style-name="T17">$handle, array $options): bool</text:span></text:span></text:p>
      <text:p text:style-name="P39"><text:span text:style-name="Source_20_Text"><text:span text:style-name="T19"/></text:span></text:p>
      <text:p text:style-name="P39"><text:span text:style-name="Strong_20_Emphasis"><text:span text:style-name="T23">&lt;?php<text:line-break/></text:span></text:span><text:span text:style-name="Strong_20_Emphasis"><text:span text:style-name="T508">// create a new cURL resource</text:span></text:span><text:span text:style-name="Strong_20_Emphasis"><text:span text:style-name="T23"><text:line-break/>$ch = curl_init();<text:line-break/><text:line-break/></text:span></text:span><text:span text:style-name="Strong_20_Emphasis"><text:span text:style-name="T508">// set URL and other appropriate options</text:span></text:span><text:span text:style-name="Strong_20_Emphasis"><text:span text:style-name="T23"><text:line-break/></text:span></text:span><text:span text:style-name="Strong_20_Emphasis"><text:span text:style-name="T26">$options = array(CURLOPT_URL =&gt; 'http://www.example.com/',<text:line-break/>                 CURLOPT_HEADER =&gt; false</text:span></text:span><text:span text:style-name="Strong_20_Emphasis"><text:span text:style-name="T23"><text:line-break/>                );<text:line-break/><text:line-break/>curl_setopt_array($ch, $options);<text:line-break/><text:line-break/></text:span></text:span><text:span text:style-name="Strong_20_Emphasis"><text:span text:style-name="T508">// grab URL and pass it to the browser</text:span></text:span><text:span text:style-name="Strong_20_Emphasis"><text:span text:style-name="T23"><text:line-break/>curl_exec($ch);<text:line-break/></text:span></text:span><text:span text:style-name="Source_20_Text"><text:span text:style-name="T506"><text:line-break/></text:span></text:span><text:span text:style-name="Strong_20_Emphasis"><text:span text:style-name="T508">// close cURL resource, and free up system resources</text:span></text:span><text:span text:style-name="Strong_20_Emphasis"><text:span text:style-name="T23"><text:line-break/>curl_close($ch);<text:line-break/>?&gt;</text:span></text:span></text:p>
      <text:p text:style-name="P39"><text:soft-page-break/><text:span text:style-name="Source_20_Text"><text:span text:style-name="T11">Receiving GET Data</text:span></text:span></text:p>
      <text:p text:style-name="P39"><text:span text:style-name="Source_20_Text"><text:span text:style-name="T11"/></text:span></text:p>
      <text:p text:style-name="P39"><text:span text:style-name="Source_20_Text"><text:span text:style-name="T12">It is possible to pass arrays through GET using syntax like this:</text:span></text:span></text:p>
      <text:p text:style-name="P39"><text:span text:style-name="Source_20_Text"><text:span text:style-name="T27">http://example.com/users.php?sort[col]=name&amp;sort[order]=desc</text:span></text:span></text:p>
      <text:p text:style-name="P39"><text:span text:style-name="Source_20_Text"><text:span text:style-name="T19"/></text:span></text:p>
      <text:p text:style-name="P39"><text:span text:style-name="Source_20_Text"><text:span text:style-name="T12">You would be able to access these variables like this:</text:span></text:span></text:p>
      <text:p text:style-name="P39"><text:span text:style-name="Source_20_Text"><text:span text:style-name="T12"/></text:span></text:p>
      <text:p text:style-name="P51"><text:span text:style-name="Source_20_Text"><text:span text:style-name="T33">&lt;?php</text:span></text:span></text:p>
      <text:p text:style-name="P51"><text:span text:style-name="Source_20_Text"><text:span text:style-name="T33">echo $_GET['sort']['col'];</text:span></text:span></text:p>
      <text:p text:style-name="P51"><text:span text:style-name="Source_20_Text"><text:span text:style-name="T33">echo $_GET['sort']['order'];</text:span></text:span></text:p>
      <text:p text:style-name="P39"><text:span text:style-name="Source_20_Text"><text:span text:style-name="T19"/></text:span></text:p>
      <text:p text:style-name="P39"><text:span text:style-name="Source_20_Text"><text:span text:style-name="T19"/></text:span></text:p>
      <text:p text:style-name="P39"><text:span text:style-name="Source_20_Text"><text:span text:style-name="T19"/></text:span></text:p>
      <text:p text:style-name="P39"><text:span text:style-name="Source_20_Text"><text:span text:style-name="T11">Sending GET Data</text:span></text:span></text:p>
      <text:p text:style-name="P48"><text:span text:style-name="Source_20_Text"><text:span text:style-name="T19">http_build_query()</text:span></text:span><text:span text:style-name="Source_20_Text"><text:span text:style-name="T12"> Generates a URL-encoded query string from the array provided:</text:span></text:span></text:p>
      <text:p text:style-name="P43"><text:span text:style-name="Source_20_Text"><text:span text:style-name="T12"/></text:span></text:p>
      <text:p text:style-name="P50"><text:span text:style-name="Source_20_Text"><text:span text:style-name="T33">&lt;?php</text:span></text:span></text:p>
      <text:p text:style-name="P51"><text:span text:style-name="Source_20_Text"><text:span text:style-name="T33">$getData = ['fans' =&gt; ['Ron', 'Jonathan', 'Anne Frank']];</text:span></text:span></text:p>
      <text:p text:style-name="P51"><text:span text:style-name="Source_20_Text"><text:span text:style-name="T33">echo http_build_query($getData);</text:span></text:span></text:p>
      <text:p text:style-name="P51"><text:span text:style-name="Source_20_Text"><text:span text:style-name="T33">?&gt;</text:span></text:span></text:p>
      <text:p text:style-name="P39"><text:span text:style-name="Source_20_Text"><text:span text:style-name="T285"/></text:span></text:p>
      <text:p text:style-name="P39"><text:span text:style-name="Source_20_Text"><text:span text:style-name="T509">// fans%5B0%5D=Ron&amp;fans%5B1%5D=Jonathan&amp;fans%5B2%5D=Anne+Frank</text:span></text:span></text:p>
      <text:p text:style-name="P184"><text:a xlink:type="simple" xlink:href="http://localhost/test.php?test=fans%5B0%5D=Ron&amp;fans%5B1%5D=Jonathan&amp;fans%5B2%5D=Anne+Frank" text:style-name="Internet_20_link" text:visited-style-name="Visited_20_Internet_20_Link"><text:span text:style-name="Source_20_Text"><text:span text:style-name="T285"/></text:span></text:a></text:p>
      <text:p text:style-name="P184"><text:span text:style-name="Source_20_Text"><text:span text:style-name="T354">http://localhost/test.php?fans%5B0%5D=Ron&amp;fans%5B1%5D=Jonathan&amp;fans%5B2%5D=Anne+Frank</text:span></text:span></text:p>
      <text:p text:style-name="P184"><text:span text:style-name="Source_20_Text"><text:span text:style-name="T285"/></text:span></text:p>
      <text:p text:style-name="P225"><text:span text:style-name="Source_20_Text"><text:span text:style-name="T285">&lt;?PHP</text:span></text:span></text:p>
      <text:p text:style-name="P38"><text:span text:style-name="Source_20_Text"><text:span text:style-name="T21">print_r( $_GET['fans']);</text:span></text:span></text:p>
      <text:p text:style-name="P38"><text:span text:style-name="Source_20_Text"><text:span text:style-name="T21">?&gt;</text:span></text:span></text:p>
      <text:p text:style-name="P184"><text:span text:style-name="Source_20_Text"><text:span text:style-name="T368">// Array ( [0] =&gt; Ron [1] =&gt; Jonathan [2] =&gt; Anne Frank ) </text:span></text:span></text:p>
      <text:p text:style-name="P39"><text:span text:style-name="Source_20_Text"><text:span text:style-name="T285"/></text:span></text:p>
      <text:p text:style-name="P59"><text:span text:style-name="Source_20_Text"><text:span text:style-name="T12">Encoding and Decoding URL</text:span></text:span></text:p>
      <text:p text:style-name="P39"><text:span text:style-name="Source_20_Text"><text:span text:style-name="T30"/></text:span></text:p>
      <text:p text:style-name="P36"><text:span text:style-name="Strong_20_Emphasis"><text:span text:style-name="T500">urlencode</text:span></text:span><text:span text:style-name="Source_20_Text"><text:span text:style-name="T498">(</text:span></text:span><text:span text:style-name="Source_20_Text"><text:span text:style-name="T504">string</text:span></text:span><text:span text:style-name="Source_20_Text"><text:span text:style-name="T498"> </text:span></text:span><text:span text:style-name="Source_20_Text"><text:span text:style-name="T502">$string</text:span></text:span><text:span text:style-name="Source_20_Text"><text:span text:style-name="T498">): </text:span></text:span><text:span text:style-name="Source_20_Text"><text:span text:style-name="T504">string</text:span></text:span><text:span text:style-name="Source_20_Text"><text:span text:style-name="T19"> </text:span></text:span></text:p>
      <text:p text:style-name="P37"><text:span text:style-name="Source_20_Text"><text:span text:style-name="T13">Returns a string in which all non-alphanumeric characters except  </text:span></text:span><text:span text:style-name="Source_20_Text"><text:span text:style-name="T32">- <text:s/></text:span></text:span><text:span text:style-name="Source_20_Text"><text:span text:style-name="T13">and <text:s/></text:span></text:span><text:span text:style-name="Source_20_Text"><text:span text:style-name="T32">_ <text:s/></text:span></text:span><text:span text:style-name="Source_20_Text"><text:span text:style-name="T13">. have been replaced with a percent </text:span></text:span><text:span text:style-name="Source_20_Text"><text:span text:style-name="T31">(%) sign followed by two hex digits</text:span></text:span><text:span text:style-name="Source_20_Text"><text:span text:style-name="T13"> and </text:span></text:span><text:span text:style-name="Source_20_Text"><text:span text:style-name="T31">spaces encoded as plus (+)</text:span></text:span><text:span text:style-name="Source_20_Text"><text:span text:style-name="T13"> signs. It is encoded the same way that the posted data from a WWW form is encoded, that is the same way as in </text:span></text:span></text:p>
      <text:p text:style-name="P35"><text:span text:style-name="Source_20_Text"><text:span text:style-name="T28">application/x-www-form-urlencoded</text:span></text:span><text:span text:style-name="Source_20_Text"><text:span text:style-name="T22"> </text:span></text:span><text:span text:style-name="Source_20_Text"><text:span text:style-name="T13">media type. </text:span></text:span></text:p>
      <text:p text:style-name="P39"><text:span text:style-name="Source_20_Text"><text:span text:style-name="T30"/></text:span></text:p>
      <text:p text:style-name="P39"><text:span text:style-name="Source_20_Text"><text:span text:style-name="T30"/></text:span></text:p>
      <text:p text:style-name="P41"><text:span text:style-name="Strong_20_Emphasis"><text:span text:style-name="T499">urldecode</text:span></text:span><text:span text:style-name="Source_20_Text"><text:span text:style-name="T497">(</text:span></text:span><text:span text:style-name="Source_20_Text"><text:span text:style-name="T503">string</text:span></text:span><text:span text:style-name="Source_20_Text"><text:span text:style-name="T497"> </text:span></text:span><text:span text:style-name="Source_20_Text"><text:span text:style-name="T501">$string</text:span></text:span><text:span text:style-name="Source_20_Text"><text:span text:style-name="T497">): </text:span></text:span><text:span text:style-name="Source_20_Text"><text:span text:style-name="T503">string</text:span></text:span><text:span text:style-name="Source_20_Text"><text:span text:style-name="T507"> </text:span></text:span></text:p>
      <text:p text:style-name="P41"><text:span text:style-name="Source_20_Text"><text:span text:style-name="T13">Decodes any %## encoding in the given string. Plus symbols ('+') are decoded to a space character. </text:span></text:span></text:p>
      <text:p text:style-name="P40"><text:span text:style-name="Source_20_Text"><text:span text:style-name="T13"/></text:span></text:p>
      <text:p text:style-name="P221"><text:soft-page-break/><text:span text:style-name="Source_20_Text"><text:span text:style-name="T281">&lt;?php<text:line-break/></text:span></text:span><text:span text:style-name="Source_20_Text"><text:span text:style-name="T357">$string = 'this is the fox\'</text:span></text:span><text:span text:style-name="Source_20_Text"><text:span text:style-name="T358">s</text:span></text:span><text:span text:style-name="Source_20_Text"><text:span text:style-name="T357"> xbox';</text:span></text:span><text:span text:style-name="Source_20_Text"><text:span text:style-name="T281"><text:line-break/><text:line-break/>$encodedString = urlencode($string);</text:span></text:span></text:p>
      <text:p text:style-name="P221"><text:span text:style-name="Source_20_Text"><text:span text:style-name="T281">echo $encodedString . PHP_EOL;</text:span></text:span></text:p>
      <text:p text:style-name="P192"><text:span text:style-name="Source_20_Text"><text:span text:style-name="T281">?&gt;<text:line-break/></text:span></text:span><text:span text:style-name="Source_20_Text"><text:span text:style-name="T365">// this+is+the+fox%27</text:span></text:span><text:span text:style-name="Source_20_Text"><text:span text:style-name="T366">s</text:span></text:span><text:span text:style-name="Source_20_Text"><text:span text:style-name="T365">+xbox</text:span></text:span></text:p>
      <text:p text:style-name="P192"><text:span text:style-name="Source_20_Text"><text:span text:style-name="T365"/></text:span></text:p>
      <text:p text:style-name="P49"><text:span text:style-name="Source_20_Text"><text:span text:style-name="T20">&lt;?php</text:span></text:span></text:p>
      <text:p text:style-name="P49"><text:span text:style-name="Source_20_Text"><text:span text:style-name="T20">$decodedString = urldecode($encodedString);</text:span></text:span></text:p>
      <text:p text:style-name="P49"><text:span text:style-name="Source_20_Text"><text:span text:style-name="T20">echo $decodedString . PHP_EOL;</text:span></text:span></text:p>
      <text:p text:style-name="P47"><text:span text:style-name="Source_20_Text"><text:span text:style-name="T20">?&gt;</text:span></text:span></text:p>
      <text:p text:style-name="P185"><text:span text:style-name="Source_20_Text"><text:span text:style-name="T365">// this is the fox'</text:span></text:span><text:span text:style-name="Source_20_Text"><text:span text:style-name="T366">s</text:span></text:span><text:span text:style-name="Source_20_Text"><text:span text:style-name="T365"> xbox</text:span></text:span><text:span text:style-name="Source_20_Text"><text:span text:style-name="T275"><text:line-break/></text:span></text:span></text:p>
      <text:p text:style-name="P185"/>
      <text:p text:style-name="P185"><text:span text:style-name="Source_20_Text"><text:span text:style-name="T114">Receiving <text:s/>PUT <text:s text:c="2"/></text:span></text:span><text:span text:style-name="Source_20_Text"><text:span text:style-name="T115">And <text:s/>PATCH <text:s/></text:span></text:span><text:span text:style-name="Source_20_Text"><text:span text:style-name="T114">Data</text:span></text:span></text:p>
      <text:p text:style-name="P203"><text:span text:style-name="Source_20_Text"><text:span text:style-name="T69">PHP provides a number of miscellaneous I/O streams that allow access to PHP's own input and output streams <text:tab/></text:span></text:span><text:span text:style-name="Source_20_Text"><text:span text:style-name="T299">php:// — Accessing various I/O streams </text:span></text:span></text:p>
      <text:p text:style-name="P185"><text:span text:style-name="Source_20_Text"><text:span text:style-name="T69"/></text:span></text:p>
      <text:p text:style-name="P185"><text:span text:style-name="Source_20_Text"><text:span text:style-name="T300">php://input</text:span></text:span><text:span text:style-name="Source_20_Text"><text:span text:style-name="T69"> is a read-only stream that allows you to read raw data from the request. </text:span></text:span><text:span text:style-name="Source_20_Text"><text:span text:style-name="T299">body. </text:span></text:span><text:span text:style-name="Source_20_Text"><text:span text:style-name="T300">php://input</text:span></text:span><text:span text:style-name="Source_20_Text"><text:span text:style-name="T69"> is not available with </text:span></text:span><text:span text:style-name="Source_20_Text"><text:span text:style-name="T299">enctype="multipart/form-data"</text:span></text:span><text:span text:style-name="Source_20_Text"><text:span text:style-name="T69">. </text:span></text:span></text:p>
      <text:p text:style-name="P185"><text:span text:style-name="Source_20_Text"><text:span text:style-name="T117"/></text:span></text:p>
      <text:p text:style-name="P185"><text:span text:style-name="Source_20_Text"><text:span text:style-name="T275">&lt;?php</text:span></text:span></text:p>
      <text:p text:style-name="P185"><text:span text:style-name="Source_20_Text"><text:span text:style-name="T275">$putVariables = [];</text:span></text:span></text:p>
      <text:p text:style-name="P185"><text:span text:style-name="Source_20_Text"><text:span text:style-name="T275">parse_str(file_get_contents("php://input"), $putVariables);</text:span></text:span></text:p>
      <text:p text:style-name="P191"><text:span text:style-name="Source_20_Text"><text:span text:style-name="T275">?</text:span></text:span><text:span text:style-name="Source_20_Text"><text:span text:style-name="T276">&gt;</text:span></text:span></text:p>
      <text:p text:style-name="P300"><text:span text:style-name="Source_20_Text"><text:span text:style-name="T332">rawurldecode() </text:span></text:span><text:span text:style-name="Source_20_Text"><text:span text:style-name="T69">does not decode plus symbols </text:span></text:span><text:span text:style-name="Source_20_Text"><text:span text:style-name="T332">'+'</text:span></text:span><text:span text:style-name="Source_20_Text"><text:span text:style-name="T69"> into spaces.</text:span></text:span><text:span text:style-name="Source_20_Text"><text:span text:style-name="T332"> urldecode()</text:span></text:span><text:span text:style-name="Source_20_Text"><text:span text:style-name="T131"> </text:span></text:span><text:span text:style-name="Source_20_Text"><text:span text:style-name="T69">does.</text:span></text:span></text:p>
      <text:p text:style-name="P86"><text:span text:style-name="Source_20_Text"><text:span text:style-name="T332">rawurlencode()</text:span></text:span><text:span text:style-name="Source_20_Text"><text:span text:style-name="T69"> </text:span></text:span><text:span text:style-name="Source_20_Text"><text:span text:style-name="T92">implements</text:span></text:span><text:span text:style-name="Source_20_Text"><text:span text:style-name="T69"> RFC 1738, <text:s/>by encoding spaces as</text:span></text:span><text:span text:style-name="Source_20_Text"><text:span text:style-name="T333"> %20 </text:span></text:span><text:span text:style-name="Source_20_Text"><text:span text:style-name="T69">instead of</text:span></text:span><text:span text:style-name="Source_20_Text"><text:span text:style-name="T332"> </text:span></text:span><text:span text:style-name="Source_20_Text"><text:span text:style-name="T333">+ </text:span></text:span><text:span text:style-name="Source_20_Text"><text:span text:style-name="T93">as <text:s/></text:span></text:span><text:span text:style-name="Source_20_Text"><text:span text:style-name="T333">urlencode() </text:span></text:span><text:span text:style-name="Source_20_Text"><text:span text:style-name="T70">does.</text:span></text:span></text:p>
      <text:p text:style-name="P86"><text:span text:style-name="Source_20_Text"><text:span text:style-name="T445">For interoperability </text:span></text:span><text:span text:style-name="Source_20_Text"><text:span text:style-name="T446">it is better to use the raw functions <text:s/></text:span></text:span><text:span text:style-name="Source_20_Text"><text:span text:style-name="T447">except in</text:span></text:span><text:span text:style-name="Source_20_Text"><text:span text:style-name="T446"> legacy systems where + is used for space.</text:span></text:span></text:p>
      <text:h text:style-name="P186" text:outline-level="1"><text:span text:style-name="Source_20_Text"><text:span text:style-name="T115">PHP parse_str() Function</text:span></text:span></text:h>
      <text:p text:style-name="P185"><text:span text:style-name="Source_20_Text"><text:span text:style-name="Strong_20_Emphasis"><text:span text:style-name="T177">parse_str</text:span></text:span></text:span><text:span text:style-name="Source_20_Text"><text:span text:style-name="T143">(</text:span></text:span><text:span text:style-name="Source_20_Text"><text:span text:style-name="T225">string</text:span></text:span><text:span text:style-name="Source_20_Text"><text:span text:style-name="T143"> </text:span></text:span><text:span text:style-name="Source_20_Text"><text:span text:style-name="T178">$string</text:span></text:span><text:span text:style-name="Source_20_Text"><text:span text:style-name="T143">, </text:span></text:span><text:span text:style-name="Source_20_Text"><text:span text:style-name="T225">array</text:span></text:span><text:span text:style-name="Source_20_Text"><text:span text:style-name="T143"> </text:span></text:span><text:span text:style-name="Source_20_Text"><text:span text:style-name="T178">&amp;$result</text:span></text:span><text:span text:style-name="Source_20_Text"><text:span text:style-name="T143">): </text:span></text:span><text:span text:style-name="Source_20_Text"><text:span text:style-name="T225">void</text:span></text:span></text:p>
      <text:p text:style-name="P187"><text:span text:style-name="Source_20_Text"><text:span text:style-name="T69">Parses string as if it were the query string passed via a URL and sets variables in the current scope (or in the array if </text:span></text:span><text:span text:style-name="Source_20_Text"><text:span text:style-name="T277">$result</text:span></text:span><text:span text:style-name="Source_20_Text"><text:span text:style-name="T69"> is provided). </text:span></text:span></text:p>
      <text:p text:style-name="P185"><text:span text:style-name="Source_20_Text"><text:span text:style-name="T275">&lt;?php<text:line-break/>parse_str("name=Peter&amp;age=43");<text:line-break/>echo $name."&lt;br&gt;";<text:line-break/>echo $age;<text:line-break/>?&gt;</text:span></text:span></text:p>
      <text:p text:style-name="P190"><text:span text:style-name="Source_20_Text"><text:span text:style-name="T356">7.2.0<text:tab/>Usage of parse_str() without a second parameter now emits an E_DEPRECATED notice.</text:span></text:span></text:p>
      <text:p text:style-name="P185"><text:span text:style-name="Source_20_Text"><text:span text:style-name="T275"/></text:span></text:p>
      <text:h text:style-name="P189" text:outline-level="1"><text:span text:style-name="Source_20_Text"><text:span text:style-name="T115">PHP file_get_contents() Function</text:span></text:span></text:h>
      <text:p text:style-name="P204"><text:span text:style-name="Source_20_Text"><text:span text:style-name="T69">The </text:span></text:span><text:span text:style-name="Source_20_Text"><text:span text:style-name="T277">file_get_contents()</text:span></text:span><text:span text:style-name="Source_20_Text"><text:span text:style-name="T69"> reads a file </text:span></text:span><text:span text:style-name="Source_20_Text"><text:span text:style-name="T82">( or stream of data ) </text:span></text:span><text:span text:style-name="Source_20_Text"><text:span text:style-name="T69">into a string. <text:s/></text:span></text:span><text:span text:style-name="Source_20_Text"><text:span text:style-name="T463">(See chapter 8)</text:span></text:span></text:p>
      <text:p text:style-name="P185"><text:soft-page-break/><text:span text:style-name="Source_20_Text"><text:span text:style-name="T116">Sending PUT Data</text:span></text:span></text:p>
      <text:p text:style-name="P188"><text:span text:style-name="Source_20_Text"><text:span text:style-name="T69">PUT data is transmitted exactly as with POST, so curl is the simplest way to send it in PHP.</text:span></text:span></text:p>
      <text:p text:style-name="P185"><text:span text:style-name="Source_20_Text"><text:span text:style-name="T292">&lt;?php</text:span></text:span></text:p>
      <text:p text:style-name="P185"><text:span text:style-name="Source_20_Text"><text:span text:style-name="T292">$data = ["fan" =&gt; "Ron"];</text:span></text:span></text:p>
      <text:p text:style-name="P185"><text:span text:style-name="Source_20_Text"><text:span text:style-name="T292">$curlResource = curl_init();</text:span></text:span></text:p>
      <text:p text:style-name="P185"><text:span text:style-name="Source_20_Text"><text:span text:style-name="T292">$options = [</text:span></text:span></text:p>
      <text:p text:style-name="P185"><text:span text:style-name="Source_20_Text"><text:span text:style-name="T292">    CURLOPT_URL =&gt; 'https://requestb.in/oxk2utox',</text:span></text:span></text:p>
      <text:p text:style-name="P185"><text:span text:style-name="Source_20_Text"><text:span text:style-name="T292">    CURLOPT_CUSTOMREQUEST =&gt; 'PUT',</text:span></text:span></text:p>
      <text:p text:style-name="P185"><text:span text:style-name="Source_20_Text"><text:span text:style-name="T292">    CURLOPT_POSTFIELDS =&gt; $data</text:span></text:span></text:p>
      <text:p text:style-name="P185"><text:span text:style-name="Source_20_Text"><text:span text:style-name="T292">];</text:span></text:span></text:p>
      <text:p text:style-name="P185"><text:span text:style-name="Source_20_Text"><text:span text:style-name="T292">curl_setopt_array($curlResource, $options);</text:span></text:span></text:p>
      <text:p text:style-name="P193"><text:span text:style-name="Source_20_Text"><text:span text:style-name="T292">$response = curl_exec($curlResource);</text:span></text:span></text:p>
      <text:p text:style-name="P193"><text:span text:style-name="Source_20_Text"><text:span text:style-name="T293">?&gt;</text:span></text:span></text:p>
      <text:p text:style-name="P193"><text:span text:style-name="Source_20_Text"><text:span text:style-name="T278"/></text:span></text:p>
      <text:p text:style-name="P193"><text:span text:style-name="Source_20_Text"><text:span text:style-name="T116">Sessions</text:span></text:span></text:p>
      <text:p text:style-name="P193"><text:span text:style-name="Source_20_Text"><text:span text:style-name="T69">Session information is stored on the server and is associated with a unique identifier.</text:span></text:span></text:p>
      <text:p text:style-name="P193"><text:span text:style-name="Source_20_Text"><text:span text:style-name="T69">The client will send the session identifier to the server with every request and this allows the server to associate the request with a particular session.</text:span></text:span></text:p>
      <text:p text:style-name="P206"><text:span text:style-name="Source_20_Text"><text:span text:style-name="T69">PHP supports sessions by default, but they can be disabled through a configuration setting in php.ini. </text:span></text:span></text:p>
      <text:p text:style-name="P207"><text:span text:style-name="Source_20_Text"><text:span text:style-name="T83">To start a <text:s/>session:</text:span></text:span></text:p>
      <text:p text:style-name="P195"><text:span text:style-name="Source_20_Text"><text:span text:style-name="T277">session_start() <text:s text:c="2"/></text:span></text:span><text:span text:style-name="Source_20_Text"><text:span text:style-name="T278"><text:tab/> <text:s/></text:span></text:span><text:span text:style-name="Source_20_Text"><text:span text:style-name="T69">or automatically if your php.ini<text:tab/> <text:s text:c="5"/></text:span></text:span><text:span text:style-name="Source_20_Text"><text:span text:style-name="T277">session.auto_start = 1</text:span></text:span></text:p>
      <text:p text:style-name="P193"><text:span text:style-name="Source_20_Text"><text:span text:style-name="T69">When the session starts, the user is assigned a random unique session identifier called the session id. The </text:span></text:span><text:span text:style-name="Source_20_Text"><text:span text:style-name="T277">session ID </text:span></text:span><text:span text:style-name="Source_20_Text"><text:span text:style-name="T69">is either stored in a cookie on the client or passed through the URL if you enable the </text:span></text:span><text:span text:style-name="Source_20_Text"><text:span text:style-name="T277">session.use_trans_sid</text:span></text:span><text:span text:style-name="Source_20_Text"><text:span text:style-name="T69"> configuration setting </text:span></text:span><text:span text:style-name="Source_20_Text"><text:span text:style-name="T85">(for security session should only be stored in a cookie)</text:span></text:span><text:span text:style-name="Source_20_Text"><text:span text:style-name="T69">.</text:span></text:span></text:p>
      <text:p text:style-name="P193"><text:span text:style-name="Source_20_Text"><text:span text:style-name="T69"/></text:span></text:p>
      <text:p text:style-name="P194"><text:span text:style-name="Source_20_Text"><text:span text:style-name="T116">Session Identifier and Session Variables</text:span></text:span></text:p>
      <text:p text:style-name="P196"><text:span text:style-name="Source_20_Text"><text:span text:style-name="T69">Example 1 </text:span></text:span><text:span text:style-name="Source_20_Text"><text:span text:style-name="T71">Get Session ID</text:span></text:span><text:span text:style-name="Source_20_Text"><text:span text:style-name="T69">:</text:span></text:span></text:p>
      <text:p text:style-name="P201"><text:span text:style-name="Source_20_Text"><text:span text:style-name="T292">&lt;?</text:span></text:span><text:span text:style-name="Source_20_Text"><text:span text:style-name="T290">php</text:span></text:span></text:p>
      <text:p text:style-name="P201"><text:span text:style-name="Source_20_Text"><text:span text:style-name="T290">session_start();</text:span></text:span></text:p>
      <text:p text:style-name="P201"><text:span text:style-name="Source_20_Text"><text:span text:style-name="T290">echo session_id(); </text:span></text:span><text:span text:style-name="Source_20_Text"><text:span text:style-name="T370">//47cd5bh0f0dsh9b2ekgueqikfh</text:span></text:span></text:p>
      <text:p text:style-name="P201"><text:span text:style-name="Source_20_Text"><text:span text:style-name="T290"/></text:span></text:p>
      <text:p text:style-name="P201"><text:span text:style-name="Source_20_Text"><text:span text:style-name="T290">session_destroy();</text:span></text:span></text:p>
      <text:p text:style-name="P201"><text:span text:style-name="Source_20_Text"><text:span text:style-name="T292">?&gt;</text:span></text:span></text:p>
      <text:p text:style-name="P200"><text:span text:style-name="Source_20_Text"><text:span text:style-name="T292"/></text:span></text:p>
      <text:p text:style-name="P196"><text:span text:style-name="Source_20_Text"><text:span text:style-name="T69">Example </text:span></text:span><text:span text:style-name="Source_20_Text"><text:span text:style-name="T71">2 Set Session ID</text:span></text:span><text:span text:style-name="Source_20_Text"><text:span text:style-name="T69">:</text:span></text:span></text:p>
      <text:p text:style-name="P196"><text:span text:style-name="Source_20_Text"><text:span text:style-name="T292">&lt;?</text:span></text:span><text:span text:style-name="Source_20_Text"><text:span text:style-name="T290">php</text:span></text:span></text:p>
      <text:p text:style-name="P196"><text:span text:style-name="Source_20_Text"><text:span text:style-name="T290">session_id(123456);</text:span></text:span></text:p>
      <text:p text:style-name="P196"><text:span text:style-name="Source_20_Text"><text:span text:style-name="T290">session_start();</text:span></text:span></text:p>
      <text:p text:style-name="P197"><text:span text:style-name="Source_20_Text"><text:span text:style-name="T290">echo session_id(); </text:span></text:span><text:span text:style-name="Source_20_Text"><text:span text:style-name="T370">//123456</text:span></text:span></text:p>
      <text:p text:style-name="P196"><text:span text:style-name="Source_20_Text"><text:span text:style-name="T370"/></text:span></text:p>
      <text:p text:style-name="P197"><text:span text:style-name="Source_20_Text"><text:span text:style-name="T290">session_destroy();</text:span></text:span></text:p>
      <text:p text:style-name="P197"><text:span text:style-name="Source_20_Text"><text:span text:style-name="T292">?&gt;</text:span></text:span></text:p>
      <text:p text:style-name="P198"><text:soft-page-break/><text:span text:style-name="Source_20_Text"><text:span text:style-name="T286">session_regenerate_id</text:span></text:span><text:span text:style-name="Source_20_Text"><text:span text:style-name="T287">()</text:span></text:span><text:span text:style-name="Source_20_Text"><text:span text:style-name="T286"> </text:span></text:span><text:span text:style-name="Source_20_Text"><text:span text:style-name="T69">— will replace the current session id with a new one, and keep the current session information.</text:span></text:span></text:p>
      <text:p text:style-name="P198"><text:span text:style-name="Source_20_Text"><text:span text:style-name="Strong_20_Emphasis"><text:span text:style-name="T170">session_regenerate_id</text:span></text:span></text:span><text:span text:style-name="Source_20_Text"><text:span text:style-name="T137">(</text:span></text:span><text:span text:style-name="Source_20_Text"><text:span text:style-name="T220">bool</text:span></text:span><text:span text:style-name="Source_20_Text"><text:span text:style-name="T137"> </text:span></text:span><text:span text:style-name="Source_20_Text"><text:span text:style-name="T170">$delete_old_session</text:span></text:span><text:span text:style-name="Source_20_Text"><text:span text:style-name="T252"> = </text:span></text:span><text:span text:style-name="Strong_20_Emphasis"><text:span text:style-name="Source_20_Text"><text:span text:style-name="T252">false</text:span></text:span></text:span><text:span text:style-name="Source_20_Text"><text:span text:style-name="T137">): </text:span></text:span><text:span text:style-name="Source_20_Text"><text:span text:style-name="T220">bool</text:span></text:span></text:p>
      <text:p text:style-name="P179"><text:span text:style-name="Source_20_Text"><text:span text:style-name="T286">&lt;?php</text:span></text:span></text:p>
      <text:p text:style-name="P179"><text:span text:style-name="Source_20_Text"><text:span text:style-name="T290"><text:s/>session_id(123456);</text:span></text:span></text:p>
      <text:p text:style-name="P179"><text:span text:style-name="Source_20_Text"><text:span text:style-name="T290"><text:s/>session_start();</text:span></text:span></text:p>
      <text:p text:style-name="P179"><text:span text:style-name="Source_20_Text"><text:span text:style-name="T290"><text:s/>session_regenerate_id();</text:span></text:span></text:p>
      <text:p text:style-name="P179"><text:span text:style-name="Source_20_Text"><text:span text:style-name="T290"><text:s/>echo session_id(); <text:tab/></text:span></text:span><text:span text:style-name="Source_20_Text"><text:span text:style-name="T286"><text:tab/><text:tab/></text:span></text:span><text:span text:style-name="Source_20_Text"><text:span text:style-name="T367">// rjnat6l40liv1bu50pngt4t08t</text:span></text:span></text:p>
      <text:p text:style-name="P179"><text:span text:style-name="Source_20_Text"><text:span text:style-name="T286">?&gt;</text:span></text:span></text:p>
      <text:p text:style-name="P179"><text:span text:style-name="Source_20_Text"><text:span text:style-name="T286"/></text:span></text:p>
      <text:p text:style-name="P179"><text:span text:style-name="Source_20_Text"><text:span text:style-name="T116">Ending a Session</text:span></text:span></text:p>
      <text:p text:style-name="P179"><text:span text:style-name="Source_20_Text"><text:span text:style-name="T69">To properly end a session, you should do three things:</text:span></text:span></text:p>
      <text:p text:style-name="P179"><text:span text:style-name="Source_20_Text"><text:span text:style-name="T69"><text:tab/>1. Set the </text:span></text:span><text:span text:style-name="Source_20_Text"><text:span text:style-name="T344">$_SESSION</text:span></text:span><text:span text:style-name="Source_20_Text"><text:span text:style-name="T131"> </text:span></text:span><text:span text:style-name="Source_20_Text"><text:span text:style-name="T69">array to an empty array.</text:span></text:span></text:p>
      <text:p text:style-name="P179"><text:span text:style-name="Source_20_Text"><text:span text:style-name="T69"><text:tab/>2. Set the session cookie expiry time to the past.</text:span></text:span></text:p>
      <text:p text:style-name="P181"><text:span text:style-name="Source_20_Text"><text:span text:style-name="T69"><text:tab/>3. Call the function </text:span></text:span><text:span text:style-name="Source_20_Text"><text:span text:style-name="T286">session_destroy()</text:span></text:span><text:span text:style-name="Source_20_Text"><text:span text:style-name="T69">.</text:span></text:span></text:p>
      <text:p text:style-name="P179"><text:span text:style-name="Source_20_Text"><text:span text:style-name="T69"/></text:span></text:p>
      <text:p text:style-name="P179"><text:span text:style-name="Source_20_Text"><text:span text:style-name="T116">Session Handlers</text:span></text:span></text:p>
      <text:p text:style-name="P199"><text:span text:style-name="Source_20_Text"><text:span text:style-name="T72">B</text:span></text:span><text:span text:style-name="Source_20_Text"><text:span text:style-name="T69">y default PHP sessions are stored on disk and use the </text:span></text:span><text:span text:style-name="Source_20_Text"><text:span text:style-name="T286">serialize()</text:span></text:span><text:span text:style-name="Source_20_Text"><text:span text:style-name="T69"> and </text:span></text:span><text:span text:style-name="Source_20_Text"><text:span text:style-name="T286">unserialize()</text:span></text:span><text:span text:style-name="Source_20_Text"><text:span text:style-name="T69">.</text:span></text:span></text:p>
      <text:p text:style-name="P179"><text:span text:style-name="Source_20_Text"><text:span text:style-name="T91">T</text:span></text:span><text:span text:style-name="Source_20_Text"><text:span text:style-name="T69">o write your own session handler, <text:s/>you should implement the </text:span></text:span><text:span text:style-name="Source_20_Text"><text:span text:style-name="T112"><text:s/></text:span></text:span><text:span text:style-name="Source_20_Text"><text:span text:style-name="T297">SessionHandler</text:span></text:span><text:span text:style-name="Source_20_Text"><text:span text:style-name="T298">I</text:span></text:span><text:span text:style-name="Source_20_Text"><text:span text:style-name="T297">nterface</text:span></text:span><text:span text:style-name="Source_20_Text"><text:span text:style-name="T112">.</text:span></text:span></text:p>
      <text:p text:style-name="P179"><text:span text:style-name="Source_20_Text"><text:span text:style-name="T69"/></text:span></text:p>
      <text:p text:style-name="P214"><text:span text:style-name="Source_20_Text"><text:span text:style-name="T98">session_set_save_handler()</text:span></text:span><text:span text:style-name="Source_20_Text"><text:span text:style-name="T69"> </text:span></text:span><text:span text:style-name="Source_20_Text"><text:span text:style-name="T43"> —  </text:span></text:span><text:span text:style-name="Source_20_Text"><text:span text:style-name="T69">sets the user-level session storage functions which are used for storing and retrieving data associated with a session.</text:span></text:span></text:p>
      <text:p text:style-name="P214"><text:span text:style-name="Source_20_Text"><text:span text:style-name="T69"/></text:span></text:p>
      <text:p text:style-name="P277"><text:span text:style-name="Source_20_Text"><text:span text:style-name="Strong_20_Emphasis"><text:span text:style-name="T193">session_set_save_handler</text:span></text:span></text:span><text:span text:style-name="Source_20_Text"><text:span text:style-name="T152"> ( </text:span></text:span><text:span text:style-name="Source_20_Text"><text:span text:style-name="T194">callable</text:span></text:span><text:span text:style-name="Source_20_Text"><text:span text:style-name="T152"> </text:span></text:span><text:span text:style-name="Source_20_Text"><text:span text:style-name="T194">$open</text:span></text:span><text:span text:style-name="Source_20_Text"><text:span text:style-name="T152"> , </text:span></text:span><text:span text:style-name="Source_20_Text"><text:span text:style-name="T194">callable $close</text:span></text:span><text:span text:style-name="Source_20_Text"><text:span text:style-name="T152"> , </text:span></text:span><text:span text:style-name="Source_20_Text"><text:span text:style-name="T194">callable $read</text:span></text:span><text:span text:style-name="Source_20_Text"><text:span text:style-name="T152"> , </text:span></text:span><text:span text:style-name="Source_20_Text"><text:span text:style-name="T194">callable $write</text:span></text:span><text:span text:style-name="Source_20_Text"><text:span text:style-name="T152"> <text:tab/><text:tab/><text:tab/> <text:s text:c="5"/>, </text:span></text:span><text:span text:style-name="Source_20_Text"><text:span text:style-name="T194">callable $destroy</text:span></text:span><text:span text:style-name="Source_20_Text"><text:span text:style-name="T152"> , </text:span></text:span><text:span text:style-name="Source_20_Text"><text:span text:style-name="T194">callable</text:span></text:span><text:span text:style-name="Source_20_Text"><text:span text:style-name="T514"> </text:span></text:span><text:span text:style-name="Source_20_Text"><text:span text:style-name="T194">$gc</text:span></text:span><text:span text:style-name="Source_20_Text"><text:span text:style-name="T152"> [, </text:span></text:span><text:span text:style-name="Source_20_Text"><text:span text:style-name="T194">callable</text:span></text:span><text:span text:style-name="Source_20_Text"><text:span text:style-name="T152"> </text:span></text:span><text:span text:style-name="Source_20_Text"><text:span text:style-name="T194">$create_sid</text:span></text:span><text:span text:style-name="Source_20_Text"><text:span text:style-name="T152"> ] ): </text:span></text:span><text:span text:style-name="Source_20_Text"><text:span text:style-name="T234">bool</text:span></text:span><text:span text:style-name="Source_20_Text"><text:span text:style-name="T152"> </text:span></text:span></text:p>
      <text:p text:style-name="P213"><text:span text:style-name="Source_20_Text"><text:span text:style-name="T152"/></text:span></text:p>
      <text:p text:style-name="P13"><text:span text:style-name="Source_20_Text"><text:span text:style-name="T490">Since PHP 5.4 it is possible to register the following prototype:</text:span></text:span></text:p>
      <text:p text:style-name="P146"><text:span text:style-name="Strong_20_Emphasis"><text:span text:style-name="T196">session_set_save_handler</text:span></text:span><text:span text:style-name="T153">( </text:span><text:span text:style-name="Source_20_Text"><text:span text:style-name="T180">SessionHandlerInterface</text:span></text:span><text:span text:style-name="T153"> </text:span><text:span text:style-name="Source_20_Text"><text:span text:style-name="T195">$sessionhandler</text:span></text:span><text:span text:style-name="T153"> </text:span><text:span text:style-name="Source_20_Text"><text:span text:style-name="T195">$register_shutdown</text:span></text:span><text:span text:style-name="T262"> = </text:span><text:span text:style-name="Strong_20_Emphasis"><text:span text:style-name="Source_20_Text"><text:span text:style-name="T263">true</text:span></text:span></text:span><text:span text:style-name="T153"> )</text:span><text:span text:style-name="Source_20_Text"><text:span text:style-name="T235">:bool</text:span></text:span></text:p>
      <text:p text:style-name="P179"><text:span text:style-name="Source_20_Text"><text:span text:style-name="T69"/></text:span></text:p>
      <text:p text:style-name="P179"><text:span text:style-name="Source_20_Text"><text:span text:style-name="Strong_20_Emphasis"><text:span text:style-name="T179">serialize</text:span></text:span></text:span><text:span text:style-name="Source_20_Text"><text:span text:style-name="T144">(</text:span></text:span><text:span text:style-name="Source_20_Text"><text:span text:style-name="T180">mixed</text:span></text:span><text:span text:style-name="Source_20_Text"><text:span text:style-name="T4"> </text:span></text:span><text:span text:style-name="Source_20_Text"><text:span text:style-name="T180">$value</text:span></text:span><text:span text:style-name="Source_20_Text"><text:span text:style-name="T144">): </text:span></text:span><text:span text:style-name="Source_20_Text"><text:span text:style-name="T226">string</text:span></text:span></text:p>
      <text:p text:style-name="P179"><text:span text:style-name="Source_20_Text"><text:span text:style-name="T69">To serialize data means to convert a value to a sequence of bits, so that it can be stored in a file, a memory buffer, or transmitted across a network. </text:span></text:span><text:span text:style-name="Source_20_Text"><text:span text:style-name="T83">(Example conver an array to a sting </text:span></text:span><text:span text:style-name="Source_20_Text"><text:span text:style-name="T91">to</text:span></text:span><text:span text:style-name="Source_20_Text"><text:span text:style-name="T83"> save it in a cookie).</text:span></text:span></text:p>
      <text:p text:style-name="P179"><text:span text:style-name="Source_20_Text"><text:span text:style-name="T69"/></text:span></text:p>
      <text:p text:style-name="P178"><text:span text:style-name="Source_20_Text"><text:span text:style-name="Strong_20_Emphasis"><text:span text:style-name="T175">unserialize</text:span></text:span></text:span><text:span text:style-name="Source_20_Text"><text:span text:style-name="T142">(</text:span></text:span><text:span text:style-name="Source_20_Text"><text:span text:style-name="T224">string</text:span></text:span><text:span text:style-name="Source_20_Text"><text:span text:style-name="T142"> </text:span></text:span><text:span text:style-name="Source_20_Text"><text:span text:style-name="T176">$data</text:span></text:span><text:span text:style-name="Source_20_Text"><text:span text:style-name="T142">, </text:span></text:span><text:span text:style-name="Source_20_Text"><text:span text:style-name="T224">array</text:span></text:span><text:span text:style-name="Source_20_Text"><text:span text:style-name="T142"> </text:span></text:span><text:span text:style-name="Source_20_Text"><text:span text:style-name="T176">$options</text:span></text:span><text:span text:style-name="Source_20_Text"><text:span text:style-name="T255"> = []</text:span></text:span><text:span text:style-name="Source_20_Text"><text:span text:style-name="T142">): </text:span></text:span><text:span text:style-name="Source_20_Text"><text:span text:style-name="T176">mixed</text:span></text:span></text:p>
      <text:p text:style-name="P144"><text:span text:style-name="Source_20_Text"><text:span text:style-name="T69">unserialize() takes a single serialized variable and converts it back into a PHP value.</text:span></text:span></text:p>
      <text:p text:style-name="P179"><text:span text:style-name="Source_20_Text"><text:span text:style-name="T69"/></text:span></text:p>
      <text:p text:style-name="P180"><text:span text:style-name="Source_20_Text"><text:span text:style-name="T396">Warning</text:span></text:span></text:p>
      <text:p text:style-name="P297"><text:span text:style-name="Source_20_Text"><text:span text:style-name="T383">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291">json_decode()</text:span></text:span><text:span text:style-name="Source_20_Text"><text:span text:style-name="T510"> </text:span></text:span><text:span text:style-name="Source_20_Text"><text:span text:style-name="T383">and</text:span></text:span><text:span text:style-name="Source_20_Text"><text:span text:style-name="T379"> </text:span></text:span><text:span text:style-name="Source_20_Text"><text:span text:style-name="T291">json_encode()</text:span></text:span><text:span text:style-name="Source_20_Text"><text:span text:style-name="T383"> if yo</text:span></text:span><text:span text:style-name="T383">u need to pass serialized data to the user.</text:span></text:p>
      <text:p text:style-name="P216"><text:soft-page-break/><text:span text:style-name="Source_20_Text"><text:span text:style-name="T10">You can disable the session functions by setting empty or invalid value for </text:span></text:span><text:span text:style-name="Source_20_Text"><text:span text:style-name="T291">session.save_handler</text:span></text:span><text:span text:style-name="Source_20_Text"><text:span text:style-name="T10"> or  </text:span></text:span><text:span text:style-name="Source_20_Text"><text:span text:style-name="T291">session.serialize_handler</text:span></text:span><text:span text:style-name="Source_20_Text"><text:span text:style-name="T314"> i</text:span></text:span><text:span text:style-name="Source_20_Text"><text:span text:style-name="T10">n php.ini.</text:span></text:span></text:p>
      <text:p text:style-name="P215"><text:span text:style-name="Source_20_Text"><text:span text:style-name="T515">session.save_handler = files</text:span></text:span></text:p>
      <text:p text:style-name="P215"><text:span text:style-name="Source_20_Text"><text:span text:style-name="T515">session.serialize_handler = php</text:span></text:span></text:p>
      <text:p text:style-name="P215"><text:span text:style-name="Source_20_Text"><text:span text:style-name="T409">N</text:span></text:span><text:span text:style-name="Source_20_Text"><text:span text:style-name="T408">ote: that if any of these values is invalid, </text:span></text:span><text:span text:style-name="Source_20_Text"><text:span text:style-name="T291">session_start()</text:span></text:span><text:span text:style-name="Source_20_Text"><text:span text:style-name="T454"> </text:span></text:span><text:span text:style-name="Source_20_Text"><text:span text:style-name="T408">triggers a </text:span></text:span><text:span text:style-name="Source_20_Text"><text:span text:style-name="T414">PHP Warning.</text:span></text:span></text:p>
      <text:p text:style-name="P278"><text:span text:style-name="Source_20_Text"><text:span text:style-name="T409">Both of these setting are </text:span></text:span><text:span text:style-name="Source_20_Text"><text:span text:style-name="T327">PHP_INI_ALL</text:span></text:span><text:span text:style-name="Source_20_Text"><text:span text:style-name="T382"> and can be modified from </text:span></text:span><text:span text:style-name="Source_20_Text"><text:span text:style-name="T327">php.ini</text:span></text:span><text:span text:style-name="Source_20_Text"><text:span text:style-name="T382">,</text:span></text:span><text:span text:style-name="Source_20_Text"><text:span text:style-name="T327"> httpd.conf</text:span></text:span><text:span text:style-name="Source_20_Text"><text:span text:style-name="T382">,</text:span></text:span><text:span text:style-name="Source_20_Text"><text:span text:style-name="T327"> .htaccess </text:span></text:span><text:span text:style-name="Source_20_Text"><text:span text:style-name="T382">and</text:span></text:span><text:span text:style-name="Source_20_Text"><text:span text:style-name="T327"> </text:span></text:span></text:p>
      <text:p text:style-name="P279"><text:span text:style-name="Source_20_Text"><text:span text:style-name="T327">PHP code</text:span></text:span><text:line-break/></text:p>
      <text:p text:style-name="P279"><text:span text:style-name="Source_20_Text"><text:span text:style-name="T414">session_set_cookie_params</text:span></text:span><text:span text:style-name="Source_20_Text"><text:span text:style-name="T417">()</text:span></text:span><text:span text:style-name="Source_20_Text"><text:span text:style-name="T408"> — Set the session cookie parameters</text:span></text:span></text:p>
      <text:p text:style-name="P299"><text:span text:style-name="Strong_20_Emphasis"><text:span text:style-name="T216">session_set_cookie_params</text:span></text:span><text:span text:style-name="T166">(</text:span><text:span text:style-name="T248">int</text:span><text:span text:style-name="T166"> </text:span><text:span text:style-name="Source_20_Text"><text:span text:style-name="T216">$lifetime_or_options</text:span></text:span><text:span text:style-name="T166">,</text:span><text:span text:style-name="T167">  </text:span><text:span text:style-name="T248">?st</text:span><text:span text:style-name="T249">r</text:span><text:span text:style-name="T166"> </text:span><text:span text:style-name="Source_20_Text"><text:span text:style-name="T216">$path</text:span></text:span><text:span text:style-name="T273"> = </text:span><text:span text:style-name="Strong_20_Emphasis"><text:span text:style-name="Source_20_Text"><text:span text:style-name="T274">null</text:span></text:span></text:span><text:span text:style-name="T166">, </text:span><text:span text:style-name="T167"> </text:span><text:span text:style-name="T248">?str</text:span><text:span text:style-name="T166"> </text:span><text:span text:style-name="Source_20_Text"><text:span text:style-name="T216">$domain</text:span></text:span><text:span text:style-name="T273"> = </text:span><text:span text:style-name="Strong_20_Emphasis"><text:span text:style-name="Source_20_Text"><text:span text:style-name="T274">null</text:span></text:span></text:span><text:span text:style-name="T166">, </text:span><text:span text:style-name="T167">  </text:span></text:p>
      <text:p text:style-name="P299"><text:span text:style-name="T166"><text:tab/><text:tab/><text:tab/> <text:s text:c="4"/></text:span><text:span text:style-name="T248">?bool</text:span><text:span text:style-name="T166"> </text:span><text:span text:style-name="Source_20_Text"><text:span text:style-name="T216">$secure</text:span></text:span><text:span text:style-name="T273"> = </text:span><text:span text:style-name="Strong_20_Emphasis"><text:span text:style-name="Source_20_Text"><text:span text:style-name="T274">null</text:span></text:span></text:span><text:span text:style-name="T166">, </text:span><text:span text:style-name="T248">?bool</text:span><text:span text:style-name="T166"> </text:span><text:span text:style-name="Source_20_Text"><text:span text:style-name="T216">$httponly</text:span></text:span><text:span text:style-name="T273"> = </text:span><text:span text:style-name="Strong_20_Emphasis"><text:span text:style-name="Source_20_Text"><text:span text:style-name="T274">null </text:span></text:span></text:span><text:span text:style-name="T166">): </text:span><text:span text:style-name="T248">boo</text:span></text:p>
      <text:p text:style-name="P65"/>
      <text:p text:style-name="P284"><text:span text:style-name="Source_20_Text"><text:span text:style-name="T111">Demystifying some of the confusion</text:span></text:span></text:p>
      <text:p text:style-name="P284"><text:span text:style-name="Source_20_Text"><text:span text:style-name="T359">session_set_cookie_params(seconds)</text:span></text:span></text:p>
      <text:p text:style-name="P307"><text:span text:style-name="Source_20_Text"><text:span text:style-name="T460">session_start()</text:span></text:span><text:span text:style-name="Source_20_Text"><text:span text:style-name="T382"> does two things, it creates a temporary file on the server of which to store session data, and also sends a cookie </text:span></text:span><text:span text:style-name="Source_20_Text"><text:span text:style-name="T391">with the session id </text:span></text:span><text:span text:style-name="Source_20_Text"><text:span text:style-name="T382">to the user's browser. This cookie has a default expiration time, so </text:span></text:span><text:span text:style-name="Source_20_Text"><text:span text:style-name="T391">by </text:span></text:span><text:span text:style-name="Source_20_Text"><text:span text:style-name="T382">calling</text:span></text:span><text:span text:style-name="Source_20_Text"><text:span text:style-name="T391"> </text:span></text:span><text:span text:style-name="Source_20_Text"><text:span text:style-name="T460">session_set_cookie_params(seconds) </text:span></text:span><text:span text:style-name="Source_20_Text"><text:span text:style-name="T391">you can change </text:span></text:span><text:span text:style-name="Source_20_Text"><text:span text:style-name="T382"><text:s/>the default expiration time of the cookie </text:span></text:span><text:span text:style-name="Source_20_Text"><text:span text:style-name="T391">(together with other cookie paramiters)</text:span></text:span><text:span text:style-name="Source_20_Text"><text:span text:style-name="T382">. The cookie basically points the client to their session </text:span></text:span><text:span text:style-name="Source_20_Text"><text:span text:style-name="T391">with the session</text:span></text:span><text:span text:style-name="Source_20_Text"><text:span text:style-name="T382"> </text:span></text:span><text:span text:style-name="Source_20_Text"><text:span text:style-name="T391">id,</text:span></text:span><text:span text:style-name="Source_20_Text"><text:span text:style-name="T382"> </text:span></text:span><text:span text:style-name="Source_20_Text"><text:span text:style-name="T391">that</text:span></text:span><text:span text:style-name="Source_20_Text"><text:span text:style-name="T382"> is required to access the session </text:span></text:span><text:span text:style-name="Source_20_Text"><text:span text:style-name="T391">data on the server</text:span></text:span><text:span text:style-name="Source_20_Text"><text:span text:style-name="T382">.</text:span></text:span></text:p>
      <text:p text:style-name="P284"><text:span text:style-name="Source_20_Text"><text:span text:style-name="T359">setcookie()</text:span></text:span></text:p>
      <text:p text:style-name="P284"><text:span text:style-name="Source_20_Text"><text:span text:style-name="T386">W</text:span></text:span><text:span text:style-name="Source_20_Text"><text:span text:style-name="T382">here as </text:span></text:span><text:span text:style-name="Source_20_Text"><text:span text:style-name="T460">setcookie()</text:span></text:span><text:span text:style-name="Source_20_Text"><text:span text:style-name="T382"> function defines a cookie to be sent along with the rest of the HTTP headers.</text:span></text:span></text:p>
      <text:p text:style-name="P279"><text:span text:style-name="Source_20_Text"><text:span text:style-name="T382"/></text:span></text:p>
      <text:p text:style-name="P286"><text:span text:style-name="Source_20_Text"><text:span text:style-name="T116">Other session function</text:span></text:span></text:p>
      <text:p text:style-name="P279"/>
      <text:p text:style-name="P295"><text:span text:style-name="Source_20_Text"><text:span text:style-name="T414">session_save_path</text:span></text:span><text:span text:style-name="Source_20_Text"><text:span text:style-name="T415">()</text:span></text:span><text:span text:style-name="Source_20_Text"><text:span text:style-name="T414"> </text:span></text:span><text:span text:style-name="Source_20_Text"><text:span text:style-name="T408">— Get and/or set the current session save path. </text:span></text:span></text:p>
      <text:p text:style-name="P295"><text:span text:style-name="Source_20_Text"><text:span text:style-name="T410"><text:tab/><text:tab/><text:tab/> R</text:span></text:span><text:span text:style-name="Source_20_Text"><text:span text:style-name="T408">eturns the path of the current directory used to save session data, </text:span></text:span><text:span text:style-name="Source_20_Text"><text:span text:style-name="T410">or </text:span></text:span><text:span text:style-name="Source_20_Text"><text:span text:style-name="T415">false</text:span></text:span><text:span text:style-name="Source_20_Text"><text:span text:style-name="T410"> if failure.</text:span></text:span></text:p>
      <text:p text:style-name="P281"><text:span text:style-name="Strong_20_Emphasis"><text:span text:style-name="T199">session_save_path</text:span></text:span><text:span text:style-name="T155">(</text:span><text:span text:style-name="T237">?string</text:span><text:span text:style-name="T155"> </text:span><text:span text:style-name="Source_20_Text"><text:span text:style-name="T199">$path</text:span></text:span><text:span text:style-name="T265"> = </text:span><text:span text:style-name="Source_20_Text"><text:span text:style-name="T267">null</text:span></text:span><text:span text:style-name="T155">): </text:span><text:span text:style-name="T237">string|false</text:span></text:p>
      <text:p text:style-name="P288"><text:span text:style-name="Source_20_Text"><text:span text:style-name="T410">By default this is set in the php.ini file:<text:tab/></text:span></text:span><text:span text:style-name="Source_20_Text"><text:span text:style-name="T361">session.save_path </text:span></text:span><text:span text:style-name="Source_20_Text"><text:span text:style-name="T362">= “/var/lib/php/sessions”</text:span></text:span></text:p>
      <text:p text:style-name="P279"/>
      <text:p text:style-name="P279"/>
      <text:p text:style-name="P279"><text:span text:style-name="Source_20_Text"><text:span text:style-name="T414">session_name</text:span></text:span><text:span text:style-name="Source_20_Text"><text:span text:style-name="T416">()</text:span></text:span><text:span text:style-name="Source_20_Text"><text:span text:style-name="T414"> </text:span></text:span><text:span text:style-name="Source_20_Text"><text:span text:style-name="T408">— Get and/or set the current session name</text:span></text:span></text:p>
      <text:p text:style-name="P287"><text:span text:style-name="Strong_20_Emphasis"><text:span text:style-name="T199">session_name</text:span></text:span><text:span text:style-name="T155">(</text:span><text:span text:style-name="T237">?string</text:span><text:span text:style-name="T155"> </text:span><text:span text:style-name="Source_20_Text"><text:span text:style-name="T199">$name</text:span></text:span><text:span text:style-name="T265"> = </text:span><text:span text:style-name="Source_20_Text"><text:span text:style-name="T267">null</text:span></text:span><text:span text:style-name="T155">): </text:span><text:span text:style-name="T237">string|false</text:span></text:p>
      <text:p text:style-name="P279"/>
      <text:p text:style-name="P289"><text:span text:style-name="Source_20_Text"><text:span text:style-name="T411">Similar to </text:span></text:span><text:span text:style-name="Source_20_Text"><text:span text:style-name="T311">session_id()</text:span></text:span><text:span text:style-name="Source_20_Text"><text:span text:style-name="T411"> function, however i</text:span></text:span><text:span text:style-name="Source_20_Text"><text:span text:style-name="T413">ts use</text:span></text:span><text:span text:style-name="Source_20_Text"><text:span text:style-name="T411"> is to give a short discription to the session.</text:span></text:span></text:p>
      <text:p text:style-name="P282"><text:span text:style-name="Source_20_Text"><text:span text:style-name="T312">session_name()</text:span></text:span><text:span text:style-name="Source_20_Text"><text:span text:style-name="T408"> returns the name of the current session. If name is given, session_name() will update the session name and return the old session name. <text:tab/> <text:s/></text:span></text:span><text:span text:style-name="Source_20_Text"><text:span text:style-name="T465">(also it is the session id key that is svaed in the cookie)</text:span></text:span></text:p>
      <text:p text:style-name="P296"><text:span text:style-name="Source_20_Text"><text:span text:style-name="T410">By default this is set in the php.ini file:<text:tab/></text:span></text:span><text:span text:style-name="Source_20_Text"><text:span text:style-name="T362">session.name = PHPSESSID</text:span></text:span></text:p>
      <text:p text:style-name="P279"><text:span text:style-name="Source_20_Text"><text:span text:style-name="T408"/></text:span></text:p>
      <text:p text:style-name="P290"><text:soft-page-break/><text:span text:style-name="Source_20_Text"><text:span text:style-name="T414"> session_unset() </text:span></text:span><text:span text:style-name="Source_20_Text"><text:span text:style-name="T408">— frees all session variables currently registered.</text:span></text:span></text:p>
      <text:p text:style-name="P279"><text:span text:style-name="Source_20_Text"><text:span text:style-name="Strong_20_Emphasis"><text:span text:style-name="T201">session_unset</text:span></text:span></text:span><text:span text:style-name="Source_20_Text"><text:span text:style-name="T157">(): </text:span></text:span><text:span text:style-name="Source_20_Text"><text:span text:style-name="T239">bool</text:span></text:span></text:p>
      <text:p text:style-name="P279"><text:span text:style-name="Source_20_Text"><text:span text:style-name="T408"/></text:span></text:p>
      <text:p text:style-name="P291"><text:span text:style-name="Source_20_Text"><text:span text:style-name="T412">similar to </text:span></text:span><text:span text:style-name="Source_20_Text"><text:span text:style-name="T327">$_SESSION = [];</text:span></text:span></text:p>
      <text:p text:style-name="P279"><text:span text:style-name="Source_20_Text"><text:span text:style-name="T408"/></text:span></text:p>
      <text:p text:style-name="P279"><text:span text:style-name="Source_20_Text"><text:span text:style-name="T408">Only use session_unset() for older deprecated code that does not use $_SESSION.</text:span></text:span></text:p>
      <text:p text:style-name="P280"><text:span text:style-name="Source_20_Text"><text:span text:style-name="T412">I</text:span></text:span><text:span text:style-name="Source_20_Text"><text:span text:style-name="T408">f $_SESSION is used, use unset() to unregister a session variable, i.e. </text:span></text:span><text:span text:style-name="Source_20_Text"><text:span text:style-name="T327">unset ($_SESSION['varname']);</text:span></text:span></text:p>
      <text:p text:style-name="P279"><text:span text:style-name="Source_20_Text"><text:span text:style-name="T414">Do NOT unset the whole $_SESSION with </text:span></text:span><text:span text:style-name="Source_20_Text"><text:span text:style-name="T418">UNSET as</text:span></text:span><text:span text:style-name="Source_20_Text"><text:span text:style-name="T414"> <text:s/></text:span></text:span><text:span text:style-name="Source_20_Text"><text:span text:style-name="T327">unset($_SESSION);</text:span></text:span></text:p>
      <text:p text:style-name="P283"><text:span text:style-name="Source_20_Text"><text:span text:style-name="T327"/></text:span></text:p>
      <text:h text:style-name="P292" text:outline-level="1"><text:span text:style-name="Source_20_Text"><text:span text:style-name="T116">Session Upload Progress</text:span></text:span></text:h>
      <text:p text:style-name="P298"><text:span text:style-name="Source_20_Text"><text:span text:style-name="T408">When the </text:span></text:span><text:span text:style-name="Source_20_Text"><text:span text:style-name="T327">session.upload_progress.enabled</text:span></text:span><text:span text:style-name="Source_20_Text"><text:span text:style-name="T408"> INI option is enabled, PHP will be able to track the upload progress of individual files being uploaded.</text:span></text:span></text:p>
      <text:p text:style-name="P294"><text:span text:style-name="Source_20_Text"><text:span text:style-name="T384">The upload progress will be available in the </text:span></text:span><text:span text:style-name="Source_20_Text"><text:span text:style-name="T327">$_SESSION</text:span></text:span><text:span text:style-name="Source_20_Text"><text:span text:style-name="T384"> superglobal when an upload is in progress, and when POSTing a variable of the same name as the </text:span></text:span><text:span text:style-name="Source_20_Text"><text:span text:style-name="T327">session.upload_progress.name</text:span></text:span><text:span text:style-name="Source_20_Text"><text:span text:style-name="T384"> INI setting is set to. </text:span></text:span></text:p>
      <text:p text:style-name="P294"><text:span text:style-name="Source_20_Text"><text:span text:style-name="T384"/></text:span></text:p>
      <text:p text:style-name="P293"><text:span text:style-name="Source_20_Text"><text:span text:style-name="T461">&lt;form action="upload.php" method="POST" enctype="multipart/form-data"&gt;</text:span></text:span></text:p>
      <text:p text:style-name="P24"><text:span text:style-name="Source_20_Text"><text:span text:style-name="T494"><text:s/></text:span></text:span><text:span text:style-name="Source_20_Text"><text:span text:style-name="T517"><text:tab/>&lt;input type="hidden" name="&lt;?php echo </text:span></text:span><text:span text:style-name="Source_20_Text"><text:span text:style-name="T513">ini_get("session.upload_progress.name");</text:span></text:span><text:span text:style-name="Source_20_Text"><text:span text:style-name="T517"> ?&gt;" <text:tab/>value="123" /&gt;</text:span></text:span></text:p>
      <text:p text:style-name="P24"><text:span text:style-name="Source_20_Text"><text:span text:style-name="T518"><text:s/><text:tab/>&lt;input type="file" name="file1" /&gt;</text:span></text:span></text:p>
      <text:p text:style-name="P24"><text:span text:style-name="Source_20_Text"><text:span text:style-name="T518"><text:s/><text:tab/>&lt;input type="file" name="file2" /&gt;</text:span></text:span></text:p>
      <text:p text:style-name="P24"><text:span text:style-name="Source_20_Text"><text:span text:style-name="T518"><text:s/><text:tab/>&lt;input type="submit" /&gt;</text:span></text:span></text:p>
      <text:p text:style-name="P17"><text:span text:style-name="Source_20_Text"><text:span text:style-name="T519">&lt;/form&gt;</text:span></text:span></text:p>
      <text:p text:style-name="P294"><text:span text:style-name="Source_20_Text"><text:span text:style-name="T462"/></text:span></text:p>
      <text:p text:style-name="P294"><text:span text:style-name="Source_20_Text"><text:span text:style-name="T384">When PHP detects such POST requests, it will populate an array in the </text:span></text:span><text:span text:style-name="Source_20_Text"><text:span text:style-name="T327">$_SESSION</text:span></text:span><text:span text:style-name="Source_20_Text"><text:span text:style-name="T384">, where the </text:span></text:span><text:span text:style-name="Source_20_Text"><text:span text:style-name="T385">key</text:span></text:span><text:span text:style-name="Source_20_Text"><text:span text:style-name="T384"> index is a concatenated value of the </text:span></text:span><text:span text:style-name="Source_20_Text"><text:span text:style-name="T327">session.upload_progress.prefix</text:span></text:span><text:span text:style-name="Source_20_Text"><text:span text:style-name="T384"> and </text:span></text:span><text:span text:style-name="Source_20_Text"><text:span text:style-name="T327">session.upload_progress.name</text:span></text:span><text:span text:style-name="Source_20_Text"><text:span text:style-name="T384"> INI options. </text:span></text:span></text:p>
      <text:p text:style-name="P294"><text:span text:style-name="Source_20_Text"><text:span text:style-name="T384"/></text:span></text:p>
      <text:p text:style-name="P294"><text:span text:style-name="Source_20_Text"><text:span text:style-name="T459">;session.upload_progress.prefix = "upload_progress_"</text:span></text:span></text:p>
      <text:p text:style-name="P294"><text:span text:style-name="Source_20_Text"><text:span text:style-name="T459">;session.upload_progress.name = "PHP_SESSION_UPLOAD_PROGRESS"</text:span></text:span></text:p>
      <text:p text:style-name="P294"><text:span text:style-name="Source_20_Text"><text:span text:style-name="T384"/></text:span></text:p>
      <text:p text:style-name="P294"><text:span text:style-name="Source_20_Text"><text:span text:style-name="T384">The key </text:span></text:span><text:span text:style-name="Source_20_Text"><text:span text:style-name="T385">index</text:span></text:span><text:span text:style-name="Source_20_Text"><text:span text:style-name="T384"> is typically retrieved by reading these INI settings, i.e.</text:span></text:span></text:p>
      <text:p text:style-name="P84"><text:span text:style-name="Source_20_Text"><text:span text:style-name="T327">&lt;?php</text:span></text:span></text:p>
      <text:p text:style-name="P83"><text:span text:style-name="Source_20_Text"><text:span text:style-name="T348">$</text:span></text:span><text:span text:style-name="Source_20_Text"><text:span text:style-name="T350">prifix</text:span></text:span><text:span text:style-name="Source_20_Text"><text:span text:style-name="T348"> </text:span></text:span><text:span text:style-name="Source_20_Text"><text:span text:style-name="T456">= </text:span></text:span><text:span text:style-name="Source_20_Text"><text:span text:style-name="T348">ini_get</text:span></text:span><text:span text:style-name="Source_20_Text"><text:span text:style-name="T456">(</text:span></text:span><text:span text:style-name="Source_20_Text"><text:span text:style-name="T458">"session.upload_progress.prefix"</text:span></text:span><text:span text:style-name="Source_20_Text"><text:span text:style-name="T456">)<text:tab/> <text:s text:c="6"/>// &lt;- </text:span></text:span><text:span text:style-name="Source_20_Text"><text:span text:style-name="T457">Default value: ‘upload_progress_’</text:span></text:span></text:p>
      <text:p text:style-name="P83"><text:span text:style-name="Source_20_Text"><text:span text:style-name="T349">$name</text:span></text:span><text:span text:style-name="Source_20_Text"><text:span text:style-name="T348"> = $_POST</text:span></text:span><text:span text:style-name="Source_20_Text"><text:span text:style-name="T456">[</text:span></text:span><text:span text:style-name="Source_20_Text"><text:span text:style-name="T348">ini_get</text:span></text:span><text:span text:style-name="Source_20_Text"><text:span text:style-name="T456">(</text:span></text:span><text:span text:style-name="Source_20_Text"><text:span text:style-name="T458">"session.upload_progress.name"</text:span></text:span><text:span text:style-name="Source_20_Text"><text:span text:style-name="T456">)];<text:tab/>// &lt;- </text:span></text:span><text:span text:style-name="Source_20_Text"><text:span text:style-name="T457">Set in form:<text:tab/> ‘123’</text:span></text:span></text:p>
      <text:p text:style-name="P82"><text:span text:style-name="Source_20_Text"><text:span text:style-name="T349">$key = $prifix . $name;<text:tab/><text:tab/><text:tab/><text:tab/><text:tab/><text:tab/></text:span></text:span><text:span text:style-name="Source_20_Text"><text:span text:style-name="T457">// ‘upload_progress_123’</text:span></text:span></text:p>
      <text:p text:style-name="P85"><text:span text:style-name="Source_20_Text"><text:span text:style-name="T341">var_dump</text:span></text:span><text:span text:style-name="Source_20_Text"><text:span text:style-name="T455">(</text:span></text:span><text:span text:style-name="Source_20_Text"><text:span text:style-name="T341">$_SESSION</text:span></text:span><text:span text:style-name="Source_20_Text"><text:span text:style-name="T455">[</text:span></text:span><text:span text:style-name="Source_20_Text"><text:span text:style-name="T341">$key</text:span></text:span><text:span text:style-name="Source_20_Text"><text:span text:style-name="T455">]);</text:span></text:span></text:p>
      <text:p text:style-name="P84"><text:span text:style-name="Source_20_Text"><text:span text:style-name="T327">?&gt;</text:span></text:span></text:p>
      <text:p text:style-name="P298"><text:soft-page-break/><text:span text:style-name="Source_20_Text"><text:span text:style-name="T384">The </text:span></text:span><text:a xlink:type="simple" xlink:href="https://www.php.net/manual/en/session.configuration.php#ini.session.upload-progress.freq" text:style-name="Internet_20_link" text:visited-style-name="Visited_20_Internet_20_Link"><text:span text:style-name="Source_20_Text"><text:span text:style-name="T351">session.upload_progress.freq</text:span></text:span></text:a><text:span text:style-name="Source_20_Text"><text:span text:style-name="T384"> and </text:span></text:span><text:a xlink:type="simple" xlink:href="https://www.php.net/manual/en/session.configuration.php#ini.session.upload-progress.min-freq" text:style-name="Internet_20_link" text:visited-style-name="Visited_20_Internet_20_Link"><text:span text:style-name="Source_20_Text"><text:span text:style-name="T351">session.upload_progress.min_freq</text:span></text:span></text:a><text:span text:style-name="Source_20_Text"><text:span text:style-name="T384"> INI options control how frequent the upload progress information should be recalculated. </text:span></text:span></text:p>
      <text:p text:style-name="Text_20_body"><text:span text:style-name="Source_20_Text"><text:span text:style-name="T116">File Uploads</text:span></text:span></text:p>
      <text:p text:style-name="Text_20_body"><text:span text:style-name="Source_20_Text"><text:span text:style-name="T69">Forms allow files to be uploaded by means of a </text:span></text:span><text:span text:style-name="Source_20_Text"><text:span text:style-name="T299">“multi-part” HTTP POST</text:span></text:span><text:span text:style-name="Source_20_Text"><text:span text:style-name="T69"> transaction.</text:span></text:span></text:p>
      <text:p text:style-name="P285"><text:span text:style-name="Source_20_Text"><text:span text:style-name="T299">&lt;form </text:span></text:span><text:span text:style-name="Source_20_Text"><text:span text:style-name="T469">enctype="multipart/form-data"</text:span></text:span><text:span text:style-name="Source_20_Text"><text:span text:style-name="T299"> action="" method="post"&gt;</text:span></text:span></text:p>
      <text:p text:style-name="Text_20_body"><text:span text:style-name="Source_20_Text"><text:span text:style-name="T116">Limiting the Size of Uploads</text:span></text:span></text:p>
      <text:p text:style-name="Text_20_body"><text:span text:style-name="Source_20_Text"><text:span text:style-name="T72">Y</text:span></text:span><text:span text:style-name="Source_20_Text"><text:span text:style-name="T69">ou can limit the size in the browser and on the server.</text:span></text:span></text:p>
      <text:p text:style-name="Text_20_body"><text:span text:style-name="Source_20_Text"><text:span text:style-name="T69">To tell the client to limit the size of the upload, you can add an input to your form like this:</text:span></text:span></text:p>
      <text:p text:style-name="P298"><text:span text:style-name="Source_20_Text"><text:span text:style-name="T299">&lt;input type="hidden" </text:span></text:span><text:span text:style-name="Source_20_Text"><text:span text:style-name="T469">name="MAX_FILE_SIZE"</text:span></text:span><text:span text:style-name="Source_20_Text"><text:span text:style-name="T299"> </text:span></text:span><text:span text:style-name="Source_20_Text"><text:span text:style-name="T470">value=" 1000000"</text:span></text:span><text:span text:style-name="Source_20_Text"><text:span text:style-name="T299"> /&gt;</text:span></text:span></text:p>
      <text:p text:style-name="P239"><text:span text:style-name="Source_20_Text"><text:span text:style-name="T69">You should rather configure PHP to limit the size </text:span></text:span><text:span text:style-name="Source_20_Text"><text:span text:style-name="T73">throught php.ini:</text:span></text:span></text:p>
      <text:p text:style-name="P232"><text:span text:style-name="Source_20_Text"><text:span text:style-name="T333">upload_max_filesize</text:span></text:span><text:span text:style-name="Source_20_Text"><text:span text:style-name="T69"> is the limit of any single file. </text:span></text:span></text:p>
      <text:p text:style-name="P237"><text:span text:style-name="Source_20_Text"><text:span text:style-name="T333">post_max_size</text:span></text:span><text:span text:style-name="Source_20_Text"><text:span text:style-name="T69"> is the limit of the entire body of the request, which could include multiple files.</text:span></text:span></text:p>
      <text:p text:style-name="P79"><text:span text:style-name="Source_20_Text"><text:span text:style-name="T77">So g</text:span></text:span><text:span text:style-name="Source_20_Text"><text:span text:style-name="T69">iven </text:span></text:span><text:span text:style-name="Source_20_Text"><text:span text:style-name="T300">post_max_size = 20M</text:span></text:span><text:span text:style-name="Source_20_Text"><text:span text:style-name="T69"> and </text:span></text:span><text:span text:style-name="Source_20_Text"><text:span text:style-name="T300">upload_max_filesize = 6M</text:span></text:span><text:span text:style-name="Source_20_Text"><text:span text:style-name="T69"> you could upload up to 3 files of 6M each.</text:span></text:span></text:p>
      <text:p text:style-name="P232"><text:span text:style-name="Strong_20_Emphasis"><text:span text:style-name="T211">move_uploaded_file</text:span></text:span><text:span text:style-name="T162">(</text:span><text:span text:style-name="T244">string</text:span><text:span text:style-name="T162"> </text:span><text:span text:style-name="Source_20_Text"><text:span text:style-name="T211">$from</text:span></text:span><text:span text:style-name="T162">, </text:span><text:span text:style-name="T244">string</text:span><text:span text:style-name="T162"> </text:span><text:span text:style-name="Source_20_Text"><text:span text:style-name="T211">$to</text:span></text:span><text:span text:style-name="T162">): </text:span><text:span text:style-name="T244">bool</text:span></text:p>
      <text:p text:style-name="P308"><text:span text:style-name="Source_20_Text"><text:span text:style-name="T69">This function checks to ensure that the file designated by </text:span></text:span><text:span text:style-name="Source_20_Text"><text:span text:style-name="T204">$from</text:span></text:span><text:span text:style-name="Source_20_Text"><text:span text:style-name="T69"> is a valid upload file (meaning that it was uploaded via PHP's HTTP POST upload mechanism). If the file is valid, it will be moved to the filename given by </text:span></text:span><text:span text:style-name="Source_20_Text"><text:span text:style-name="T204">$to</text:span></text:span><text:span text:style-name="Source_20_Text"><text:span text:style-name="T69">. move_uploaded_file() is </text:span></text:span><text:span text:style-name="Source_20_Text"><text:span text:style-name="T300">open_basedir</text:span></text:span><text:span text:style-name="Source_20_Text"><text:span text:style-name="T69"> aware. However, restrictions are placed only on the </text:span></text:span><text:span text:style-name="Source_20_Text"><text:span text:style-name="T204">$to</text:span></text:span><text:span text:style-name="Source_20_Text"><text:span text:style-name="T69"> path</text:span></text:span></text:p>
      <text:p text:style-name="P310"><text:span text:style-name="Source_20_Text"><text:span text:style-name="T300">move_uploaded_file</text:span></text:span><text:span text:style-name="Source_20_Text"><text:span text:style-name="T309">()</text:span></text:span><text:span text:style-name="Source_20_Text"><text:span text:style-name="T69"> and </text:span></text:span><text:span text:style-name="Source_20_Text"><text:span text:style-name="T300">is_uploaded_file</text:span></text:span><text:span text:style-name="Source_20_Text"><text:span text:style-name="T309">()</text:span></text:span><text:span text:style-name="Source_20_Text"><text:span text:style-name="T69"> are specifically designed to handle uploaded files. </text:span></text:span></text:p>
      <text:p text:style-name="P309"><text:span text:style-name="Source_20_Text"><text:span text:style-name="T300">is_uploaded_file</text:span></text:span><text:span text:style-name="Source_20_Text"><text:span text:style-name="T309">()</text:span></text:span><text:span text:style-name="Source_20_Text"><text:span text:style-name="T69"> is only needed if you want to access the uploaded temp-file directly (without moving it).</text:span></text:span></text:p>
      <text:p text:style-name="P238"><text:span text:style-name="Source_20_Text"><text:span text:style-name="T116">Temporary Files</text:span></text:span></text:p>
      <text:p text:style-name="P232"><text:span text:style-name="Source_20_Text"><text:span text:style-name="T73">PHP stores the uploaded file in a temporary location and makes it available to the script that the form POST'ed to.</text:span></text:span></text:p>
      <text:p text:style-name="P240"><text:span text:style-name="Source_20_Text"><text:span text:style-name="T73">You can process the file in the temporary location and then optionally move it to a permanent location. </text:span></text:span></text:p>
      <text:p text:style-name="P240"><text:span text:style-name="Source_20_Text"><text:span text:style-name="T95">PHP will automatically delete the temporary file when the script finishes running.</text:span></text:span></text:p>
      <text:p text:style-name="P237"><text:span text:style-name="Source_20_Text"><text:span text:style-name="T73">Each file be represented by an array in the </text:span></text:span><text:span text:style-name="Source_20_Text"><text:span text:style-name="T95">$_FILES</text:span></text:span><text:span text:style-name="Source_20_Text"><text:span text:style-name="T73"> <text:s/>superglobal and will key for the name, type, size, temporary filename, and error code.</text:span></text:span></text:p>
      <text:p text:style-name="P232"><text:span text:style-name="Source_20_Text"><text:span text:style-name="T118">Key</text:span></text:span><text:span text:style-name="Source_20_Text"><text:span text:style-name="T119"> <text:tab/><text:tab/><text:tab/><text:tab/></text:span></text:span><text:span text:style-name="Source_20_Text"><text:span text:style-name="T118">Description</text:span></text:span></text:p>
      <text:p text:style-name="P232"><text:span text:style-name="Source_20_Text"><text:span text:style-name="T73">name <text:tab/><text:tab/><text:tab/><text:tab/>The original name of the file stored on the client</text:span></text:span></text:p>
      <text:p text:style-name="P232"><text:span text:style-name="Source_20_Text"><text:span text:style-name="T73">type <text:tab/><text:tab/><text:tab/><text:tab/>The MIME type provided by the client</text:span></text:span></text:p>
      <text:p text:style-name="P232"><text:span text:style-name="Source_20_Text"><text:span text:style-name="T73">size <text:tab/><text:tab/><text:tab/><text:tab/>The size in bytes of the file</text:span></text:span></text:p>
      <text:p text:style-name="P232"><text:span text:style-name="Source_20_Text"><text:span text:style-name="T73">tmp_name <text:tab/><text:tab/><text:tab/>The name of the file in its temporary location</text:span></text:span></text:p>
      <text:p text:style-name="P233"><text:span text:style-name="Source_20_Text"><text:span text:style-name="T73">error <text:tab/><text:tab/><text:tab/><text:tab/>An error code, or UPLOAD_ERR_OK if the upload was successful</text:span></text:span></text:p>
      <text:p text:style-name="P232"><text:soft-page-break/><text:span text:style-name="Source_20_Text"><text:span text:style-name="Strong_20_Emphasis"><text:span text:style-name="T186">finfo_open</text:span></text:span></text:span><text:span text:style-name="Source_20_Text"><text:span text:style-name="T148">(</text:span></text:span><text:span text:style-name="Source_20_Text"><text:span text:style-name="T230">int</text:span></text:span><text:span text:style-name="Source_20_Text"><text:span text:style-name="T148"> </text:span></text:span><text:span text:style-name="Source_20_Text"><text:span text:style-name="T185">$flags</text:span></text:span><text:span text:style-name="Source_20_Text"><text:span text:style-name="T259"> = </text:span></text:span><text:span text:style-name="Source_20_Text"><text:span text:style-name="Strong_20_Emphasis"><text:span text:style-name="T260">FILEINFO_NONE</text:span></text:span></text:span><text:span text:style-name="Source_20_Text"><text:span text:style-name="T148">, </text:span></text:span><text:span text:style-name="Source_20_Text"><text:span text:style-name="T230">?string</text:span></text:span><text:span text:style-name="Source_20_Text"><text:span text:style-name="T148"> </text:span></text:span><text:span text:style-name="Source_20_Text"><text:span text:style-name="T185">$magic_database</text:span></text:span><text:span text:style-name="Source_20_Text"><text:span text:style-name="T259"> = </text:span></text:span><text:span text:style-name="Source_20_Text"><text:span text:style-name="Strong_20_Emphasis"><text:span text:style-name="T260">null</text:span></text:span></text:span><text:span text:style-name="Source_20_Text"><text:span text:style-name="T148">): </text:span></text:span><text:span text:style-name="Source_20_Text"><text:span text:style-name="T230">resource|false</text:span></text:span><text:span text:style-name="Source_20_Text"><text:span text:style-name="T129"> </text:span></text:span></text:p>
      <text:p text:style-name="P301"><text:span text:style-name="Strong_20_Emphasis"><text:span text:style-name="T187">finfo_file</text:span></text:span><text:span text:style-name="Source_20_Text"><text:span text:style-name="T149">(</text:span></text:span><text:span text:style-name="Source_20_Text"><text:span text:style-name="T231">resource</text:span></text:span><text:span text:style-name="Source_20_Text"><text:span text:style-name="T149"> </text:span></text:span><text:span text:style-name="Source_20_Text"><text:span text:style-name="T188">$finfo</text:span></text:span><text:span text:style-name="Source_20_Text"><text:span text:style-name="T149">, </text:span></text:span><text:span text:style-name="Source_20_Text"><text:span text:style-name="T231">string</text:span></text:span><text:span text:style-name="Source_20_Text"><text:span text:style-name="T149"> </text:span></text:span><text:span text:style-name="Source_20_Text"><text:span text:style-name="T188">$filename</text:span></text:span><text:span text:style-name="Source_20_Text"><text:span text:style-name="T149">, </text:span></text:span><text:span text:style-name="Source_20_Text"><text:span text:style-name="T231">int</text:span></text:span><text:span text:style-name="Source_20_Text"><text:span text:style-name="T149"> </text:span></text:span><text:span text:style-name="Source_20_Text"><text:span text:style-name="T188">$flags</text:span></text:span><text:span text:style-name="Source_20_Text"><text:span text:style-name="T261"> = </text:span></text:span><text:span text:style-name="Strong_20_Emphasis"><text:span text:style-name="Source_20_Text"><text:span text:style-name="T261">FILEINFO_NONE</text:span></text:span></text:span><text:span text:style-name="Source_20_Text"><text:span text:style-name="T149">, </text:span></text:span><text:span text:style-name="Source_20_Text"><text:span text:style-name="T231">?resource</text:span></text:span><text:span text:style-name="Source_20_Text"><text:span text:style-name="T149"> </text:span></text:span><text:span text:style-name="Source_20_Text"><text:span text:style-name="T188">$context</text:span></text:span><text:span text:style-name="Source_20_Text"><text:span text:style-name="T261"> = </text:span></text:span><text:span text:style-name="Source_20_Text"><text:span text:style-name="Strong_20_Emphasis"><text:span text:style-name="T261">null</text:span></text:span></text:span><text:span text:style-name="Source_20_Text"><text:span text:style-name="T322"><text:line-break/><text:tab/><text:tab/><text:tab/><text:tab/><text:tab/><text:tab/><text:tab/><text:tab/><text:tab/><text:tab/><text:tab/><text:tab/></text:span></text:span><text:span text:style-name="Source_20_Text"><text:span text:style-name="T149">): </text:span></text:span><text:span text:style-name="Source_20_Text"><text:span text:style-name="T231">string|false</text:span></text:span><text:span text:style-name="Source_20_Text"><text:span text:style-name="T322"> </text:span></text:span></text:p>
      <text:p text:style-name="P300"><text:span text:style-name="Source_20_Text"><text:span text:style-name="T397">mime_content_type</text:span></text:span><text:span text:style-name="Source_20_Text"><text:span text:style-name="T398">()</text:span></text:span><text:span text:style-name="Source_20_Text"><text:span text:style-name="T387"> — </text:span></text:span><text:span text:style-name="Source_20_Text"><text:span text:style-name="T424">Alternative way to </text:span></text:span><text:span text:style-name="Source_20_Text"><text:span text:style-name="T425">Detect MIME Content-type for a file </text:span></text:span><text:span text:style-name="Source_20_Text"><text:span text:style-name="T424">using info from magic.mime file</text:span></text:span></text:p>
      <text:p text:style-name="P145"><text:span text:style-name="Source_20_Text"><text:span text:style-name="Strong_20_Emphasis"><text:span text:style-name="T191">mime_content_type</text:span></text:span></text:span><text:span text:style-name="Source_20_Text"><text:span text:style-name="T151">(</text:span></text:span><text:span text:style-name="Source_20_Text"><text:span text:style-name="T233">resource|string</text:span></text:span><text:span text:style-name="Source_20_Text"><text:span text:style-name="T151"> </text:span></text:span><text:span text:style-name="Source_20_Text"><text:span text:style-name="T192">$filename</text:span></text:span><text:span text:style-name="Source_20_Text"><text:span text:style-name="T151">): </text:span></text:span><text:span text:style-name="Source_20_Text"><text:span text:style-name="T233">string|false</text:span></text:span><text:span text:style-name="Source_20_Text"><text:span text:style-name="T324"> </text:span></text:span></text:p>
      <text:p text:style-name="P252"><text:span text:style-name="Source_20_Text"><text:span text:style-name="T102">Example:</text:span></text:span></text:p>
      <text:p text:style-name="P234"><text:span text:style-name="Source_20_Text"><text:span text:style-name="T46">&lt;form action="" method="POST" enctype="multipart/form-data"&gt;</text:span></text:span></text:p>
      <text:p text:style-name="P258"><text:span text:style-name="Source_20_Text"><text:span text:style-name="T46">    &lt;input type="file"  id="avatar" name="avatar" accept="image/png, image/jpeg"&gt; </text:span></text:span></text:p>
      <text:p text:style-name="P270"><text:span text:style-name="Source_20_Text"><text:span text:style-name="T46">    &lt;button type="submit"&gt;UPLOAD&lt;/button&gt;</text:span></text:span></text:p>
      <text:p text:style-name="P272"><text:span text:style-name="Source_20_Text"><text:span text:style-name="T46">&lt;/form&gt;</text:span></text:span></text:p>
      <text:p text:style-name="P270"><text:span text:style-name="Source_20_Text"><text:span text:style-name="T322">&lt;?php</text:span></text:span></text:p>
      <text:p text:style-name="P274"><text:span text:style-name="Source_20_Text"><text:span text:style-name="T322">if ($_SERVER['REQUEST_METHOD'] == 'POST' &amp;&amp; !empty($_FILES['avatar']['name'])) {</text:span></text:span></text:p>
      <text:p text:style-name="P258"><text:span text:style-name="Source_20_Text"><text:span text:style-name="T322">    </text:span></text:span><text:span text:style-name="Source_20_Text"><text:span text:style-name="T451">// Before upload </text:span></text:span><text:span text:style-name="Source_20_Text"><text:span text:style-name="T452">the </text:span></text:span><text:span text:style-name="Source_20_Text"><text:span text:style-name="T451"> file </text:span></text:span><text:span text:style-name="Source_20_Text"><text:span text:style-name="T452">it</text:span></text:span><text:span text:style-name="Source_20_Text"><text:span text:style-name="T451"> has been renamed from .jpeg to .png </text:span></text:span><text:span text:style-name="Source_20_Text"><text:span text:style-name="T374"> </text:span></text:span><text:span text:style-name="Source_20_Text"><text:span text:style-name="T322">  </text:span></text:span></text:p>
      <text:p text:style-name="P258"><text:span text:style-name="Source_20_Text"><text:span text:style-name="T322">    $fileTypeFromServer = $_FILES['avatar']['type'];</text:span></text:span></text:p>
      <text:p text:style-name="P273"><text:span text:style-name="Source_20_Text"><text:span text:style-name="T322">    </text:span></text:span><text:span text:style-name="Source_20_Text"><text:span text:style-name="T450">echo $fileTypeFromServer . '&lt;br&gt;';</text:span></text:span></text:p>
      <text:p text:style-name="P271"><text:span text:style-name="Source_20_Text"><text:span text:style-name="T322"><text:s text:c="5"/>$tempFile = $_FILES['avatar']['tmp_name'];</text:span></text:span></text:p>
      <text:p text:style-name="P271"><text:span text:style-name="Source_20_Text"><text:span text:style-name="T322"><text:s text:c="5"/>$fhandler = fopen($tempFile, 'r+');</text:span></text:span></text:p>
      <text:p text:style-name="P270"><text:span text:style-name="Source_20_Text"><text:span text:style-name="T322"><text:s text:c="4"/></text:span></text:span></text:p>
      <text:p text:style-name="P258"><text:span text:style-name="Source_20_Text"><text:span text:style-name="T322">  </text:span></text:span><text:span text:style-name="Source_20_Text"><text:span text:style-name="T374">  </text:span></text:span><text:span text:style-name="Source_20_Text"><text:span text:style-name="T451">// Getting true file type method 1</text:span></text:span></text:p>
      <text:p text:style-name="P259"><text:span text:style-name="Source_20_Text"><text:span text:style-name="T322">    $fileType = mime_content_type($tempFile); <text:s text:c="5"/></text:span></text:span><text:span text:style-name="Source_20_Text"><text:span text:style-name="T451">// or $fileType = mime_content_type($fhandler);</text:span></text:span></text:p>
      <text:p text:style-name="P258"><text:span text:style-name="Source_20_Text"><text:span text:style-name="T322">    echo $fileType . '&lt;br&gt;';</text:span></text:span></text:p>
      <text:p text:style-name="P270"><text:span text:style-name="Source_20_Text"><text:span text:style-name="T322"/></text:span></text:p>
      <text:p text:style-name="P258"><text:span text:style-name="Source_20_Text"><text:span text:style-name="T322">   </text:span></text:span><text:span text:style-name="Source_20_Text"><text:span text:style-name="T374"> </text:span></text:span><text:span text:style-name="Source_20_Text"><text:span text:style-name="T451">// Getting true file type method 2</text:span></text:span></text:p>
      <text:p text:style-name="P258"><text:span text:style-name="Source_20_Text"><text:span text:style-name="T322">    $finfo = new finfo(FILEINFO_MIME_TYPE);      </text:span></text:span><text:span text:style-name="Source_20_Text"><text:span text:style-name="T451">// Procedural style: finfo_open()</text:span></text:span></text:p>
      <text:p text:style-name="P258"><text:span text:style-name="Source_20_Text"><text:span text:style-name="T322">    $fileType = $finfo-&gt;file($tempFile);         </text:span></text:span><text:span text:style-name="Source_20_Text"><text:span text:style-name="T451">// Procedural style: finfo_file()</text:span></text:span></text:p>
      <text:p text:style-name="P258"><text:span text:style-name="Source_20_Text"><text:span text:style-name="T322">    echo $fileType . '&lt;br&gt;';</text:span></text:span></text:p>
      <text:p text:style-name="P270"><text:span text:style-name="Source_20_Text"><text:span text:style-name="T322">}</text:span></text:span></text:p>
      <text:p text:style-name="P256"><text:span text:style-name="Source_20_Text"><text:span text:style-name="T323">?&gt;</text:span></text:span></text:p>
      <text:p text:style-name="P257"><text:span text:style-name="Source_20_Text"><text:span text:style-name="T47">/* </text:span></text:span><text:span text:style-name="Source_20_Text"><text:span text:style-name="T449">image/png</text:span></text:span><text:span text:style-name="Source_20_Text"><text:span text:style-name="T47"><text:line-break/> <text:s text:c="2"/>image/jpeg<text:line-break/> <text:s text:c="2"/>image/jpeg <text:s/>*/</text:span></text:span></text:p>
      <text:p text:style-name="P232"><text:span text:style-name="Source_20_Text"><text:span text:style-name="T286"/></text:span></text:p>
      <text:p text:style-name="P235"><text:span text:style-name="Source_20_Text"><text:span text:style-name="T73">tempnam</text:span></text:span><text:span text:style-name="Source_20_Text"><text:span text:style-name="T84">()</text:span></text:span><text:span text:style-name="Source_20_Text"><text:span text:style-name="T73"> — Create file with unique file name </text:span></text:span></text:p>
      <text:p text:style-name="P233"><text:span text:style-name="Source_20_Text"><text:span text:style-name="Strong_20_Emphasis"><text:span text:style-name="T189">tempnam</text:span></text:span></text:span><text:span text:style-name="Source_20_Text"><text:span text:style-name="T150">(</text:span></text:span><text:span text:style-name="Source_20_Text"><text:span text:style-name="T232">string</text:span></text:span><text:span text:style-name="Source_20_Text"><text:span text:style-name="T150"> </text:span></text:span><text:span text:style-name="Source_20_Text"><text:span text:style-name="T190">$directory</text:span></text:span><text:span text:style-name="Source_20_Text"><text:span text:style-name="T150">, </text:span></text:span><text:span text:style-name="Source_20_Text"><text:span text:style-name="T232">string</text:span></text:span><text:span text:style-name="Source_20_Text"><text:span text:style-name="T150"> </text:span></text:span><text:span text:style-name="Source_20_Text"><text:span text:style-name="T190">$prefix</text:span></text:span><text:span text:style-name="Source_20_Text"><text:span text:style-name="T150">): </text:span></text:span><text:span text:style-name="Source_20_Text"><text:span text:style-name="T232">string|false</text:span></text:span><text:span text:style-name="Source_20_Text"><text:span text:style-name="T130"> </text:span></text:span></text:p>
      <text:p text:style-name="P232"><text:span text:style-name="Source_20_Text"><text:span text:style-name="T116"/></text:span></text:p>
      <text:p text:style-name="P235"><text:span text:style-name="T437">sys_get_temp_dir</text:span><text:span text:style-name="T438">()</text:span><text:span text:style-name="T437"> — Returns the path of the directory PHP stores temporary files in by default. </text:span></text:p>
      <text:p text:style-name="P236"><text:span text:style-name="Source_20_Text"><text:span text:style-name="Strong_20_Emphasis"><text:span text:style-name="T189">sys_get_temp_dir</text:span></text:span></text:span><text:span text:style-name="Source_20_Text"><text:span text:style-name="T150">(): </text:span></text:span><text:span text:style-name="Source_20_Text"><text:span text:style-name="T232">string</text:span></text:span><text:span text:style-name="Source_20_Text"><text:span text:style-name="T130"> </text:span></text:span></text:p>
      <text:p text:style-name="P253"><text:span text:style-name="Source_20_Text"><text:span text:style-name="T102">Example:</text:span></text:span></text:p>
      <text:p text:style-name="P254"><text:span text:style-name="Source_20_Text"><text:span text:style-name="T322">&lt;?php</text:span></text:span></text:p>
      <text:p text:style-name="P254"><text:span text:style-name="Source_20_Text"><text:span text:style-name="T324">$temp_file = tempnam(sys_get_temp_dir(), 'Tux');</text:span></text:span></text:p>
      <text:p text:style-name="P254"><text:span text:style-name="Source_20_Text"><text:span text:style-name="T324">echo $temp_file;</text:span></text:span></text:p>
      <text:p text:style-name="P254"><text:span text:style-name="Source_20_Text"><text:span text:style-name="T322">?&gt; </text:span></text:span></text:p>
      <text:p text:style-name="P232"><text:span text:style-name="Source_20_Text"><text:span text:style-name="T46">// C:\Windows\Temp\TuxA318.tmp</text:span></text:span></text:p>
      <text:p text:style-name="P232"><text:soft-page-break/><text:span text:style-name="Source_20_Text"><text:span text:style-name="T116">Form Elements</text:span></text:span></text:p>
      <text:p text:style-name="P232"><text:span text:style-name="Source_20_Text"><text:span text:style-name="T73">‘Dots ‘ </text:span></text:span><text:span text:style-name="Source_20_Text"><text:span text:style-name="T78">&amp;</text:span></text:span><text:span text:style-name="Source_20_Text"><text:span text:style-name="T73"> ‘space’ in form field names are converted to underscores. </text:span></text:span><text:span text:style-name="Source_20_Text"><text:span text:style-name="T78">E</text:span></text:span><text:span text:style-name="Source_20_Text"><text:span text:style-name="T73">xample, consider the HTML input tag:</text:span></text:span></text:p>
      <text:p text:style-name="P232"><text:span text:style-name="Source_20_Text"><text:span text:style-name="T299">&lt;input name="email.address" type="text"&gt;</text:span></text:span></text:p>
      <text:p text:style-name="P232"><text:span text:style-name="Source_20_Text"><text:span text:style-name="T73">The value that it contains will be placed in either $_GET['email_address'] or $_POST['email_address'] depending on the forms method.</text:span></text:span></text:p>
      <text:p text:style-name="P232"><text:span text:style-name="Source_20_Text"><text:span text:style-name="T73"/></text:span></text:p>
      <text:p text:style-name="P232"><text:span text:style-name="Source_20_Text"><text:span text:style-name="T116">Arrays in HTML Forms</text:span></text:span></text:p>
      <text:p text:style-name="P232"><text:span text:style-name="Source_20_Text"><text:span text:style-name="T73">Form data can be turned into an array using syntax like this in HTML:</text:span></text:span></text:p>
      <text:p text:style-name="P232"><text:span text:style-name="Source_20_Text"><text:span text:style-name="T448">&lt;form action="formhandler.php" method="POST"&gt;</text:span></text:span></text:p>
      <text:p text:style-name="P232"><text:span text:style-name="Source_20_Text"><text:span text:style-name="T448"><text:tab/>&lt;input type="text" name="name[first]"&gt;</text:span></text:span></text:p>
      <text:p text:style-name="P232"><text:span text:style-name="Source_20_Text"><text:span text:style-name="T448">      &lt;input type="text" name="name[last]"&gt;</text:span></text:span></text:p>
      <text:p text:style-name="P232"><text:span text:style-name="Source_20_Text"><text:span text:style-name="T448">      &lt;input type="submit"&gt;</text:span></text:span></text:p>
      <text:p text:style-name="P232"><text:span text:style-name="Source_20_Text"><text:span text:style-name="T448">&lt;/form&gt;</text:span></text:span></text:p>
      <text:p text:style-name="P232"><text:span text:style-name="Source_20_Text"><text:span text:style-name="T448"/></text:span></text:p>
      <text:p text:style-name="P241"><text:span text:style-name="Source_20_Text"><text:span text:style-name="T289">&lt;?php</text:span></text:span></text:p>
      <text:p text:style-name="P241"><text:span text:style-name="Source_20_Text"><text:span text:style-name="T289">print_r ($_POST[‘name’]);</text:span></text:span></text:p>
      <text:p text:style-name="P241"><text:span text:style-name="Source_20_Text"><text:span text:style-name="T289">?&gt;</text:span></text:span></text:p>
      <text:p text:style-name="P241"><text:span text:style-name="Source_20_Text"><text:span text:style-name="T471">// array(‘first' =&gt; '', 'last' =&gt; '')</text:span></text:span></text:p>
      <text:p text:style-name="P243"><text:span text:style-name="Source_20_Text"><text:span text:style-name="T289"/></text:span></text:p>
      <text:p text:style-name="P243"><text:span text:style-name="Source_20_Text"><text:span text:style-name="T73">One of the most useful ways that arrays help, is in grouping inputs together.</text:span></text:span></text:p>
      <text:p text:style-name="P241"><text:span text:style-name="Source_20_Text"><text:span text:style-name="T73">Consider a checkbox that can have multiple values:</text:span></text:span></text:p>
      <text:p text:style-name="P241"><text:span text:style-name="Source_20_Text"><text:span text:style-name="T73"/></text:span></text:p>
      <text:p text:style-name="P241"><text:span text:style-name="Source_20_Text"><text:span text:style-name="T289">&lt;h1&gt;What pets do you want in your home?&lt;/h1&gt;</text:span></text:span></text:p>
      <text:p text:style-name="P241"><text:span text:style-name="Source_20_Text"><text:span text:style-name="T289">&lt;form action="formhandler.php" method="POST"&gt;</text:span></text:span></text:p>
      <text:p text:style-name="P241"><text:span text:style-name="Source_20_Text"><text:span text:style-name="T289"><text:tab/>&lt;input type="checkbox" </text:span></text:span><text:span text:style-name="Source_20_Text"><text:span text:style-name="T472">name="pets[]</text:span></text:span><text:span text:style-name="Source_20_Text"><text:span text:style-name="T289">" value="cats" id="lotsacats"&gt;</text:span></text:span></text:p>
      <text:p text:style-name="P241"><text:span text:style-name="Source_20_Text"><text:span text:style-name="T289"><text:tab/>&lt;label for="lotsacats"&gt;Lots of Cats&lt;/label&gt;</text:span></text:span></text:p>
      <text:p text:style-name="P241"><text:span text:style-name="Source_20_Text"><text:span text:style-name="T289"><text:tab/>&lt;input type="checkbox" </text:span></text:span><text:span text:style-name="Source_20_Text"><text:span text:style-name="T472">name="pets[]"</text:span></text:span><text:span text:style-name="Source_20_Text"><text:span text:style-name="T289"> value="dog" id="adog"&gt;</text:span></text:span></text:p>
      <text:p text:style-name="P241"><text:span text:style-name="Source_20_Text"><text:span text:style-name="T289"><text:tab/>&lt;label for="adog"&gt;Just a dog&lt;/label&gt;</text:span></text:span></text:p>
      <text:p text:style-name="P241"><text:span text:style-name="Source_20_Text"><text:span text:style-name="T289"><text:tab/>&lt;input type="submit"&gt;</text:span></text:span></text:p>
      <text:p text:style-name="P241"><text:span text:style-name="Source_20_Text"><text:span text:style-name="T289">&lt;/form&gt;</text:span></text:span></text:p>
      <text:p text:style-name="P241"><text:span text:style-name="Source_20_Text"><text:span text:style-name="T289"/></text:span></text:p>
      <text:p text:style-name="P241"><text:span text:style-name="Source_20_Text"><text:span text:style-name="T73">If the person checked both boxes </text:span></text:span><text:span text:style-name="Source_20_Text"><text:span text:style-name="T90">submit</text:span></text:span><text:span text:style-name="Source_20_Text"><text:span text:style-name="T73">, then the $_GET or $_POST array will contain the following:</text:span></text:span></text:p>
      <text:p text:style-name="P241"><text:span text:style-name="Source_20_Text"><text:span text:style-name="T289">array('pets' =&gt; array('cats', 'dog'))</text:span></text:span></text:p>
      <text:p text:style-name="P245"><text:span text:style-name="Source_20_Text"><text:span text:style-name="T289"/></text:span></text:p>
      <text:p text:style-name="P241"><text:span text:style-name="Source_20_Text"><text:span text:style-name="T116">Selecting Multiple Items from a List</text:span></text:span></text:p>
      <text:p text:style-name="P246"><text:span text:style-name="Source_20_Text"><text:span text:style-name="T289">&lt;select name="var[]" </text:span></text:span><text:span text:style-name="Source_20_Text"><text:span text:style-name="T472">multiple="yes"</text:span></text:span><text:span text:style-name="Source_20_Text"><text:span text:style-name="T289">&gt;</text:span></text:span></text:p>
      <text:p text:style-name="P302"><text:span text:style-name="Source_20_Text"><text:span text:style-name="T399">Note: </text:span></text:span><text:span text:style-name="Source_20_Text"><text:span text:style-name="T388"><text:s/>Also if in an option the value is not set, <text:s/>then its text will be used.</text:span></text:span></text:p>
      <text:p text:style-name="P241"><text:soft-page-break/><text:span text:style-name="Source_20_Text"><text:span text:style-name="T116">Cookies</text:span></text:span></text:p>
      <text:p text:style-name="P242"><text:span text:style-name="Source_20_Text"><text:span text:style-name="T73">Cookies let you store a small (4 to 6 KB) amount of data on the client device.</text:span></text:span></text:p>
      <text:p text:style-name="P243"><text:span text:style-name="Source_20_Text"><text:span text:style-name="T73">PHP can store its session identifier in the cookie. The session information is stored on the server and matched to the client through the identifier in the cookie. PHP does this for you when you start your session. By default, PHP session cookies are valid until the person closes their browser.</text:span></text:span></text:p>
      <text:p text:style-name="P243"><text:span text:style-name="Source_20_Text"><text:span text:style-name="T73"/></text:span></text:p>
      <text:p text:style-name="P243"><text:span text:style-name="Source_20_Text"><text:span text:style-name="T73">A server will set a cookie using the </text:span></text:span><text:span text:style-name="Source_20_Text"><text:span text:style-name="T301">Set-Cookie response header</text:span></text:span><text:span text:style-name="Source_20_Text"><text:span text:style-name="T73">. The client will include it with future requests using the Cookie </text:span></text:span><text:span text:style-name="Source_20_Text"><text:span text:style-name="T301">request header</text:span></text:span><text:span text:style-name="Source_20_Text"><text:span text:style-name="T73">.</text:span></text:span></text:p>
      <text:p text:style-name="P243"><text:span text:style-name="Source_20_Text"><text:span text:style-name="T73"/></text:span></text:p>
      <text:p text:style-name="P244"><text:span text:style-name="Source_20_Text"><text:span text:style-name="T116">Setting Cookies</text:span></text:span></text:p>
      <text:p text:style-name="P164"><text:span text:style-name="Source_20_Text"><text:span text:style-name="Strong_20_Emphasis"><text:span text:style-name="T181">setcookie</text:span></text:span></text:span><text:span text:style-name="Source_20_Text"><text:span text:style-name="T145">(</text:span></text:span><text:span text:style-name="Source_20_Text"><text:span text:style-name="T65"><text:line-break/></text:span></text:span><text:span text:style-name="Source_20_Text"><text:span text:style-name="T145">    </text:span></text:span><text:span text:style-name="Source_20_Text"><text:span text:style-name="T227">string</text:span></text:span><text:span text:style-name="Source_20_Text"><text:span text:style-name="T145"> </text:span></text:span><text:span text:style-name="Source_20_Text"><text:span text:style-name="T181">$name</text:span></text:span><text:span text:style-name="Source_20_Text"><text:span text:style-name="T145">,<text:tab/><text:tab/><text:tab/></text:span></text:span><text:span text:style-name="Source_20_Text"><text:span text:style-name="T40"># The name of the cookie.</text:span></text:span><text:span text:style-name="Source_20_Text"><text:span text:style-name="T65"><text:line-break/></text:span></text:span><text:span text:style-name="Source_20_Text"><text:span text:style-name="T145">    </text:span></text:span><text:span text:style-name="Source_20_Text"><text:span text:style-name="T227">string</text:span></text:span><text:span text:style-name="Source_20_Text"><text:span text:style-name="T145"> </text:span></text:span><text:span text:style-name="Source_20_Text"><text:span text:style-name="T181">$value</text:span></text:span><text:span text:style-name="Source_20_Text"><text:span text:style-name="T256"> = ""</text:span></text:span><text:span text:style-name="Source_20_Text"><text:span text:style-name="T145">,<text:tab/><text:tab/></text:span></text:span><text:span text:style-name="Source_20_Text"><text:span text:style-name="T40"># The value of the cookie</text:span></text:span><text:span text:style-name="Source_20_Text"><text:span text:style-name="T41">, r</text:span></text:span><text:span text:style-name="Source_20_Text"><text:span text:style-name="T40">etrieved through $_COOKIE['cookiename']</text:span></text:span><text:span text:style-name="Source_20_Text"><text:span text:style-name="T65"><text:line-break/></text:span></text:span><text:span text:style-name="Source_20_Text"><text:span text:style-name="T145">    </text:span></text:span><text:span text:style-name="Source_20_Text"><text:span text:style-name="T227">int</text:span></text:span><text:span text:style-name="Source_20_Text"><text:span text:style-name="T145"> </text:span></text:span><text:span text:style-name="Source_20_Text"><text:span text:style-name="T181">$expires</text:span></text:span><text:span text:style-name="Source_20_Text"><text:span text:style-name="T256"> = 0</text:span></text:span><text:span text:style-name="Source_20_Text"><text:span text:style-name="T145">,<text:tab/><text:tab/></text:span></text:span><text:span text:style-name="Source_20_Text"><text:span text:style-name="T40"># This is a Unix timestamp so is in number of seconds since the </text:span></text:span><text:span text:style-name="Source_20_Text"><text:span text:style-name="T474">Jan 1</text:span></text:span><text:span text:style-name="Source_20_Text"><text:span text:style-name="T478">st</text:span></text:span><text:span text:style-name="Source_20_Text"><text:span text:style-name="T474"> 1970</text:span></text:span><text:span text:style-name="Source_20_Text"><text:span text:style-name="T40">.</text:span></text:span><text:span text:style-name="Source_20_Text"><text:span text:style-name="T65"><text:line-break/></text:span></text:span><text:span text:style-name="Source_20_Text"><text:span text:style-name="T145">    </text:span></text:span><text:span text:style-name="Source_20_Text"><text:span text:style-name="T227">string</text:span></text:span><text:span text:style-name="Source_20_Text"><text:span text:style-name="T145"> </text:span></text:span><text:span text:style-name="Source_20_Text"><text:span text:style-name="T181">$path</text:span></text:span><text:span text:style-name="Source_20_Text"><text:span text:style-name="T256"> = ""</text:span></text:span><text:span text:style-name="Source_20_Text"><text:span text:style-name="T145">,<text:tab/><text:tab/></text:span></text:span><text:span text:style-name="Source_20_Text"><text:span text:style-name="T40"># The path on the server in which the cookie will be available on. If set to '/', <text:tab/><text:tab/><text:tab/><text:tab/><text:tab/> <text:s text:c="3"/>the cookie will be available within the entire domain.</text:span></text:span><text:span text:style-name="Source_20_Text"><text:span text:style-name="T65"><text:line-break/></text:span></text:span><text:span text:style-name="Source_20_Text"><text:span text:style-name="T145">    </text:span></text:span><text:span text:style-name="Source_20_Text"><text:span text:style-name="T227">string</text:span></text:span><text:span text:style-name="Source_20_Text"><text:span text:style-name="T145"> </text:span></text:span><text:span text:style-name="Source_20_Text"><text:span text:style-name="T181">$domain</text:span></text:span><text:span text:style-name="Source_20_Text"><text:span text:style-name="T256"> = ""</text:span></text:span><text:span text:style-name="Source_20_Text"><text:span text:style-name="T145">,<text:tab/><text:tab/></text:span></text:span><text:span text:style-name="Source_20_Text"><text:span text:style-name="T40"># The cookie will be available on this and all sub-domains under it. </text:span></text:span><text:span text:style-name="Source_20_Text"><text:span text:style-name="T65"><text:line-break/></text:span></text:span><text:span text:style-name="Source_20_Text"><text:span text:style-name="T145">    </text:span></text:span><text:span text:style-name="Source_20_Text"><text:span text:style-name="T227">bool</text:span></text:span><text:span text:style-name="Source_20_Text"><text:span text:style-name="T145"> </text:span></text:span><text:span text:style-name="Source_20_Text"><text:span text:style-name="T181">$secure</text:span></text:span><text:span text:style-name="Source_20_Text"><text:span text:style-name="T256"> = </text:span></text:span><text:span text:style-name="Strong_20_Emphasis"><text:span text:style-name="Source_20_Text"><text:span text:style-name="T256">false</text:span></text:span></text:span><text:span text:style-name="Source_20_Text"><text:span text:style-name="T145">,<text:tab/><text:tab/></text:span></text:span><text:span text:style-name="Source_20_Text"><text:span text:style-name="T40"># It should only send the cookie if it is being sent over an HTTPS.</text:span></text:span><text:span text:style-name="Source_20_Text"><text:span text:style-name="T65"><text:line-break/></text:span></text:span><text:span text:style-name="Source_20_Text"><text:span text:style-name="T145">    </text:span></text:span><text:span text:style-name="Source_20_Text"><text:span text:style-name="T227">bool</text:span></text:span><text:span text:style-name="Source_20_Text"><text:span text:style-name="T145"> </text:span></text:span><text:span text:style-name="Source_20_Text"><text:span text:style-name="T181">$httponly</text:span></text:span><text:span text:style-name="Source_20_Text"><text:span text:style-name="T256"> = </text:span></text:span><text:span text:style-name="Source_20_Text"><text:span text:style-name="Strong_20_Emphasis"><text:span text:style-name="T256">false<text:tab/></text:span></text:span></text:span><text:span text:style-name="Source_20_Text"><text:span text:style-name="T40"># </text:span></text:span><text:span text:style-name="Source_20_Text"><text:span text:style-name="T42">I</text:span></text:span><text:span text:style-name="Source_20_Text"><text:span text:style-name="T40">t should only send the cookie using HTTP and not make it available to <text:tab/><text:tab/><text:tab/><text:tab/><text:tab/><text:tab/> <text:s text:c="2"/>scripting languages like JavaScript. To reduce XSS </text:span></text:span><text:span text:style-name="Source_20_Text"><text:span text:style-name="T42">&amp;</text:span></text:span><text:span text:style-name="Source_20_Text"><text:span text:style-name="T40"> session fixation attacks. </text:span></text:span><text:span text:style-name="Source_20_Text"><text:span text:style-name="T65"><text:line-break/></text:span></text:span><text:span text:style-name="Source_20_Text"><text:span text:style-name="T145">): </text:span></text:span><text:span text:style-name="Source_20_Text"><text:span text:style-name="T227">bool</text:span></text:span></text:p>
      <text:p text:style-name="P164"><text:span text:style-name="Source_20_Text"><text:span text:style-name="T227"/></text:span></text:p>
      <text:p text:style-name="P167"><text:span text:style-name="Source_20_Text"><text:span text:style-name="T378">Ex: </text:span></text:span><text:span text:style-name="Source_20_Text"><text:span text:style-name="T321">setcookie</text:span></text:span><text:span text:style-name="Source_20_Text"><text:span text:style-name="T45">($</text:span></text:span><text:span text:style-name="Source_20_Text"><text:span text:style-name="T127">na</text:span></text:span><text:span text:style-name="Source_20_Text"><text:span text:style-name="T126">me, $value, time()+86400, "/", "yourdomain.com", 0</text:span></text:span><text:span text:style-name="Source_20_Text"><text:span text:style-name="T45">);</text:span></text:span><text:span text:style-name="Source_20_Text"><text:span text:style-name="T289"> </text:span></text:span><text:span text:style-name="Source_20_Text"><text:span text:style-name="T369">//</text:span></text:span><text:span text:style-name="Source_20_Text"><text:span text:style-name="T377"> 86400 = 1 day</text:span></text:span></text:p>
      <text:p text:style-name="P167"><text:span text:style-name="Source_20_Text"><text:span text:style-name="T73">Alternativly you can use the header function</text:span></text:span><text:span text:style-name="Source_20_Text"><text:span text:style-name="T95"> </text:span></text:span><text:span text:style-name="Source_20_Text"><text:span text:style-name="T96">Ex</text:span></text:span><text:span text:style-name="Source_20_Text"><text:span text:style-name="T95">:</text:span></text:span></text:p>
      <text:p text:style-name="P168"><text:span text:style-name="Source_20_Text"><text:span text:style-name="T321">header</text:span></text:span><text:span text:style-name="Source_20_Text"><text:span text:style-name="T120">("Set-Cookie: <text:s/>$name=$value; <text:s text:c="2"/>expires=Tue, 17-May-12 14:39:58 GMT; <text:s/>path=/; <text:s text:c="2"/>domain=yourdomain.com");</text:span></text:span></text:p>
      <text:p text:style-name="P167"><text:span text:style-name="Source_20_Text"><text:span text:style-name="T102">Cookies can only store scalar values. You can, however, use syntax like the following example:</text:span></text:span></text:p>
      <text:p text:style-name="P167"><text:span text:style-name="Source_20_Text"><text:span text:style-name="T289">&lt;?php</text:span></text:span></text:p>
      <text:p text:style-name="P167"><text:span text:style-name="Source_20_Text"><text:span text:style-name="T289">setcookie("user[name]", "Alice");</text:span></text:span></text:p>
      <text:p text:style-name="P167"><text:span text:style-name="Source_20_Text"><text:span text:style-name="T289">setcookie("user[email]", "alice@example.com");</text:span></text:span></text:p>
      <text:p text:style-name="P167"><text:span text:style-name="Source_20_Text"><text:span text:style-name="T289"/></text:span></text:p>
      <text:p text:style-name="P164"><text:span text:style-name="Source_20_Text"><text:span text:style-name="T73">The next time the person makes a request to the site, the $_COOKIE variable will contain something like this:</text:span></text:span></text:p>
      <text:p text:style-name="P167"><text:span text:style-name="Source_20_Text"><text:span text:style-name="T289">Array ( [PHPSESSID] =&gt; jlm5od9ngqi3krmu6fkjcebcb4</text:span></text:span></text:p>
      <text:p text:style-name="P167"><text:span text:style-name="Source_20_Text"><text:span text:style-name="T289">        [user] =&gt; Array ( [name] =&gt; Alice [email] =&gt; alice@example.com )</text:span></text:span></text:p>
      <text:p text:style-name="P167"><text:span text:style-name="Source_20_Text"><text:span text:style-name="T289"><text:s text:c="6"/>)</text:span></text:span></text:p>
      <text:p text:style-name="P167"><text:span text:style-name="Source_20_Text"><text:span text:style-name="T73">You can access the cookie information using the </text:span></text:span><text:span text:style-name="Source_20_Text"><text:span text:style-name="T301">$_COOKIE</text:span></text:span><text:span text:style-name="Source_20_Text"><text:span text:style-name="T73"> superglobal.</text:span></text:span></text:p>
      <text:p text:style-name="P217"><text:soft-page-break/><text:span text:style-name="Source_20_Text"><text:span text:style-name="T95">setrawcookie() <text:s/></text:span></text:span><text:span text:style-name="Source_20_Text"><text:span text:style-name="T73">is exactly the same as </text:span></text:span><text:span text:style-name="Source_20_Text"><text:span text:style-name="T328">setcookie()</text:span></text:span><text:span text:style-name="Source_20_Text"><text:span text:style-name="T73"> except that the cookie value will not be automatically urlencoded when sent to the browser.</text:span></text:span></text:p>
      <text:p text:style-name="P172"><text:span text:style-name="Source_20_Text"><text:span text:style-name="Strong_20_Emphasis"><text:span text:style-name="T197">setrawcookie</text:span></text:span></text:span><text:span text:style-name="Source_20_Text"><text:span text:style-name="T154">(</text:span></text:span><text:span text:style-name="Source_20_Text"><text:span text:style-name="T236">string</text:span></text:span><text:span text:style-name="Source_20_Text"><text:span text:style-name="T154"> </text:span></text:span><text:span text:style-name="Source_20_Text"><text:span text:style-name="T198">$name</text:span></text:span><text:span text:style-name="Source_20_Text"><text:span text:style-name="T154">, </text:span></text:span><text:span text:style-name="Source_20_Text"><text:span text:style-name="T236">string</text:span></text:span><text:span text:style-name="Source_20_Text"><text:span text:style-name="T154"> </text:span></text:span><text:span text:style-name="Source_20_Text"><text:span text:style-name="T198">$value</text:span></text:span><text:span text:style-name="Source_20_Text"><text:span text:style-name="T264"> = ?</text:span></text:span><text:span text:style-name="Source_20_Text"><text:span text:style-name="T154">, </text:span></text:span><text:span text:style-name="Source_20_Text"><text:span text:style-name="T236">array</text:span></text:span><text:span text:style-name="Source_20_Text"><text:span text:style-name="T154"> </text:span></text:span><text:span text:style-name="Source_20_Text"><text:span text:style-name="T198">$options</text:span></text:span><text:span text:style-name="Source_20_Text"><text:span text:style-name="T264"> = []</text:span></text:span><text:span text:style-name="Source_20_Text"><text:span text:style-name="T154">): </text:span></text:span><text:span text:style-name="Source_20_Text"><text:span text:style-name="T236">bool</text:span></text:span></text:p>
      <text:p text:style-name="P167"><text:span text:style-name="Source_20_Text"><text:span text:style-name="T116">HTTP Headers</text:span></text:span></text:p>
      <text:p text:style-name="P164"><text:span text:style-name="Source_20_Text"><text:span text:style-name="T73">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71"><text:span text:style-name="Source_20_Text"><text:span text:style-name="T73">PHP will automatically emit valid headers for you, but there <text:s/>cases where you may want to send your own.</text:span></text:span></text:p>
      <text:p text:style-name="P169"><text:span text:style-name="Source_20_Text"><text:span text:style-name="T73">You may only send headers before any normal content has been sent to the client. </text:span></text:span><text:span text:style-name="Source_20_Text"><text:span text:style-name="T79">This is o</text:span></text:span><text:span text:style-name="Source_20_Text"><text:span text:style-name="T73">ne reasons to omit the closing ?&gt; tag in included PHP files is to avoid having a newline character occur after the tag. This character would be sent as HTML content and would prevent you from being able to send headers.</text:span></text:span></text:p>
      <text:p text:style-name="P170"><text:span text:style-name="Source_20_Text"><text:span text:style-name="T97">Note: </text:span></text:span><text:span text:style-name="Source_20_Text"><text:span text:style-name="T73">You can't send HTTP headers once you've sent any kind of output</text:span></text:span><text:span text:style-name="Source_20_Text"><text:span text:style-name="T95"> (unless that output is buffered)</text:span></text:span><text:span text:style-name="Source_20_Text"><text:span text:style-name="T73">. </text:span></text:span></text:p>
      <text:p text:style-name="P164"><text:span text:style-name="Source_20_Text"><text:span text:style-name="Strong_20_Emphasis"><text:span text:style-name="T172">header</text:span></text:span></text:span><text:span text:style-name="Source_20_Text"><text:span text:style-name="T138">(</text:span></text:span><text:span text:style-name="Source_20_Text"><text:span text:style-name="T221">string</text:span></text:span><text:span text:style-name="Source_20_Text"><text:span text:style-name="T139"> </text:span></text:span><text:span text:style-name="Source_20_Text"><text:span text:style-name="T171">$header</text:span></text:span><text:span text:style-name="Source_20_Text"><text:span text:style-name="T138">, </text:span></text:span><text:span text:style-name="Source_20_Text"><text:span text:style-name="T221">bool</text:span></text:span><text:span text:style-name="Source_20_Text"><text:span text:style-name="T138"> </text:span></text:span><text:span text:style-name="Source_20_Text"><text:span text:style-name="T171">$replace</text:span></text:span><text:span text:style-name="Source_20_Text"><text:span text:style-name="T253"> = </text:span></text:span><text:span text:style-name="Strong_20_Emphasis"><text:span text:style-name="Source_20_Text"><text:span text:style-name="T254">true</text:span></text:span></text:span><text:span text:style-name="Source_20_Text"><text:span text:style-name="T138">, </text:span></text:span><text:span text:style-name="Source_20_Text"><text:span text:style-name="T221">int</text:span></text:span><text:span text:style-name="Source_20_Text"><text:span text:style-name="T138"> </text:span></text:span><text:span text:style-name="Source_20_Text"><text:span text:style-name="T171">$response_code</text:span></text:span><text:span text:style-name="Source_20_Text"><text:span text:style-name="T253"> = 0</text:span></text:span><text:span text:style-name="Source_20_Text"><text:span text:style-name="T138">): </text:span></text:span><text:span text:style-name="Source_20_Text"><text:span text:style-name="T221">void</text:span></text:span></text:p>
      <text:p text:style-name="P164"><text:span text:style-name="Source_20_Text"><text:span text:style-name="T221"/></text:span></text:p>
      <text:list xml:id="list2922064419" text:style-name="L1">
        <text:list-item>
          <text:p text:style-name="P321"><text:span text:style-name="Source_20_Text"><text:span text:style-name="T315">$h</text:span></text:span><text:span text:style-name="Source_20_Text"><text:span text:style-name="T316">eader</text:span></text:span><text:span text:style-name="Source_20_Text"><text:span text:style-name="T121"> String containing the header to set. For example, "Cache-Control: no-cache, must-revalidate".</text:span></text:span></text:p>
        </text:list-item>
        <text:list-item>
          <text:p text:style-name="P321"><text:span text:style-name="Source_20_Text"><text:span text:style-name="T315">$r</text:span></text:span><text:span text:style-name="Source_20_Text"><text:span text:style-name="T316">eplace </text:span></text:span><text:span text:style-name="Source_20_Text"><text:span text:style-name="T121">Bool to indicate whether this header must replace a previously sent header with the same </text:span></text:span><text:span text:style-name="Source_20_Text"><text:span text:style-name="T122">n</text:span></text:span><text:span text:style-name="Source_20_Text"><text:span text:style-name="T121">ame.</text:span></text:span></text:p>
        </text:list-item>
        <text:list-item>
          <text:p text:style-name="P321"><text:span text:style-name="Source_20_Text"><text:span text:style-name="T315">$r</text:span></text:span><text:span text:style-name="Source_20_Text"><text:span text:style-name="T316">esponse_code</text:span></text:span><text:span text:style-name="Source_20_Text"><text:span text:style-name="T121"> The HTTP response code to send with the header.</text:span></text:span></text:p>
        </text:list-item>
      </text:list>
      <text:p text:style-name="P164"><text:span text:style-name="Source_20_Text"><text:span text:style-name="T121"/></text:span></text:p>
      <text:p text:style-name="P166"><text:span text:style-name="Source_20_Text"><text:span text:style-name="T124">There are two special cases for headers:</text:span></text:span></text:p>
      <text:p text:style-name="P165"><text:span text:style-name="Source_20_Text"><text:span text:style-name="T123">1</text:span></text:span><text:span text:style-name="Source_20_Text"><text:span text:style-name="T128">st</text:span></text:span><text:span text:style-name="Source_20_Text"><text:span text:style-name="T123"> there</text:span></text:span><text:span text:style-name="Source_20_Text"><text:span text:style-name="T121"> is headers that begin with the string "HTTP/". These </text:span></text:span><text:span text:style-name="Source_20_Text"><text:span text:style-name="T123">are</text:span></text:span><text:span text:style-name="Source_20_Text"><text:span text:style-name="T121"> used to explicitly set the HTTP response code:</text:span></text:span></text:p>
      <text:p text:style-name="P173"><text:span text:style-name="Source_20_Text"><text:span text:style-name="T466">header("HTTP/1.0 404 Not Found");</text:span></text:span></text:p>
      <text:p text:style-name="P174"><text:span text:style-name="Source_20_Text"><text:span text:style-name="T432">You can also use:</text:span></text:span><text:span text:style-name="Source_20_Text"><text:span text:style-name="T280"><text:tab/></text:span></text:span><text:span text:style-name="Source_20_Text"><text:span text:style-name="Strong_20_Emphasis"><text:span text:style-name="T213">http_response_code</text:span></text:span></text:span><text:span text:style-name="Source_20_Text"><text:span text:style-name="T164">(</text:span></text:span><text:span text:style-name="Source_20_Text"><text:span text:style-name="T246">int</text:span></text:span><text:span text:style-name="Source_20_Text"><text:span text:style-name="T164"> </text:span></text:span><text:span text:style-name="Source_20_Text"><text:span text:style-name="T214">$response_code</text:span></text:span><text:span text:style-name="Source_20_Text"><text:span text:style-name="T271"> = 0</text:span></text:span><text:span text:style-name="Source_20_Text"><text:span text:style-name="T164">): </text:span></text:span><text:span text:style-name="Source_20_Text"><text:span text:style-name="T246">int|bool</text:span></text:span></text:p>
      <text:p text:style-name="P176"><text:span text:style-name="Source_20_Text"><text:span text:style-name="T375">// Get the current response code and set a new one</text:span></text:span></text:p>
      <text:p text:style-name="P175"><text:span text:style-name="Source_20_Text"><text:span text:style-name="T466">var_dump(http_response_code(404));</text:span></text:span></text:p>
      <text:p text:style-name="P155"><text:span text:style-name="Source_20_Text"><text:span text:style-name="T426">2</text:span></text:span><text:span text:style-name="Source_20_Text"><text:span text:style-name="T436">nd</text:span></text:span><text:span text:style-name="Source_20_Text"><text:span text:style-name="T426"> special case is for using the "Location" header. This indicates to the client that the document they are looking for is in the location you specify:</text:span></text:span></text:p>
      <text:p text:style-name="P156"><text:span text:style-name="Source_20_Text"><text:span text:style-name="T432">Note:</text:span></text:span><text:span text:style-name="Source_20_Text"><text:span text:style-name="T426"> </text:span></text:span><text:span text:style-name="Source_20_Text"><text:span text:style-name="T475">PHP will automatically set a 302 HTTP status code if you use this header,</text:span></text:span><text:span text:style-name="Source_20_Text"><text:span text:style-name="T426"> unless you've already set a 2xx or 3xx header. In this example, the server will respond with status code 302 and the client will be redirected:</text:span></text:span></text:p>
      <text:p text:style-name="P218"><text:span text:style-name="Source_20_Text"><text:span text:style-name="T466"><text:tab/>&lt;?php</text:span></text:span></text:p>
      <text:p text:style-name="P219"><text:span text:style-name="Source_20_Text"><text:span text:style-name="T466">header('Location: http://www.example.com/');</text:span></text:span></text:p>
      <text:p text:style-name="P220"><text:span text:style-name="Source_20_Text"><text:span text:style-name="T467">exit;</text:span></text:span></text:p>
      <text:p text:style-name="P153"><text:span text:style-name="Source_20_Text"><text:span text:style-name="T426">Note the </text:span></text:span><text:span text:style-name="Source_20_Text"><text:span text:style-name="T427">exit language construct. Your code continues to run after sending the header unless you stop it. It is up to the client to respect your redirect header.</text:span></text:span></text:p>
      <text:p text:style-name="P152"><text:soft-page-break/><text:span text:style-name="Source_20_Text"><text:span text:style-name="T116">Tracking Headers</text:span></text:span></text:p>
      <text:p text:style-name="P151"><text:span text:style-name="Source_20_Text"><text:span text:style-name="Strong_20_Emphasis"><text:span text:style-name="T212">headers_list</text:span></text:span></text:span><text:span text:style-name="Source_20_Text"><text:span text:style-name="T163">(): </text:span></text:span><text:span text:style-name="Source_20_Text"><text:span text:style-name="T245">array</text:span></text:span><text:span text:style-name="Source_20_Text"><text:span text:style-name="T334"> </text:span></text:span><text:span text:style-name="Source_20_Text"><text:span text:style-name="T301"><text:tab/><text:tab/></text:span></text:span><text:span text:style-name="Source_20_Text"><text:span text:style-name="T380">Returns a list of response headers sent (or ready to send)</text:span></text:span></text:p>
      <text:p text:style-name="P154"><text:span text:style-name="Source_20_Text"><text:span text:style-name="Strong_20_Emphasis"><text:span text:style-name="T212">headers_sent</text:span></text:span></text:span><text:span text:style-name="Source_20_Text"><text:span text:style-name="T163">(</text:span></text:span><text:span text:style-name="Source_20_Text"><text:span text:style-name="T245">string</text:span></text:span><text:span text:style-name="Source_20_Text"><text:span text:style-name="T163"> </text:span></text:span><text:span text:style-name="Source_20_Text"><text:span text:style-name="T212">&amp;$filename</text:span></text:span><text:span text:style-name="Source_20_Text"><text:span text:style-name="T270"> = </text:span></text:span><text:span text:style-name="Source_20_Text"><text:span text:style-name="Strong_20_Emphasis"><text:span text:style-name="T270">null</text:span></text:span></text:span><text:span text:style-name="Source_20_Text"><text:span text:style-name="T163">, </text:span></text:span><text:span text:style-name="Source_20_Text"><text:span text:style-name="T245">int</text:span></text:span><text:span text:style-name="Source_20_Text"><text:span text:style-name="T163"> </text:span></text:span><text:span text:style-name="Source_20_Text"><text:span text:style-name="T212">&amp;$line</text:span></text:span><text:span text:style-name="Source_20_Text"><text:span text:style-name="T270"> = </text:span></text:span><text:span text:style-name="Strong_20_Emphasis"><text:span text:style-name="Source_20_Text"><text:span text:style-name="T270">null</text:span></text:span></text:span><text:span text:style-name="Source_20_Text"><text:span text:style-name="T163">): </text:span></text:span><text:span text:style-name="Source_20_Text"><text:span text:style-name="T245">bool</text:span></text:span></text:p>
      <text:p text:style-name="P161"><text:span text:style-name="Source_20_Text"><text:span text:style-name="T380">Checks if or where headers have been sent. </text:span></text:span></text:p>
      <text:p text:style-name="P161"><text:span text:style-name="Source_20_Text"><text:span text:style-name="T428">( </text:span></text:span><text:span text:style-name="Source_20_Text"><text:span text:style-name="T430">I</text:span></text:span><text:span text:style-name="Source_20_Text"><text:span text:style-name="T428">t also depends on your server </text:span></text:span><text:span text:style-name="Source_20_Text"><text:span text:style-name="T429">php.ini :</text:span></text:span><text:span text:style-name="Source_20_Text"><text:span text:style-name="T428"> <text:s/></text:span></text:span><text:span text:style-name="Source_20_Text"><text:span text:style-name="T316">output_buffering=4096. <text:s/></text:span></text:span><text:span text:style-name="Source_20_Text"><text:span text:style-name="T428">So </text:span></text:span><text:span text:style-name="Source_20_Text"><text:span text:style-name="T430">you might need to set it </text:span></text:span><text:span text:style-name="Source_20_Text"><text:span text:style-name="T319">off</text:span></text:span><text:span text:style-name="Source_20_Text"><text:span text:style-name="T430">, <text:s/>or use </text:span></text:span><text:span text:style-name="Source_20_Text"><text:span text:style-name="T319">flush() </text:span></text:span><text:span text:style-name="Source_20_Text"><text:span text:style-name="T453"> </text:span></text:span><text:span text:style-name="Source_20_Text"><text:span text:style-name="T430">to force sending headers or exhaust the output buffer capacity </text:span></text:span><text:span text:style-name="Source_20_Text"><text:span text:style-name="T431">by </text:span></text:span><text:span text:style-name="Source_20_Text"><text:span text:style-name="T317">ob_start() , </text:span></text:span><text:span text:style-name="Source_20_Text"><text:span text:style-name="T320">ob_get_length and</text:span></text:span><text:span text:style-name="Source_20_Text"><text:span text:style-name="T317"> </text:span></text:span><text:span text:style-name="Source_20_Text"><text:span text:style-name="T429"><text:s/></text:span></text:span><text:span text:style-name="Source_20_Text"><text:span text:style-name="T317">ob_end_flush </text:span></text:span><text:span text:style-name="Source_20_Text"><text:span text:style-name="T428">)</text:span></text:span></text:p>
      <text:p text:style-name="P162"><text:span text:style-name="Source_20_Text"><text:span text:style-name="T433">Example:</text:span></text:span></text:p>
      <text:p text:style-name="P161"><text:span text:style-name="Source_20_Text"><text:span text:style-name="T443">flush();</text:span></text:span></text:p>
      <text:p text:style-name="P159"><text:span text:style-name="Source_20_Text"><text:span text:style-name="T443">if (!headers_sent($file, $line))  {<text:line-break/> <text:s text:c="3"/><text:tab/>header("Location: https://www.w3schools.com/");<text:line-break/> <text:s text:c="3"/><text:tab/>exit;</text:span></text:span></text:p>
      <text:p text:style-name="P159"><text:span text:style-name="Source_20_Text"><text:span text:style-name="T444">}</text:span></text:span><text:span text:style-name="Source_20_Text"><text:span text:style-name="T443"> else { </text:span></text:span></text:p>
      <text:p text:style-name="P157"><text:span text:style-name="Source_20_Text"><text:span text:style-name="T443"><text:tab/>echo "Headers sent in $file on line $line"; exit; </text:span></text:span></text:p>
      <text:p text:style-name="P158"><text:span text:style-name="Source_20_Text"><text:span text:style-name="T443">}</text:span></text:span></text:p>
      <text:p text:style-name="P163"><text:span text:style-name="Source_20_Text"><text:span text:style-name="T381">The </text:span></text:span><text:span text:style-name="Source_20_Text"><text:span text:style-name="T303">header_remove()</text:span></text:span><text:span text:style-name="Source_20_Text"><text:span text:style-name="T381"> function removes an HTTP header previously set with the</text:span></text:span><text:span text:style-name="Source_20_Text"><text:span text:style-name="T303"> header()</text:span></text:span><text:span text:style-name="Source_20_Text"><text:span text:style-name="T381"> function.</text:span></text:span></text:p>
      <text:p text:style-name="P160"><text:span text:style-name="Source_20_Text"><text:span text:style-name="Strong_20_Emphasis"><text:span text:style-name="T212">header_remove</text:span></text:span></text:span><text:span text:style-name="Source_20_Text"><text:span text:style-name="T163">(</text:span></text:span><text:span text:style-name="Source_20_Text"><text:span text:style-name="T245">?string</text:span></text:span><text:span text:style-name="Source_20_Text"><text:span text:style-name="T163"> </text:span></text:span><text:span text:style-name="Source_20_Text"><text:span text:style-name="T212">$name</text:span></text:span><text:span text:style-name="Source_20_Text"><text:span text:style-name="T270"> = </text:span></text:span><text:span text:style-name="Source_20_Text"><text:span text:style-name="Strong_20_Emphasis"><text:span text:style-name="T270">null</text:span></text:span></text:span><text:span text:style-name="Source_20_Text"><text:span text:style-name="T163">): </text:span></text:span><text:span text:style-name="Source_20_Text"><text:span text:style-name="T245">void</text:span></text:span></text:p>
      <text:p text:style-name="P157"><text:span text:style-name="Source_20_Text"><text:span text:style-name="T303">$</text:span></text:span><text:span text:style-name="Source_20_Text"><text:span text:style-name="T306">header</text:span></text:span><text:span text:style-name="Source_20_Text"><text:span text:style-name="T303">name</text:span></text:span><text:span text:style-name="Source_20_Text"><text:span text:style-name="T318"> <text:tab/> <text:s text:c="3"/></text:span></text:span><text:span text:style-name="Source_20_Text"><text:span text:style-name="T434">Optional. Specifies a header name to be removed. </text:span></text:span><text:span text:style-name="Source_20_Text"><text:span text:style-name="T476">If omitted, all previously set headers are removed.</text:span></text:span></text:p>
      <text:p text:style-name="P162"><text:span text:style-name="Source_20_Text"><text:span text:style-name="T433">Example:</text:span></text:span></text:p>
      <text:p text:style-name="P205"><text:span text:style-name="Source_20_Text"><text:span text:style-name="T325">&lt;?php<text:line-break/>header("Expires: Mon, 26 Jul 1997 05:00:00 GMT");<text:line-break/>header("Cache-Control: no-cache");<text:line-break/>header("Pragma: no-cache");</text:span></text:span></text:p>
      <text:p text:style-name="P255"><text:span text:style-name="Source_20_Text"><text:span text:style-name="T326">header_remove('Pragma');</text:span></text:span></text:p>
      <text:p text:style-name="P270"><text:span text:style-name="Source_20_Text"><text:span text:style-name="T325">var_export(headers_list())<text:line-break/>?&gt;</text:span></text:span></text:p>
      <text:p text:style-name="P270"><text:span text:style-name="Source_20_Text"><text:span text:style-name="T48">// array ( 0 =&gt; 'X-Powered-By: PHP/8.0.0', 1 =&gt; 'Expires: Mon, 26 Jul 1997 05:00:00 GMT', 2 =&gt; 'Cache-Control: no-cache', ) </text:span></text:span></text:p>
      <text:p text:style-name="P230"><text:span text:style-name="Source_20_Text"><text:span text:style-name="T279"/></text:span></text:p>
      <text:p text:style-name="P227"><text:span text:style-name="Source_20_Text"><text:span text:style-name="Strong_20_Emphasis"><text:span text:style-name="T310">get_headers()</text:span></text:span></text:span><text:span text:style-name="Source_20_Text"><text:span text:style-name="T301">  <text:s text:c="4"/></text:span></text:span><text:span text:style-name="Source_20_Text"><text:span text:style-name="T380">returns an array with the headers sent by the </text:span></text:span><text:span text:style-name="Source_20_Text"><text:span text:style-name="T395">server</text:span></text:span><text:span text:style-name="Source_20_Text"><text:span text:style-name="T477"> in response to a HTTP request </text:span></text:span><text:span text:style-name="Source_20_Text"><text:span text:style-name="T380">.</text:span></text:span></text:p>
      <text:p text:style-name="P228"><text:span text:style-name="Source_20_Text"><text:span text:style-name="Strong_20_Emphasis"><text:span text:style-name="T183">get_headers</text:span></text:span></text:span><text:span text:style-name="Source_20_Text"><text:span text:style-name="T147">(</text:span></text:span><text:span text:style-name="Source_20_Text"><text:span text:style-name="T229">str</text:span></text:span><text:span text:style-name="Source_20_Text"><text:span text:style-name="T147"> </text:span></text:span><text:span text:style-name="Source_20_Text"><text:span text:style-name="T184">$url</text:span></text:span><text:span text:style-name="Source_20_Text"><text:span text:style-name="T147">, </text:span></text:span><text:span text:style-name="Source_20_Text"><text:span text:style-name="T229">bool</text:span></text:span><text:span text:style-name="Source_20_Text"><text:span text:style-name="T147"> </text:span></text:span><text:span text:style-name="Source_20_Text"><text:span text:style-name="T183">$associative</text:span></text:span><text:span text:style-name="Source_20_Text"><text:span text:style-name="T258"> = </text:span></text:span><text:span text:style-name="Strong_20_Emphasis"><text:span text:style-name="Source_20_Text"><text:span text:style-name="T258">false</text:span></text:span></text:span><text:span text:style-name="Source_20_Text"><text:span text:style-name="T147">, </text:span></text:span><text:span text:style-name="Source_20_Text"><text:span text:style-name="T229">?resource</text:span></text:span><text:span text:style-name="Source_20_Text"><text:span text:style-name="T147"> </text:span></text:span><text:span text:style-name="Source_20_Text"><text:span text:style-name="T183">$context</text:span></text:span><text:span text:style-name="Source_20_Text"><text:span text:style-name="T258"> = </text:span></text:span><text:span text:style-name="Strong_20_Emphasis"><text:span text:style-name="Source_20_Text"><text:span text:style-name="T258">null</text:span></text:span></text:span><text:span text:style-name="Source_20_Text"><text:span text:style-name="T147">): </text:span></text:span><text:span text:style-name="Source_20_Text"><text:span text:style-name="T229">arr|false</text:span></text:span></text:p>
      <text:p text:style-name="P306"><text:span text:style-name="Source_20_Text"><text:span text:style-name="T380">Returns an indexed or associative array </text:span></text:span><text:span text:style-name="Source_20_Text"><text:span text:style-name="T464">(if set to TRUE)</text:span></text:span><text:span text:style-name="Source_20_Text"><text:span text:style-name="T380"> with the headers, or false on failure.</text:span></text:span></text:p>
      <text:p text:style-name="P162"><text:span text:style-name="Source_20_Text"><text:span text:style-name="T433">Example:</text:span></text:span></text:p>
      <text:p text:style-name="P231"><text:span text:style-name="Source_20_Text"><text:span text:style-name="T288">print_r(get_headers('http://www.example.com', </text:span></text:span><text:span text:style-name="Source_20_Text"><text:span text:style-name="T355">1</text:span></text:span><text:span text:style-name="Source_20_Text"><text:span text:style-name="T288">));</text:span></text:span></text:p>
      <text:p text:style-name="P226"><text:span text:style-name="Source_20_Text"><text:span text:style-name="T288">Array</text:span></text:span></text:p>
      <text:p text:style-name="P16"><text:span text:style-name="Source_20_Text"><text:span text:style-name="T24">(</text:span></text:span></text:p>
      <text:p text:style-name="P23"><text:span text:style-name="Source_20_Text"><text:span text:style-name="T25"><text:s text:c="4"/>[0] =&gt; HTTP/1.1 200 OK</text:span></text:span></text:p>
      <text:p text:style-name="P23"><text:span text:style-name="Source_20_Text"><text:span text:style-name="T25"><text:s text:c="4"/>[Date] =&gt; Sat, 29 May 2004 12:28:14 GMT</text:span></text:span></text:p>
      <text:p text:style-name="P23"><text:span text:style-name="Source_20_Text"><text:span text:style-name="T25"><text:s text:c="4"/>[Server] =&gt; Apache/1.3.27 (Unix) <text:s/>(Red-Hat/Linux)</text:span></text:span></text:p>
      <text:p text:style-name="P23"><text:span text:style-name="Source_20_Text"><text:span text:style-name="T25"><text:s text:c="4"/>[Last-Modified] =&gt; Wed, 08 Jan 2003 23:11:55 GMT</text:span></text:span></text:p>
      <text:p text:style-name="P23"><text:span text:style-name="Source_20_Text"><text:span text:style-name="T25"><text:s text:c="4"/>[ETag] =&gt; "3f80f-1b6-3e1cb03b"</text:span></text:span></text:p>
      <text:p text:style-name="P23"><text:span text:style-name="Source_20_Text"><text:span text:style-name="T25"><text:s text:c="4"/>[Accept-Ranges] =&gt; bytes</text:span></text:span></text:p>
      <text:p text:style-name="P23"><text:span text:style-name="Source_20_Text"><text:span text:style-name="T25"><text:s text:c="4"/>[Content-Length] =&gt; 438</text:span></text:span></text:p>
      <text:p text:style-name="P23"><text:span text:style-name="Source_20_Text"><text:span text:style-name="T25"><text:s text:c="4"/>[Connection] =&gt; close</text:span></text:span></text:p>
      <text:p text:style-name="P23"><text:span text:style-name="Source_20_Text"><text:span text:style-name="T25"><text:s text:c="4"/>[Content-Type] =&gt; text/html</text:span></text:span></text:p>
      <text:p text:style-name="P16"><text:span text:style-name="Source_20_Text"><text:span text:style-name="T24">)</text:span></text:span></text:p>
      <text:p text:style-name="P229"><text:soft-page-break/><text:span text:style-name="Source_20_Text"><text:span text:style-name="T116">HTTP Authentication</text:span></text:span></text:p>
      <text:p text:style-name="P92"><text:span text:style-name="Source_20_Text"><text:span text:style-name="T73">PHP can send a header to the client that causes it to pop up an Authentication Required dialog box. When the user fills in the dialog with a user and password, the URL of the PHP script is called again.</text:span></text:span></text:p>
      <text:p text:style-name="P92"><text:span text:style-name="Source_20_Text"><text:span text:style-name="T73"/></text:span></text:p>
      <text:p text:style-name="P95"><text:span text:style-name="Source_20_Text"><text:span text:style-name="T73">On the second call, PHP will have three predefined variables available in the </text:span></text:span><text:span text:style-name="Source_20_Text"><text:span text:style-name="T301">$_SERVER</text:span></text:span><text:span text:style-name="Source_20_Text"><text:span text:style-name="T73"> array. These are </text:span></text:span><text:span text:style-name="Source_20_Text"><text:span text:style-name="T301">PHP_AUTH_USER</text:span></text:span><text:span text:style-name="Source_20_Text"><text:span text:style-name="T73">, </text:span></text:span><text:span text:style-name="Source_20_Text"><text:span text:style-name="T301">PHP_AUTH_PW</text:span></text:span><text:span text:style-name="Source_20_Text"><text:span text:style-name="T73">, and </text:span></text:span><text:span text:style-name="Source_20_Text"><text:span text:style-name="T301">AUTH_TYPE</text:span></text:span><text:span text:style-name="Source_20_Text"><text:span text:style-name="T73"> and are set to the username, password, and authentication type respectively. You should then authenticate the user using whatever method you see fit.</text:span></text:span></text:p>
      <text:p text:style-name="P92"><text:span text:style-name="Source_20_Text"><text:span text:style-name="T86">Note, o</text:span></text:span><text:span text:style-name="Source_20_Text"><text:span text:style-name="T73">nly "</text:span></text:span><text:span text:style-name="Source_20_Text"><text:span text:style-name="T477">Basic</text:span></text:span><text:span text:style-name="Source_20_Text"><text:span text:style-name="T73">" and "</text:span></text:span><text:span text:style-name="Source_20_Text"><text:span text:style-name="T477">Digest</text:span></text:span><text:span text:style-name="Source_20_Text"><text:span text:style-name="T73">" authentication methods are supported.</text:span></text:span></text:p>
      <text:p text:style-name="P92"><text:span text:style-name="Source_20_Text"><text:span text:style-name="T73"/></text:span></text:p>
      <text:p text:style-name="P92"><text:span text:style-name="Source_20_Text"><text:span text:style-name="T288">&lt;?php</text:span></text:span></text:p>
      <text:p text:style-name="P255"><text:span text:style-name="Source_20_Text"><text:span text:style-name="T296">if (!isset($_SERVER['PHP_AUTH_USER'])) {</text:span></text:span></text:p>
      <text:p text:style-name="P258"><text:span text:style-name="Source_20_Text"><text:span text:style-name="T288">    header('WWW-Authenticate: </text:span></text:span><text:span text:style-name="Source_20_Text"><text:span text:style-name="T473">Basic</text:span></text:span><text:span text:style-name="Source_20_Text"><text:span text:style-name="T288"> realm="My Realm"');</text:span></text:span></text:p>
      <text:p text:style-name="P258"><text:span text:style-name="Source_20_Text"><text:span text:style-name="T288">    header('HTTP/1.0 401 Unauthorized');</text:span></text:span></text:p>
      <text:p text:style-name="P258"><text:span text:style-name="Source_20_Text"><text:span text:style-name="T288">    echo 'text to sen</text:span></text:span><text:span text:style-name="Source_20_Text"><text:span text:style-name="T294">d</text:span></text:span><text:span text:style-name="Source_20_Text"><text:span text:style-name="T288"> if user hits Cancel button';</text:span></text:span></text:p>
      <text:p text:style-name="P258"><text:span text:style-name="Source_20_Text"><text:span text:style-name="T288">    exit;</text:span></text:span></text:p>
      <text:p text:style-name="P255"><text:span text:style-name="Source_20_Text"><text:span text:style-name="T296">} else {</text:span></text:span></text:p>
      <text:p text:style-name="P258"><text:span text:style-name="Source_20_Text"><text:span text:style-name="T288">    echo $_SERVER['PHP_AUTH_USER'] . '&lt;br&gt;';</text:span></text:span></text:p>
      <text:p text:style-name="P258"><text:span text:style-name="Source_20_Text"><text:span text:style-name="T288">    echo $_SERVER['PHP_AUTH_PW'] . '&lt;br&gt;';</text:span></text:span></text:p>
      <text:p text:style-name="P255"><text:span text:style-name="Source_20_Text"><text:span text:style-name="T296">}</text:span></text:span></text:p>
      <text:p text:style-name="P92"><text:span text:style-name="Source_20_Text"><text:span text:style-name="T73"/></text:span></text:p>
      <text:p text:style-name="P92"><text:span text:style-name="Source_20_Text"><text:span text:style-name="T73">The password sent by the client is </text:span></text:span><text:span text:style-name="Source_20_Text"><text:span text:style-name="T477">base64encoded</text:span></text:span><text:span text:style-name="Source_20_Text"><text:span text:style-name="T73"> to standardize the character set, but there is no hashing or encryption performed. This is a very weak form of protecting your site and unless you are using HTTPS, the password will be readable by anybody between your client and server.</text:span></text:span></text:p>
      <text:p text:style-name="P92"><text:span text:style-name="Source_20_Text"><text:span text:style-name="T73"/></text:span></text:p>
      <text:p text:style-name="P92"><text:span text:style-name="Source_20_Text"><text:span text:style-name="T116">HTTP Status Codes</text:span></text:span></text:p>
      <text:p text:style-name="P92"><text:span text:style-name="Source_20_Text"><text:span text:style-name="T73"/></text:span></text:p>
      <text:p text:style-name="P91"><text:span text:style-name="Source_20_Text"><text:span text:style-name="T102">Range </text:span></text:span><text:span text:style-name="Source_20_Text"><text:span text:style-name="T73"><text:tab/><text:tab/></text:span></text:span><text:span text:style-name="Source_20_Text"><text:span text:style-name="T102">General Meaning</text:span></text:span></text:p>
      <text:p text:style-name="P96"><text:span text:style-name="Source_20_Text"><text:span text:style-name="T73">200 <text:tab/><text:tab/>The request was successful</text:span></text:span></text:p>
      <text:p text:style-name="P96"><text:span text:style-name="Source_20_Text"><text:span text:style-name="T73">300 <text:tab/><text:tab/>The request needs to be redirected</text:span></text:span></text:p>
      <text:p text:style-name="P96"><text:span text:style-name="Source_20_Text"><text:span text:style-name="T73">400 <text:tab/><text:tab/>There was an error on the client side</text:span></text:span></text:p>
      <text:p text:style-name="P91"><text:span text:style-name="Source_20_Text"><text:span text:style-name="T73">500 <text:tab/><text:tab/>There was an error on the server side</text:span></text:span></text:p>
      <text:p text:style-name="P93"><text:span text:style-name="Source_20_Text"><text:span text:style-name="T73"/></text:span></text:p>
      <text:p text:style-name="P94"><text:span text:style-name="Source_20_Text"><text:span text:style-name="T73">For your exam, you just need to know the most important ones:</text:span></text:span></text:p>
      <text:p text:style-name="P97"><text:span text:style-name="Source_20_Text"><text:span text:style-name="T95">Code Status</text:span></text:span></text:p>
      <text:p text:style-name="P97"><text:span text:style-name="Source_20_Text"><text:span text:style-name="T73">200 <text:tab/>OK; the request was successful.</text:span></text:span></text:p>
      <text:p text:style-name="P315"><text:span text:style-name="Source_20_Text"><text:span text:style-name="T73">201<text:tab/> Created; the request resulted in a new resource being created.</text:span></text:span></text:p>
      <text:p text:style-name="P315"><text:span text:style-name="Source_20_Text"><text:span text:style-name="T73">301 <text:tab/>Moved permanently; <text:s text:c="2"/></text:span></text:span><text:span text:style-name="Source_20_Text"><text:span text:style-name="T88">T</text:span></text:span><text:span text:style-name="Source_20_Text"><text:span text:style-name="T73">he resource will always be found at the location specified.</text:span></text:span></text:p>
      <text:p text:style-name="P315"><text:span text:style-name="Source_20_Text"><text:span text:style-name="T73">302 <text:tab/>Found </text:span></text:span><text:span text:style-name="Source_20_Text"><text:span text:style-name="T88">redirect<text:tab/>; <text:s/>I</text:span></text:span><text:span text:style-name="Source_20_Text"><text:span text:style-name="T73">s a common way of performing URL redirection</text:span></text:span></text:p>
      <text:p text:style-name="P315"><text:span text:style-name="Source_20_Text"><text:span text:style-name="T73">400 <text:tab/></text:span></text:span><text:span text:style-name="Source_20_Text"><text:span text:style-name="T113">Bad request; there was something in the request that was malformed or otherwise prevented its execution.</text:span></text:span></text:p>
      <text:p text:style-name="P315"><text:span text:style-name="Source_20_Text"><text:span text:style-name="T73">401 <text:tab/>Unauthorized; the client has not been authenticated as being allowed to make this request.</text:span></text:span></text:p>
      <text:p text:style-name="P315"><text:span text:style-name="Source_20_Text"><text:span text:style-name="T73">403 <text:tab/>Forbidden; the (authenticated) client is not allowed to make this request.</text:span></text:span></text:p>
      <text:p text:style-name="P315"><text:span text:style-name="Source_20_Text"><text:span text:style-name="T73">418 <text:tab/>I’m a teapot; the client is attempting to send coffee making protocols to the server, which is in fact a <text:tab/>teapot. Okay this isn’t an important status code, butit’s fun to know about.</text:span></text:span></text:p>
      <text:p text:style-name="P313"><text:span text:style-name="Source_20_Text"><text:span text:style-name="T73">500 <text:tab/>Internal server error; the server was not able to complete the request and can’t respond more <text:tab/>appropriately. Commonly associated with a crash ormisconfiguration.</text:span></text:span></text:p>
      <text:p text:style-name="P98"><text:soft-page-break/><text:span text:style-name="Source_20_Text"><text:span text:style-name="T116">Output Control Functions</text:span></text:span></text:p>
      <text:p text:style-name="P103"><text:span text:style-name="Source_20_Text"><text:span text:style-name="T73">The Output Control functions allow you to control when output is sent from the script. </text:span></text:span></text:p>
      <text:p text:style-name="P103"><text:span text:style-name="Source_20_Text"><text:span text:style-name="T73">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103"><text:span text:style-name="Source_20_Text"><text:span text:style-name="T73"/></text:span></text:p>
      <text:p text:style-name="P276"><text:span text:style-name="Source_20_Text"><text:span text:style-name="Source_20_Text"><text:span text:style-name="T301">ob_start() </text:span></text:span></text:span><text:span text:style-name="Source_20_Text"><text:span text:style-name="Source_20_Text"><text:span text:style-name="T73"> </text:span></text:span></text:span><text:span text:style-name="Source_20_Text"><text:span text:style-name="T80">T</text:span></text:span><text:span text:style-name="Source_20_Text"><text:span text:style-name="T73">urns on output buffering.</text:span></text:span><text:span text:style-name="Source_20_Text"><text:span text:style-name="T4"> </text:span></text:span></text:p>
      <text:p text:style-name="Standard"><text:span text:style-name="Strong_20_Emphasis"><text:span text:style-name="T182">ob_start</text:span></text:span><text:span text:style-name="T146">(</text:span><text:span text:style-name="Source_20_Text"><text:span text:style-name="T182">callable $callback</text:span></text:span><text:span text:style-name="T257"> = </text:span><text:span text:style-name="Strong_20_Emphasis"><text:span text:style-name="Source_20_Text"><text:span text:style-name="T257">null</text:span></text:span></text:span><text:span text:style-name="T146">, </text:span><text:span text:style-name="T228">int</text:span><text:span text:style-name="T146"> </text:span><text:span text:style-name="Source_20_Text"><text:span text:style-name="T182">$chunk_size</text:span></text:span><text:span text:style-name="T257"> = 0</text:span><text:span text:style-name="T146">, </text:span><text:span text:style-name="T228">int</text:span><text:span text:style-name="T146"> </text:span><text:span text:style-name="Source_20_Text"><text:span text:style-name="T182">$flags</text:span></text:span><text:span text:style-name="T257"> = </text:span><text:span text:style-name="Strong_20_Emphasis"><text:span text:style-name="Source_20_Text"><text:span text:style-name="T257">PHP_OUTPUT_HANDLER_STDFLAGS</text:span></text:span></text:span><text:span text:style-name="T146">): </text:span><text:span text:style-name="T228">bool</text:span></text:p>
      <text:p text:style-name="P64"/>
      <text:p text:style-name="P249"><text:span text:style-name="Source_20_Text"><text:span text:style-name="T301">ob_flush() <text:tab/><text:tab/></text:span></text:span><text:span text:style-name="Source_20_Text"><text:span text:style-name="T73">Outputs content from the buffer. Note that it does not erase the buffer.</text:span></text:span></text:p>
      <text:p text:style-name="P312"><text:span text:style-name="Source_20_Text"><text:span text:style-name="T301">ob_get_contents() <text:tab/></text:span></text:span><text:span text:style-name="Source_20_Text"><text:span text:style-name="T73">Gets the </text:span></text:span><text:span text:style-name="Source_20_Text"><text:span text:style-name="T81">original</text:span></text:span><text:span text:style-name="Source_20_Text"><text:span text:style-name="T73"> contents of the output buffer without clearing it.<text:tab/></text:span></text:span><text:span text:style-name="Source_20_Text"><text:span text:style-name="T87"><text:tab/> <text:s text:c="10"/></text:span></text:span><text:span text:style-name="Source_20_Text"><text:span text:style-name="T371">(a)</text:span></text:span></text:p>
      <text:p text:style-name="P249"><text:span text:style-name="Source_20_Text"><text:span text:style-name="T301">ob_end_clean</text:span></text:span><text:span text:style-name="Source_20_Text"><text:span text:style-name="T304">()</text:span></text:span><text:span text:style-name="Source_20_Text"><text:span text:style-name="T73"> <text:tab/>Clean (erase) the output buffer and turn off output buffering</text:span></text:span></text:p>
      <text:p text:style-name="P249"><text:span text:style-name="Source_20_Text"><text:span text:style-name="T301">ob_end_flush()</text:span></text:span><text:span text:style-name="Source_20_Text"><text:span text:style-name="T81"> <text:tab/></text:span></text:span><text:span text:style-name="Source_20_Text"><text:span text:style-name="T73">Flush (send) the output buffer and turn off output buffering</text:span></text:span></text:p>
      <text:h text:style-name="P248" text:outline-level="1"><text:span text:style-name="Source_20_Text"><text:span text:style-name="T301">ob_get_length()<text:tab/></text:span></text:span><text:span text:style-name="Source_20_Text"><text:span text:style-name="T73">This will return the length of the contents in the output buffer, in bytes.</text:span></text:span></text:h>
      <text:h text:style-name="P311" text:outline-level="1"><text:span text:style-name="Source_20_Text"><text:span text:style-name="T301">ob_clean<text:tab/><text:tab/></text:span></text:span><text:span text:style-name="Source_20_Text"><text:span text:style-name="T73">This function discards the contents of the output buffer</text:span></text:span></text:h>
      <text:p text:style-name="P247"><text:line-break/><text:span text:style-name="Source_20_Text"><text:span text:style-name="T102">Example 1:</text:span></text:span></text:p>
      <text:p text:style-name="P266"><text:span text:style-name="Source_20_Text"><text:span text:style-name="T296">&lt;?php </text:span></text:span></text:p>
      <text:p text:style-name="P267"><text:span text:style-name="Source_20_Text"><text:span text:style-name="T288"/></text:span></text:p>
      <text:p text:style-name="P260"><text:span text:style-name="Source_20_Text"><text:span text:style-name="T296">function escapeOutput(string $buffer): string {</text:span></text:span></text:p>
      <text:p text:style-name="P267"><text:span text:style-name="Source_20_Text"><text:span text:style-name="T288"><text:tab/>return (htmlentities($buffer));</text:span></text:span></text:p>
      <text:p text:style-name="P260"><text:span text:style-name="Source_20_Text"><text:span text:style-name="T296">}</text:span></text:span></text:p>
      <text:p text:style-name="P267"><text:span text:style-name="Source_20_Text"><text:span text:style-name="T288"/></text:span></text:p>
      <text:p text:style-name="P260"><text:span text:style-name="Source_20_Text"><text:span text:style-name="T296">ob_start("escapeOutput");</text:span></text:span></text:p>
      <text:p text:style-name="P267"><text:span text:style-name="Source_20_Text"><text:span text:style-name="T288"/></text:span></text:p>
      <text:p text:style-name="P260"><text:span text:style-name="Source_20_Text"><text:span text:style-name="T296">$output = "&lt;script&gt;alert('xss')&lt;/script&gt;";</text:span></text:span></text:p>
      <text:p text:style-name="P260"><text:span text:style-name="Source_20_Text"><text:span text:style-name="T296">echo ($output);</text:span></text:span></text:p>
      <text:p text:style-name="P267"><text:span text:style-name="Source_20_Text"><text:span text:style-name="T288"/></text:span></text:p>
      <text:p text:style-name="P260"><text:span text:style-name="Source_20_Text"><text:span text:style-name="T296">ob_flush();</text:span></text:span></text:p>
      <text:p text:style-name="P260"><text:span text:style-name="Source_20_Text"><text:span text:style-name="T296">ob_end_clean();</text:span></text:span></text:p>
      <text:p text:style-name="P267"><text:span text:style-name="Source_20_Text"><text:span text:style-name="T288">?&gt;</text:span></text:span></text:p>
      <text:p text:style-name="P267"><text:span text:style-name="Source_20_Text"><text:span text:style-name="T288"/></text:span></text:p>
      <text:p text:style-name="P250"><text:span text:style-name="Source_20_Text"><text:span text:style-name="T39">// &amp;lt;script&amp;gt;alert('xss')&amp;lt;/script&amp;gt;</text:span></text:span></text:p>
      <text:p text:style-name="Standard"><text:span text:style-name="Source_20_Text"><text:span text:style-name="T288"/></text:span></text:p>
      <text:p text:style-name="P251"><text:span text:style-name="Source_20_Text"><text:span text:style-name="T102">Example </text:span></text:span><text:span text:style-name="Source_20_Text"><text:span text:style-name="T105">2</text:span></text:span><text:span text:style-name="Source_20_Text"><text:span text:style-name="T102">:</text:span></text:span></text:p>
      <text:p text:style-name="P269"><text:span text:style-name="Source_20_Text"><text:span text:style-name="T288">&lt;?php</text:span></text:span></text:p>
      <text:p text:style-name="P260"><text:span text:style-name="Source_20_Text"><text:span text:style-name="T296">ob_start();</text:span></text:span></text:p>
      <text:p text:style-name="P262"><text:span text:style-name="Source_20_Text"><text:span text:style-name="T296">$name = 'Larah';</text:span></text:span></text:p>
      <text:p text:style-name="P261"><text:span text:style-name="Source_20_Text"><text:span text:style-name="T296">?&gt;</text:span></text:span></text:p>
      <text:p text:style-name="P268"><text:span text:style-name="Source_20_Text"><text:span text:style-name="T288">&lt;</text:span></text:span><text:span text:style-name="Source_20_Text"><text:span text:style-name="T295">p</text:span></text:span><text:span text:style-name="Source_20_Text"><text:span text:style-name="T288">&gt;My name is &lt;?= $name; ?&gt;.&lt;/</text:span></text:span><text:span text:style-name="Source_20_Text"><text:span text:style-name="T295">p</text:span></text:span><text:span text:style-name="Source_20_Text"><text:span text:style-name="T288">&gt;</text:span></text:span></text:p>
      <text:p text:style-name="P269"><text:span text:style-name="Source_20_Text"><text:span text:style-name="T288">&lt;?php </text:span></text:span></text:p>
      <text:p text:style-name="P260"><text:span text:style-name="Source_20_Text"><text:span text:style-name="T296">$content = ob_get_contents();<text:tab/><text:tab/><text:tab/><text:tab/></text:span></text:span><text:span text:style-name="Source_20_Text"><text:span text:style-name="T372">←(a)</text:span></text:span><text:span text:style-name="Source_20_Text"><text:span text:style-name="T373"><text:tab/>get already output html</text:span></text:span></text:p>
      <text:p text:style-name="P260"><text:span text:style-name="Source_20_Text"><text:span text:style-name="T296">ob_end_clean();</text:span></text:span></text:p>
      <text:p text:style-name="P262"><text:span text:style-name="Source_20_Text"><text:span text:style-name="T296">echo 'Line: ' . __LINE__ . ' ' . $content;</text:span></text:span></text:p>
      <text:p text:style-name="P261"><text:span text:style-name="Source_20_Text"><text:span text:style-name="T296">?&gt;</text:span></text:span></text:p>
      <text:p text:style-name="P104"><text:span text:style-name="Source_20_Text"><text:span text:style-name="T40">Line: 12</text:span></text:span></text:p>
      <text:p text:style-name="P12">My name is Larah.</text:p>
      <text:p text:style-name="P100"><text:soft-page-break/><text:span text:style-name="Source_20_Text"><text:span text:style-name="T95">Note:</text:span></text:span><text:span text:style-name="Source_20_Text"><text:span text:style-name="T73"> The </text:span></text:span><text:span text:style-name="Source_20_Text"><text:span text:style-name="T301">flush() </text:span></text:span><text:span text:style-name="Source_20_Text"><text:span text:style-name="T73">function can be used if your web server is buffering output and you want to try override this behavior and send something directly to the browser. This won’t always work, however.</text:span></text:span></text:p>
      <text:list xml:id="list3100591512" text:style-name="L2">
        <text:list-item>
          <text:p text:style-name="P322"><text:span text:style-name="Source_20_Text"><text:span text:style-name="T302">ob_flush</text:span></text:span><text:span text:style-name="Source_20_Text"><text:span text:style-name="T305">()</text:span></text:span><text:span text:style-name="Source_20_Text"><text:span text:style-name="T73"> flushes output buffers </text:span></text:span><text:span text:style-name="Source_20_Text"><text:span text:style-name="T74">you</text:span></text:span><text:span text:style-name="Source_20_Text"><text:span text:style-name="T73"> created with a function like </text:span></text:span><text:span text:style-name="Source_20_Text"><text:span text:style-name="T74">ob_start.</text:span></text:span></text:p>
        </text:list-item>
        <text:list-item>
          <text:p text:style-name="P323"><text:span text:style-name="Source_20_Text"><text:span text:style-name="T302">flush</text:span></text:span><text:span text:style-name="Source_20_Text"><text:span text:style-name="T305">()</text:span></text:span><text:span text:style-name="Source_20_Text"><text:span text:style-name="T73"> flushes buffered output of the PHP script itself to its caller.</text:span></text:span></text:p>
        </text:list-item>
      </text:list>
      <text:p text:style-name="P98"><text:span text:style-name="Source_20_Text"><text:span text:style-name="T73"/></text:span></text:p>
      <text:p text:style-name="P101"><text:span text:style-name="Source_20_Text"><text:span text:style-name="T76">ob_gzhandler:</text:span></text:span></text:p>
      <text:p text:style-name="P102"><text:span text:style-name="Source_20_Text"><text:span text:style-name="T73">PHP has a built-in way to help you compress data before you send it over the network. </text:span></text:span><text:span text:style-name="Source_20_Text"><text:span text:style-name="T301">"ob_gzhandler"</text:span></text:span><text:span text:style-name="Source_20_Text"><text:span text:style-name="T73">. </text:span></text:span></text:p>
      <text:p text:style-name="P316"><text:span text:style-name="Source_20_Text"><text:span text:style-name="T73">If you enable it, then PHP will detect if the browser is able to support compressed data and, if so, use the GZIP algorithm to reduce the size of the response. To set it up, you specify the compression function as the callback for </text:span></text:span><text:span text:style-name="Source_20_Text"><text:span text:style-name="T481">ob_start</text:span></text:span><text:span text:style-name="Source_20_Text"><text:span text:style-name="T482">(</text:span></text:span><text:span text:style-name="Source_20_Text"><text:span text:style-name="T353">"ob_gzhandler"</text:span></text:span><text:span text:style-name="Source_20_Text"><text:span text:style-name="T482">)</text:span></text:span><text:span text:style-name="Source_20_Text"><text:span text:style-name="T483">;</text:span></text:span><text:span text:style-name="Source_20_Text"><text:span text:style-name="T73"> </text:span></text:span></text:p>
      <text:p text:style-name="P99"><text:span text:style-name="Source_20_Text"><text:span text:style-name="T334">&lt;?php</text:span></text:span></text:p>
      <text:p text:style-name="P99"><text:span text:style-name="Source_20_Text"><text:span text:style-name="T334">ob_start("ob_gzhandler");</text:span></text:span></text:p>
      <text:p text:style-name="P101"><text:span text:style-name="Source_20_Text"><text:span text:style-name="T334">?&gt;</text:span></text:span></text:p>
      <text:p text:style-name="P101"><text:span text:style-name="Source_20_Text"><text:span text:style-name="T334">{"string": "my json api output is compressed now"}</text:span></text:span></text:p>
      <text:p text:style-name="P98"><text:span text:style-name="Source_20_Text"><text:span text:style-name="T73"/></text:span></text:p>
      <text:p text:style-name="P318"><text:span text:style-name="Source_20_Text"><text:span text:style-name="T76">zlib.output_compression</text:span></text:span></text:p>
      <text:p text:style-name="P319"><text:a xlink:type="simple" xlink:href="http://www.php.net/manual/de/zlib.configuration.php#ini.zlib.output-compression" text:style-name="Internet_20_link" text:visited-style-name="Visited_20_Internet_20_Link"><text:span text:style-name="Source_20_Text"><text:span text:style-name="T352">zlib.output_compression</text:span></text:span></text:a><text:span text:style-name="Source_20_Text"><text:span text:style-name="T74"> is a configuration variable that can be activated in php.ini. With this setting, basically the same thing is done as with ob_gzhandler, but you don't have to edit each PHP file individually.</text:span></text:span></text:p>
      <text:p text:style-name="P317"><text:span text:style-name="Source_20_Text"><text:span text:style-name="T89">(Note: you cannot use both </text:span></text:span><text:span text:style-name="Source_20_Text"><text:span text:style-name="T335">"ob_gzhandler"</text:span></text:span><text:span text:style-name="Source_20_Text"><text:span text:style-name="T89"> and </text:span></text:span><text:span text:style-name="Source_20_Text"><text:span text:style-name="T335">"zlib.output_compression"</text:span></text:span><text:span text:style-name="Source_20_Text"><text:span text:style-name="T89">)</text:span></text:span></text:p>
      <text:p text:style-name="P317"><text:span text:style-name="Source_20_Text"><text:span text:style-name="T360">zlib.output_compression = Off</text:span></text:span></text:p>
      <text:p text:style-name="P320"><text:span text:style-name="Source_20_Text"><text:span text:style-name="T360">;zlib.output_compression_level = -1</text:span></text:span><text:span text:style-name="Source_20_Text"><text:span text:style-name="T89"><text:tab/> <text:s text:c="2"/>Compression level used for transparent output compression. Specify a <text:tab/><text:tab/><text:tab/><text:tab/><text:tab/> <text:s text:c="2"/>value between 0 (no compression) to 9 (most compression). The <text:tab/><text:tab/><text:tab/><text:tab/><text:tab/><text:tab/> <text:s text:c="2"/>default value, -1, lets the server decide which level to use.</text:span></text:span></text:p>
      <text:p text:style-name="P317"><text:span text:style-name="Source_20_Text"><text:span text:style-name="T360">;zlib.output_handler =</text:span></text:span></text:p>
      <text:p text:style-name="P98"/>
      <text:p text:style-name="P62">Not for the exam:</text:p>
      <text:p text:style-name="P275"><text:span text:style-name="T441">gzip</text:span><text:span text:style-name="T442"> </text:span><text:span text:style-name="T441">is a </text:span><text:a xlink:type="simple" xlink:href="https://en.wikipedia.org/wiki/File_format" text:style-name="Internet_20_link" text:visited-style-name="Visited_20_Internet_20_Link"><text:span text:style-name="T440">file format</text:span></text:a><text:span text:style-name="T442"> </text:span><text:span text:style-name="T441">and a </text:span><text:a xlink:type="simple" xlink:href="https://en.wikipedia.org/wiki/Software_application" text:style-name="Internet_20_link" text:visited-style-name="Visited_20_Internet_20_Link"><text:span text:style-name="T440">software application</text:span></text:a><text:span text:style-name="T442"> </text:span><text:span text:style-name="T441">used for </text:span><text:a xlink:type="simple" xlink:href="https://en.wikipedia.org/wiki/Data_compression" text:style-name="Internet_20_link" text:visited-style-name="Visited_20_Internet_20_Link"><text:span text:style-name="T440">file compression and decompression</text:span></text:a><text:span text:style-name="T441">.</text:span></text:p>
      <text:p text:style-name="P73">It takes a chunk of data and makes it smaller. The original data can be restored by un-zipping the compressed file.</text:p>
      <text:p text:style-name="P71">It is relevant to web apps and websites because the HTTP protocol includes the ability to gzip data that is being sent.</text:p>
      <text:p text:style-name="P71">This means that, when it is in use, your bandwidth costs for serving the site will be lower because people visiting the site will be downloading smaller files.</text:p>
      <text:p text:style-name="P71">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72"/>
      <text:p text:style-name="P74">.session-status</text:p>
      <text:p text:style-name="P72"><text:a xlink:type="simple" xlink:href="https://www.php.net/manual/en/function.session-status.php" text:style-name="Internet_20_link" text:visited-style-name="Visited_20_Internet_20_Link">https://www.php.net/manual/en/function.session-status.php</text:a></text:p>
      <text:p text:style-name="P75"><text:soft-page-break/><text:span text:style-name="Source_20_Text"><text:span text:style-name="T493">Other Functions</text:span></text:span></text:p>
      <text:p text:style-name="P75"><text:span text:style-name="Source_20_Text"><text:span text:style-name="T493"/></text:span></text:p>
      <text:p text:style-name="P76"><text:span text:style-name="T520">parse_url()</text:span> — Parse a URL and return its components</text:p>
      <text:p text:style-name="P105"><text:span text:style-name="Strong_20_Emphasis"><text:span text:style-name="T200">parse_url</text:span></text:span><text:span text:style-name="T156">(</text:span><text:span text:style-name="T238">string</text:span><text:span text:style-name="T156"> </text:span><text:span text:style-name="Source_20_Text"><text:span text:style-name="T200">$url</text:span></text:span><text:span text:style-name="T156">, </text:span><text:span text:style-name="T238">int</text:span><text:span text:style-name="T156"> </text:span><text:span text:style-name="Source_20_Text"><text:span text:style-name="T200">$component</text:span></text:span><text:span text:style-name="T266"> = -1</text:span><text:span text:style-name="T156">): </text:span><text:span text:style-name="Source_20_Text"><text:span text:style-name="T200">mixed</text:span></text:span></text:p>
      <text:p text:style-name="P106"><text:span text:style-name="Source_20_Text"><text:span text:style-name="T422">This function parses a URL and returns an associative array containing any of the various components of the URL that are present. </text:span></text:span></text:p>
      <text:p text:style-name="P106"><text:span text:style-name="Source_20_Text"><text:span text:style-name="T422">The values of the array elements are </text:span></text:span><text:span text:style-name="Source_20_Text"><text:span text:style-name="Emphasis"><text:span text:style-name="T422">not</text:span></text:span></text:span><text:span text:style-name="Source_20_Text"><text:span text:style-name="T422"> URL decoded.</text:span></text:span></text:p>
      <text:p text:style-name="P106"><text:span text:style-name="Source_20_Text"><text:span text:style-name="T422">This function is not meant to validate the given URL, it only breaks it up into the above listed parts. Partial and invalid URLs are also accepted, </text:span></text:span><text:span text:style-name="Source_20_Text"><text:span text:style-name="T313">parse_url()</text:span></text:span><text:span text:style-name="Source_20_Text"><text:span text:style-name="T422"> tries its best to parse them correctly.</text:span></text:span></text:p>
      <text:p text:style-name="P108"><text:span text:style-name="Source_20_Text"><text:span text:style-name="T313">$component. <text:s/></text:span></text:span><text:span text:style-name="Source_20_Text"><text:span text:style-name="T422">Specify one of <text:s/> to retrieve just a specific URL component as a string: </text:span></text:span></text:p>
      <text:p text:style-name="P110"><text:span text:style-name="Source_20_Text"><text:span text:style-name="T439">PHP_URL_SCHEME,  PHP_URL_HOST,  PHP_URL_PORT,  PHP_URL_USER,  PHP_URL_PASS, </text:span></text:span></text:p>
      <text:p text:style-name="P110"><text:span text:style-name="Source_20_Text"><text:span text:style-name="T439">PHP_URL_PATH,  <text:s text:c="2"/>PHP_URL_QUERY  or  PHP_URL_FRAGMENT </text:span></text:span></text:p>
      <text:p text:style-name="P106"><text:span text:style-name="Source_20_Text"><text:span text:style-name="T439"/></text:span></text:p>
      <text:p text:style-name="P106"><text:span text:style-name="Source_20_Text"><text:span text:style-name="T439">PHP_URL_PORT </text:span></text:span><text:span text:style-name="Source_20_Text"><text:span text:style-name="T422">return an int with port value instead of a string.</text:span></text:span></text:p>
      <text:p text:style-name="P106"><text:span text:style-name="Source_20_Text"><text:span text:style-name="T422">If the </text:span></text:span><text:span text:style-name="Source_20_Text"><text:span text:style-name="T313">$component</text:span></text:span><text:span text:style-name="Source_20_Text"><text:span text:style-name="T422"> parameter is omitted, an associative array is returned. </text:span></text:span></text:p>
      <text:p text:style-name="P107"><text:span text:style-name="Source_20_Text"><text:span text:style-name="T422">Potential keys within this array are:</text:span></text:span></text:p>
      <text:p text:style-name="P303"><text:span text:style-name="Source_20_Text"><text:span text:style-name="T423">scheme</text:span></text:span><text:span text:style-name="Source_20_Text"><text:span text:style-name="T422"> - e.g. http</text:span></text:span></text:p>
      <text:p text:style-name="P304"><text:span text:style-name="Source_20_Text"><text:span text:style-name="T423">host</text:span></text:span></text:p>
      <text:p text:style-name="P304"><text:span text:style-name="Source_20_Text"><text:span text:style-name="T423">port</text:span></text:span></text:p>
      <text:p text:style-name="P304"><text:span text:style-name="Source_20_Text"><text:span text:style-name="T423">user</text:span></text:span></text:p>
      <text:p text:style-name="P304"><text:span text:style-name="Source_20_Text"><text:span text:style-name="T423">pass</text:span></text:span></text:p>
      <text:p text:style-name="P304"><text:span text:style-name="Source_20_Text"><text:span text:style-name="T423">path</text:span></text:span></text:p>
      <text:p text:style-name="P304"><text:span text:style-name="Source_20_Text"><text:span text:style-name="T423">query</text:span></text:span><text:span text:style-name="Source_20_Text"><text:span text:style-name="T422"> - after the question mark ?</text:span></text:span></text:p>
      <text:p text:style-name="P304"><text:span text:style-name="Source_20_Text"><text:span text:style-name="T423">fragment</text:span></text:span><text:span text:style-name="Source_20_Text"><text:span text:style-name="T422"> - after the hashmark #</text:span></text:span></text:p>
      <text:p text:style-name="P304"><text:span text:style-name="Source_20_Text"><text:span text:style-name="T422"/></text:span></text:p>
      <text:p text:style-name="P112"><text:span text:style-name="Source_20_Text"><text:span text:style-name="T102">Example 1:</text:span></text:span></text:p>
      <text:p text:style-name="P109"><text:span text:style-name="Source_20_Text"><text:span text:style-name="T342">&lt;?</text:span></text:span><text:span text:style-name="Source_20_Text"><text:span text:style-name="T343">php</text:span></text:span></text:p>
      <text:p text:style-name="P109"><text:span text:style-name="Source_20_Text"><text:span text:style-name="T342">$url = 'http://username:password@hostname:9090/path?arg=value#anchor';</text:span></text:span></text:p>
      <text:p text:style-name="P109"><text:span text:style-name="Source_20_Text"><text:span text:style-name="T342">var_export(parse_url($url));</text:span></text:span></text:p>
      <text:p text:style-name="P111"><text:span text:style-name="Source_20_Text"><text:span text:style-name="T342">?&gt;</text:span></text:span></text:p>
      <text:p text:style-name="P109"><text:span text:style-name="Source_20_Text"><text:span text:style-name="T49">array (</text:span></text:span></text:p>
      <text:p text:style-name="P109"><text:span text:style-name="Source_20_Text"><text:span text:style-name="T49"><text:s text:c="2"/>'scheme' =&gt; 'http',</text:span></text:span></text:p>
      <text:p text:style-name="P109"><text:span text:style-name="Source_20_Text"><text:span text:style-name="T49"><text:s text:c="2"/>'host' =&gt; 'hostname',</text:span></text:span></text:p>
      <text:p text:style-name="P109"><text:span text:style-name="Source_20_Text"><text:span text:style-name="T49"><text:s text:c="2"/>'port' =&gt; 9090,</text:span></text:span></text:p>
      <text:p text:style-name="P109"><text:span text:style-name="Source_20_Text"><text:span text:style-name="T49"><text:s text:c="2"/>'user' =&gt; 'username',</text:span></text:span></text:p>
      <text:p text:style-name="P109"><text:span text:style-name="Source_20_Text"><text:span text:style-name="T49"><text:s text:c="2"/>'pass' =&gt; 'password',</text:span></text:span></text:p>
      <text:p text:style-name="P109"><text:span text:style-name="Source_20_Text"><text:span text:style-name="T49"><text:s text:c="2"/>'path' =&gt; '/path',</text:span></text:span></text:p>
      <text:p text:style-name="P109"><text:span text:style-name="Source_20_Text"><text:span text:style-name="T49"><text:s text:c="2"/>'query' =&gt; 'arg=value',</text:span></text:span></text:p>
      <text:p text:style-name="P109"><text:span text:style-name="Source_20_Text"><text:span text:style-name="T49"><text:s text:c="2"/>'fragment' =&gt; 'anchor',</text:span></text:span></text:p>
      <text:p text:style-name="P109"><text:span text:style-name="Source_20_Text"><text:span text:style-name="T49">)</text:span></text:span></text:p>
      <text:p text:style-name="P109"><text:span text:style-name="Source_20_Text"><text:span text:style-name="T49"/></text:span></text:p>
      <text:p text:style-name="P112"><text:soft-page-break/><text:span text:style-name="Source_20_Text"><text:span text:style-name="T102">Example </text:span></text:span><text:span text:style-name="Source_20_Text"><text:span text:style-name="T107">2</text:span></text:span><text:span text:style-name="Source_20_Text"><text:span text:style-name="T102">:</text:span></text:span></text:p>
      <text:p text:style-name="P114"><text:span text:style-name="Source_20_Text"><text:span text:style-name="T329">&lt;?</text:span></text:span><text:span text:style-name="Source_20_Text"><text:span text:style-name="T330">php</text:span></text:span></text:p>
      <text:p text:style-name="P114"><text:span text:style-name="Source_20_Text"><text:span text:style-name="T330">$url = '//www.example.com/path?googleguy=googley';</text:span></text:span></text:p>
      <text:p text:style-name="P114"><text:span text:style-name="Source_20_Text"><text:span text:style-name="T329">var_export(parse_url($url));</text:span></text:span></text:p>
      <text:p text:style-name="P114"><text:span text:style-name="Source_20_Text"><text:span text:style-name="T329">?&gt;</text:span></text:span></text:p>
      <text:p text:style-name="P114"><text:span text:style-name="Source_20_Text"><text:span text:style-name="T50">array (</text:span></text:span></text:p>
      <text:p text:style-name="P114"><text:span text:style-name="Source_20_Text"><text:span text:style-name="T50"><text:s text:c="2"/>'host' =&gt; 'www.example.com',</text:span></text:span></text:p>
      <text:p text:style-name="P114"><text:span text:style-name="Source_20_Text"><text:span text:style-name="T50"><text:s text:c="2"/>'path' =&gt; '/path',</text:span></text:span></text:p>
      <text:p text:style-name="P114"><text:span text:style-name="Source_20_Text"><text:span text:style-name="T50"><text:s text:c="2"/>'query' =&gt; 'googleguy=googley',</text:span></text:span></text:p>
      <text:p text:style-name="P114"><text:span text:style-name="Source_20_Text"><text:span text:style-name="T50">)</text:span></text:span></text:p>
      <text:p text:style-name="P114"><text:span text:style-name="Source_20_Text"><text:span text:style-name="T50"/></text:span></text:p>
      <text:p text:style-name="P114"><text:span text:style-name="Source_20_Text"><text:span text:style-name="T50"/></text:span></text:p>
      <text:p text:style-name="P114"><text:span text:style-name="Source_20_Text"><text:span text:style-name="T50"/></text:span></text:p>
      <text:p text:style-name="P114"><text:span text:style-name="Source_20_Text"><text:span text:style-name="T400">http_build_query()</text:span></text:span><text:span text:style-name="Source_20_Text"><text:span text:style-name="T389"> — Generates a URL-encoded query string from the associative (or indexed) array provided.</text:span></text:span></text:p>
      <text:p text:style-name="P114"><text:span text:style-name="Source_20_Text"><text:span text:style-name="T389"/></text:span></text:p>
      <text:p text:style-name="P113"><text:span text:style-name="Source_20_Text"><text:span text:style-name="Strong_20_Emphasis"><text:span text:style-name="T202">http_build_query</text:span></text:span></text:span><text:span text:style-name="Source_20_Text"><text:span text:style-name="T158">(</text:span></text:span></text:p>
      <text:p text:style-name="P113"><text:span text:style-name="Source_20_Text"><text:span text:style-name="T158">    </text:span></text:span><text:span text:style-name="Source_20_Text"><text:span text:style-name="T240">array|object</text:span></text:span><text:span text:style-name="Source_20_Text"><text:span text:style-name="T158"> </text:span></text:span><text:span text:style-name="Source_20_Text"><text:span text:style-name="T202">$data</text:span></text:span><text:span text:style-name="Source_20_Text"><text:span text:style-name="T158">,</text:span></text:span></text:p>
      <text:p text:style-name="P113"><text:span text:style-name="Source_20_Text"><text:span text:style-name="T158">    </text:span></text:span><text:span text:style-name="Source_20_Text"><text:span text:style-name="T240">string</text:span></text:span><text:span text:style-name="Source_20_Text"><text:span text:style-name="T158"> </text:span></text:span><text:span text:style-name="Source_20_Text"><text:span text:style-name="T202">$numeric_prefix</text:span></text:span><text:span text:style-name="Source_20_Text"><text:span text:style-name="T268"> = ""</text:span></text:span><text:span text:style-name="Source_20_Text"><text:span text:style-name="T158">,</text:span></text:span></text:p>
      <text:p text:style-name="P113"><text:span text:style-name="Source_20_Text"><text:span text:style-name="T158">    </text:span></text:span><text:span text:style-name="Source_20_Text"><text:span text:style-name="T240">?string</text:span></text:span><text:span text:style-name="Source_20_Text"><text:span text:style-name="T158"> </text:span></text:span><text:span text:style-name="Source_20_Text"><text:span text:style-name="T202">$arg_separator</text:span></text:span><text:span text:style-name="Source_20_Text"><text:span text:style-name="T268"> = </text:span></text:span><text:span text:style-name="Source_20_Text"><text:span text:style-name="Strong_20_Emphasis"><text:span text:style-name="T268">null</text:span></text:span></text:span><text:span text:style-name="Source_20_Text"><text:span text:style-name="T158">,</text:span></text:span></text:p>
      <text:p text:style-name="P113"><text:span text:style-name="Source_20_Text"><text:span text:style-name="T158">    </text:span></text:span><text:span text:style-name="Source_20_Text"><text:span text:style-name="T240">int</text:span></text:span><text:span text:style-name="Source_20_Text"><text:span text:style-name="T158"> </text:span></text:span><text:span text:style-name="Source_20_Text"><text:span text:style-name="T202">$encoding_type</text:span></text:span><text:span text:style-name="Source_20_Text"><text:span text:style-name="T268"> = </text:span></text:span><text:span text:style-name="Strong_20_Emphasis"><text:span text:style-name="Source_20_Text"><text:span text:style-name="T268">PHP_QUERY_RFC1738</text:span></text:span></text:span></text:p>
      <text:p text:style-name="P113"><text:span text:style-name="Source_20_Text"><text:span text:style-name="T158">): </text:span></text:span><text:span text:style-name="Source_20_Text"><text:span text:style-name="T240">string</text:span></text:span></text:p>
      <text:p text:style-name="P113"><text:span text:style-name="Source_20_Text"><text:span text:style-name="T240"/></text:span></text:p>
      <text:p text:style-name="P115"><text:span text:style-name="Source_20_Text"><text:span text:style-name="T307">$data </text:span></text:span><text:span text:style-name="Source_20_Text"><text:span text:style-name="T389">May be an array or object containing properties. If data is an object, then only public properties will be incorporated into the result.</text:span></text:span></text:p>
      <text:p text:style-name="P115"><text:span text:style-name="Source_20_Text"><text:span text:style-name="T389"/></text:span></text:p>
      <text:p text:style-name="P116"><text:span text:style-name="Source_20_Text"><text:span text:style-name="T102">Example </text:span></text:span><text:span text:style-name="Source_20_Text"><text:span text:style-name="T108">1</text:span></text:span><text:span text:style-name="Source_20_Text"><text:span text:style-name="T102">:</text:span></text:span></text:p>
      <text:p text:style-name="P117"><text:span text:style-name="Source_20_Text"><text:span text:style-name="T329">&lt;?</text:span></text:span><text:span text:style-name="Source_20_Text"><text:span text:style-name="T330">php</text:span></text:span></text:p>
      <text:p text:style-name="P117"><text:span text:style-name="Source_20_Text"><text:span text:style-name="T330">$data = </text:span></text:span><text:span text:style-name="Source_20_Text"><text:span text:style-name="T345">[</text:span></text:span><text:span text:style-name="Source_20_Text"><text:span text:style-name="T346">'foo', 'bar', 'baz', null, 'boom', 'cow' =&gt; 'milk', 'php' =&gt; 'hypertext processor'</text:span></text:span><text:span text:style-name="Source_20_Text"><text:span text:style-name="T345">]</text:span></text:span><text:span text:style-name="Source_20_Text"><text:span text:style-name="T346">;</text:span></text:span></text:p>
      <text:p text:style-name="P117"><text:span text:style-name="Source_20_Text"><text:span text:style-name="T330">echo http_build_query($data)</text:span></text:span></text:p>
      <text:p text:style-name="P117"><text:span text:style-name="Source_20_Text"><text:span text:style-name="T329">?&gt;</text:span></text:span></text:p>
      <text:p text:style-name="P117"><text:span text:style-name="Source_20_Text"><text:span text:style-name="T50">0=foo&amp;1=bar&amp;2=baz&amp;4=boom&amp;cow=milk&amp;php=hypertext+processor</text:span></text:span></text:p>
      <text:p text:style-name="P117"><text:span text:style-name="Source_20_Text"><text:span text:style-name="T50"/></text:span></text:p>
      <text:p text:style-name="P117"><text:span text:style-name="Source_20_Text"><text:span text:style-name="T329">&lt;?</text:span></text:span><text:span text:style-name="Source_20_Text"><text:span text:style-name="T330">php</text:span></text:span></text:p>
      <text:p text:style-name="P117"><text:span text:style-name="Source_20_Text"><text:span text:style-name="T330">echo http_build_query($data, '', '&amp;amp;');</text:span></text:span></text:p>
      <text:p text:style-name="P117"><text:span text:style-name="Source_20_Text"><text:span text:style-name="T329">?&gt;</text:span></text:span></text:p>
      <text:p text:style-name="P117"><text:span text:style-name="Source_20_Text"><text:span text:style-name="T50">0=foo&amp;amp;1=bar&amp;amp;2=baz&amp;amp;4=boom&amp;amp;cow=milk&amp;amp;php=hypertext+processor</text:span></text:span></text:p>
      <text:p text:style-name="P117"><text:span text:style-name="Source_20_Text"><text:span text:style-name="T50"/></text:span></text:p>
      <text:p text:style-name="P117"><text:span text:style-name="Source_20_Text"><text:span text:style-name="T329">&lt;?</text:span></text:span><text:span text:style-name="Source_20_Text"><text:span text:style-name="T330">php</text:span></text:span></text:p>
      <text:p text:style-name="P305"><text:span text:style-name="Source_20_Text"><text:span text:style-name="T330">echo http_build_query($data, 'myvar_');</text:span></text:span></text:p>
      <text:p text:style-name="P117"><text:span text:style-name="Source_20_Text"><text:span text:style-name="T329">?&gt;</text:span></text:span></text:p>
      <text:p text:style-name="P117"><text:span text:style-name="Source_20_Text"><text:span text:style-name="T50">myvar_0=foo&amp;myvar_1=bar&amp;myvar_2=baz&amp;myvar_4=boom&amp;cow=milk&amp;php=hypertext+processor</text:span></text:span></text:p>
      <text:p text:style-name="P117"><text:span text:style-name="Source_20_Text"><text:span text:style-name="T50"/></text:span></text:p>
      <text:p text:style-name="P117"><text:span text:style-name="Source_20_Text"><text:span text:style-name="T50"/></text:span></text:p>
      <text:p text:style-name="P117"><text:span text:style-name="Source_20_Text"><text:span text:style-name="T50"/></text:span></text:p>
      <text:p text:style-name="P118"><text:span text:style-name="Source_20_Text"><text:span text:style-name="T400">parse_str()</text:span></text:span><text:span text:style-name="Source_20_Text"><text:span text:style-name="T389"> — Parses the string into variables</text:span></text:span></text:p>
      <text:p text:style-name="P120"><text:span text:style-name="Source_20_Text"><text:span text:style-name="Strong_20_Emphasis"><text:span text:style-name="T217">parse_str</text:span></text:span></text:span><text:span text:style-name="Source_20_Text"><text:span text:style-name="T168">(</text:span></text:span><text:span text:style-name="Source_20_Text"><text:span text:style-name="T250">string</text:span></text:span><text:span text:style-name="Source_20_Text"><text:span text:style-name="T168"> </text:span></text:span><text:span text:style-name="Source_20_Text"><text:span text:style-name="T218">$string</text:span></text:span><text:span text:style-name="Source_20_Text"><text:span text:style-name="T168">, </text:span></text:span><text:span text:style-name="Source_20_Text"><text:span text:style-name="T250">array</text:span></text:span><text:span text:style-name="Source_20_Text"><text:span text:style-name="T168"> </text:span></text:span><text:span text:style-name="Source_20_Text"><text:span text:style-name="T218">&amp;$result</text:span></text:span><text:span text:style-name="Source_20_Text"><text:span text:style-name="T168">): </text:span></text:span><text:span text:style-name="Source_20_Text"><text:span text:style-name="T250">void</text:span></text:span></text:p>
      <text:p text:style-name="P117"><text:span text:style-name="Source_20_Text"><text:span text:style-name="T435">Parses </text:span></text:span><text:span text:style-name="Source_20_Text"><text:span text:style-name="T330">string</text:span></text:span><text:span text:style-name="Source_20_Text"><text:span text:style-name="T389"> </text:span></text:span><text:span text:style-name="Source_20_Text"><text:span text:style-name="T435">as if it were the query string passed via a URL and sets variables in the current scope (or in the array if </text:span></text:span><text:span text:style-name="Source_20_Text"><text:span text:style-name="T330">&amp;$result</text:span></text:span><text:span text:style-name="Source_20_Text"><text:span text:style-name="T389"> </text:span></text:span><text:span text:style-name="Source_20_Text"><text:span text:style-name="T435">is provided).</text:span></text:span></text:p>
      <text:p text:style-name="P124"><text:soft-page-break/><text:span text:style-name="Source_20_Text"><text:span text:style-name="T102">Example </text:span></text:span><text:span text:style-name="Source_20_Text"><text:span text:style-name="T108">1</text:span></text:span><text:span text:style-name="Source_20_Text"><text:span text:style-name="T102">:</text:span></text:span></text:p>
      <text:p text:style-name="P117"><text:span text:style-name="Source_20_Text"><text:span text:style-name="T330">&lt;?php<text:line-break/></text:span></text:span><text:span text:style-name="Source_20_Text"><text:span text:style-name="T347">$str = "first=value&amp;arr[]=foo+bar&amp;arr[]=baz";</text:span></text:span><text:span text:style-name="Source_20_Text"><text:span text:style-name="T330"><text:line-break/><text:line-break/></text:span></text:span><text:span text:style-name="Source_20_Text"><text:span text:style-name="T468">// Recommended</text:span></text:span><text:span text:style-name="Source_20_Text"><text:span text:style-name="T330"><text:line-break/>parse_str($str, $output);<text:line-break/>echo $output['first'];  <text:tab/></text:span></text:span><text:span text:style-name="Source_20_Text"><text:span text:style-name="T468">// value</text:span></text:span><text:span text:style-name="Source_20_Text"><text:span text:style-name="T330"><text:line-break/>echo $output['arr'][0]; <text:tab/></text:span></text:span><text:span text:style-name="Source_20_Text"><text:span text:style-name="T468">// foo bar</text:span></text:span><text:span text:style-name="Source_20_Text"><text:span text:style-name="T330"><text:line-break/>echo $output['arr'][1]; <text:tab/></text:span></text:span><text:span text:style-name="Source_20_Text"><text:span text:style-name="T468">// baz</text:span></text:span><text:span text:style-name="Source_20_Text"><text:span text:style-name="T330"><text:line-break/><text:line-break/></text:span></text:span><text:span text:style-name="Source_20_Text"><text:span text:style-name="T468">// DISCOURAGED</text:span></text:span><text:span text:style-name="Source_20_Text"><text:span text:style-name="T330"><text:line-break/>parse_str($str);<text:line-break/>echo $first;  <text:tab/><text:tab/><text:tab/></text:span></text:span><text:span text:style-name="Source_20_Text"><text:span text:style-name="T468">// value</text:span></text:span><text:span text:style-name="Source_20_Text"><text:span text:style-name="T330"><text:line-break/>echo $arr[0]; <text:tab/><text:tab/><text:tab/></text:span></text:span><text:span text:style-name="Source_20_Text"><text:span text:style-name="T468">// foo bar</text:span></text:span><text:span text:style-name="Source_20_Text"><text:span text:style-name="T330"><text:line-break/>echo $arr[1]; <text:tab/><text:tab/><text:tab/></text:span></text:span><text:span text:style-name="Source_20_Text"><text:span text:style-name="T468">// baz</text:span></text:span><text:span text:style-name="Source_20_Text"><text:span text:style-name="T330"><text:line-break/>?&gt;</text:span></text:span></text:p>
      <text:p text:style-name="P117"><text:span text:style-name="Source_20_Text"><text:span text:style-name="T389"/></text:span></text:p>
      <text:p text:style-name="P119"><text:span text:style-name="Source_20_Text"><text:span text:style-name="T389">Because variables in PHP can't have dots and spaces in their names, those are converted to underscores.</text:span></text:span></text:p>
      <text:p text:style-name="P125"><text:span text:style-name="Source_20_Text"><text:span text:style-name="T102">Example </text:span></text:span><text:span text:style-name="Source_20_Text"><text:span text:style-name="T109">2</text:span></text:span><text:span text:style-name="Source_20_Text"><text:span text:style-name="T102">:</text:span></text:span></text:p>
      <text:p text:style-name="P122"><text:span text:style-name="Source_20_Text"><text:span text:style-name="T330">&lt;?php<text:line-break/>parse_str("My Value=Something");<text:line-break/>echo $My_Value; <text:tab/><text:tab/><text:tab/><text:tab/></text:span></text:span><text:span text:style-name="Source_20_Text"><text:span text:style-name="T468">// Something<text:line-break/></text:span></text:span><text:span text:style-name="Source_20_Text"><text:span text:style-name="T330"><text:line-break/>parse_str("My Value=Something", $output);<text:line-break/>echo $output['My_Value']; <text:tab/><text:tab/></text:span></text:span><text:span text:style-name="Source_20_Text"><text:span text:style-name="T468">// Something</text:span></text:span><text:span text:style-name="Source_20_Text"><text:span text:style-name="T330"><text:line-break/>?&gt;</text:span></text:span></text:p>
      <text:p text:style-name="P131"><text:span text:style-name="Source_20_Text"><text:span text:style-name="T400">parse_str() <text:tab/> </text:span></text:span><text:span text:style-name="Source_20_Text"><text:span text:style-name="T402">vs <text:tab/></text:span></text:span><text:span text:style-name="Source_20_Text"><text:span text:style-name="T400">parse_</text:span></text:span><text:span text:style-name="Source_20_Text"><text:span text:style-name="T402">url()</text:span></text:span></text:p>
      <text:p text:style-name="P133"><text:span text:style-name="Source_20_Text"><text:span text:style-name="T330">&lt;?</text:span></text:span><text:span text:style-name="Source_20_Text"><text:span text:style-name="T336">php</text:span></text:span></text:p>
      <text:p text:style-name="P133"><text:span text:style-name="Source_20_Text"><text:span text:style-name="T336">$url = 'http://username:password@hostname:9090/path?arg=value&amp;a=b&amp;c=d#</text:span></text:span><text:span text:style-name="Source_20_Text"><text:span text:style-name="T338">id_zzz</text:span></text:span><text:span text:style-name="Source_20_Text"><text:span text:style-name="T336">';</text:span></text:span></text:p>
      <text:p text:style-name="P133"><text:span text:style-name="Source_20_Text"><text:span text:style-name="T336">var_export(parse_url($url));</text:span></text:span></text:p>
      <text:p text:style-name="P132"><text:span text:style-name="Source_20_Text"><text:span text:style-name="T330">?&gt;</text:span></text:span></text:p>
      <text:p text:style-name="P133"><text:span text:style-name="Source_20_Text"><text:span text:style-name="T54">array (</text:span></text:span></text:p>
      <text:p text:style-name="P133"><text:span text:style-name="Source_20_Text"><text:span text:style-name="T54"><text:s text:c="2"/>'scheme' =&gt; 'http', <text:tab/><text:tab/><text:tab/>'host' =&gt; 'hostname',</text:span></text:span></text:p>
      <text:p text:style-name="P133"><text:span text:style-name="Source_20_Text"><text:span text:style-name="T54"><text:s text:c="2"/>'port' =&gt; 9090,<text:tab/><text:tab/><text:tab/><text:tab/>'user' =&gt; 'username',</text:span></text:span></text:p>
      <text:p text:style-name="P133"><text:span text:style-name="Source_20_Text"><text:span text:style-name="T54"><text:s text:c="2"/>'pass' =&gt; 'password',<text:tab/><text:tab/><text:tab/>'path' =&gt; '/path',</text:span></text:span></text:p>
      <text:p text:style-name="P133"><text:span text:style-name="Source_20_Text"><text:span text:style-name="T54"><text:s text:c="2"/>'query' =&gt; 'arg=value&amp;a=b&amp;c=d',<text:tab/>'fragment' =&gt; 'id_zzz',</text:span></text:span></text:p>
      <text:p text:style-name="P133"><text:span text:style-name="Source_20_Text"><text:span text:style-name="T54">)</text:span></text:span></text:p>
      <text:p text:style-name="P123"><text:span text:style-name="Source_20_Text"><text:span text:style-name="T330"/></text:span></text:p>
      <text:p text:style-name="P133"><text:span text:style-name="Source_20_Text"><text:span text:style-name="T330">&lt;?</text:span></text:span><text:span text:style-name="Source_20_Text"><text:span text:style-name="T336">php</text:span></text:span></text:p>
      <text:p text:style-name="P133"><text:span text:style-name="Source_20_Text"><text:span text:style-name="T336">php &gt; parse_str($url, $arr);</text:span></text:span></text:p>
      <text:p text:style-name="P133"><text:span text:style-name="Source_20_Text"><text:span text:style-name="T336">php &gt; var_export($arr);</text:span></text:span></text:p>
      <text:p text:style-name="P132"><text:span text:style-name="Source_20_Text"><text:span text:style-name="T330">?&gt;</text:span></text:span></text:p>
      <text:p text:style-name="P117"><text:span text:style-name="Source_20_Text"><text:span text:style-name="T54">array (</text:span></text:span></text:p>
      <text:p text:style-name="P117"><text:span text:style-name="Source_20_Text"><text:span text:style-name="T54"><text:s text:c="2"/>'http://username:password@hostname:9090/path?arg' =&gt; 'value',</text:span></text:span></text:p>
      <text:p text:style-name="P117"><text:span text:style-name="Source_20_Text"><text:span text:style-name="T54"><text:s text:c="2"/>'a' =&gt; 'b',</text:span></text:span></text:p>
      <text:p text:style-name="P117"><text:span text:style-name="Source_20_Text"><text:span text:style-name="T54"><text:s text:c="2"/>'c' =&gt; 'd#id_zzz',</text:span></text:span></text:p>
      <text:p text:style-name="P117"><text:span text:style-name="Source_20_Text"><text:span text:style-name="T54">)</text:span></text:span></text:p>
      <text:p text:style-name="P134"><text:soft-page-break/><text:span text:style-name="Source_20_Text"><text:span text:style-name="T336">&lt;?php</text:span></text:span></text:p>
      <text:p text:style-name="P134"><text:span text:style-name="Source_20_Text"><text:span text:style-name="T337">​</text:span></text:span><text:span text:style-name="Source_20_Text"><text:span text:style-name="T376">// so if we combine the 2 function:</text:span></text:span></text:p>
      <text:p text:style-name="P134"><text:span text:style-name="Source_20_Text"><text:span text:style-name="T336">parse_str(parse_url($url)['query'], $arr);</text:span></text:span></text:p>
      <text:p text:style-name="P134"><text:span text:style-name="Source_20_Text"><text:span text:style-name="T336">var_export($arr);</text:span></text:span></text:p>
      <text:p text:style-name="P135"><text:span text:style-name="Source_20_Text"><text:span text:style-name="T336">?&gt;</text:span></text:span></text:p>
      <text:p text:style-name="P134"><text:span text:style-name="Source_20_Text"><text:span text:style-name="T55">array (</text:span></text:span></text:p>
      <text:p text:style-name="P134"><text:span text:style-name="Source_20_Text"><text:span text:style-name="T55"><text:s text:c="2"/>'arg' =&gt; 'value',</text:span></text:span></text:p>
      <text:p text:style-name="P134"><text:span text:style-name="Source_20_Text"><text:span text:style-name="T55"><text:s text:c="2"/>'a' =&gt; 'b',</text:span></text:span></text:p>
      <text:p text:style-name="P134"><text:span text:style-name="Source_20_Text"><text:span text:style-name="T55"><text:s text:c="2"/>'c' =&gt; 'd',</text:span></text:span></text:p>
      <text:p text:style-name="P134"><text:span text:style-name="Source_20_Text"><text:span text:style-name="T55">)</text:span></text:span></text:p>
      <text:p text:style-name="P121"><text:span text:style-name="Source_20_Text"><text:span text:style-name="T330"/></text:span></text:p>
      <text:p text:style-name="P117"><text:span text:style-name="Source_20_Text"><text:span text:style-name="T400">get_meta_tags</text:span></text:span><text:span text:style-name="Source_20_Text"><text:span text:style-name="T403">()</text:span></text:span><text:span text:style-name="Source_20_Text"><text:span text:style-name="T389"> — Opens filename and parses it line by line for &lt;meta&gt; tags in the file. The parsing <text:tab/><text:tab/> <text:s text:c="8"/><text:tab/> <text:s text:c="7"/>stops at &lt;/head&gt;.</text:span></text:span></text:p>
      <text:p text:style-name="P117"><text:span text:style-name="Source_20_Text"><text:span text:style-name="T435"/></text:span></text:p>
      <text:p text:style-name="P117"><text:span text:style-name="Strong_20_Emphasis"><text:span text:style-name="T215">get_meta_tags</text:span></text:span><text:span text:style-name="T165">(</text:span><text:span text:style-name="T247">string</text:span><text:span text:style-name="T165"> </text:span><text:span text:style-name="Source_20_Text"><text:span text:style-name="T215">$filename</text:span></text:span><text:span text:style-name="T165">, </text:span><text:span text:style-name="T247">bool</text:span><text:span text:style-name="T165"> </text:span><text:span text:style-name="Source_20_Text"><text:span text:style-name="T215">$use_include_path</text:span></text:span><text:span text:style-name="T272"> = </text:span><text:span text:style-name="Strong_20_Emphasis"><text:span text:style-name="Source_20_Text"><text:span text:style-name="T272">false</text:span></text:span></text:span><text:span text:style-name="T165">): </text:span><text:span text:style-name="T247">array|false</text:span></text:p>
      <text:p text:style-name="P66"/>
      <text:p text:style-name="P26">&lt;meta name="author" content="name"&gt;</text:p>
      <text:p text:style-name="P25">&lt;meta name="keywords" content="php documentation"&gt;</text:p>
      <text:p text:style-name="P25">&lt;meta name="DESCRIPTION" content="a php manual"&gt;</text:p>
      <text:p text:style-name="P25">&lt;meta name="geo.position" content="49.33;-86.59"&gt;</text:p>
      <text:p text:style-name="P25">&lt;/head&gt; &lt;!-- parsing stops here --&gt;</text:p>
      <text:p text:style-name="P66"/>
      <text:p text:style-name="P126"><text:span text:style-name="Source_20_Text"><text:span text:style-name="T330">&lt;?php<text:line-break/></text:span></text:span><text:span text:style-name="Source_20_Text"><text:span text:style-name="T468">// Assuming the above tags are at www.example.com</text:span></text:span><text:span text:style-name="Source_20_Text"><text:span text:style-name="T330"><text:line-break/>$tags = get_meta_tags('http://www.example.com/');<text:line-break/><text:line-break/></text:span></text:span><text:span text:style-name="Source_20_Text"><text:span text:style-name="T468">// Notice how the keys are all lowercase now, and how . was replaced by _ in the key.</text:span></text:span></text:p>
      <text:p text:style-name="P128"><text:span text:style-name="Source_20_Text"><text:span text:style-name="T330">echo $tags['author'];       <text:tab/><text:tab/><text:tab/><text:tab/></text:span></text:span><text:span text:style-name="Source_20_Text"><text:span text:style-name="T52">// name</text:span></text:span><text:span text:style-name="Source_20_Text"><text:span text:style-name="T330"><text:line-break/>echo $tags['keywords'];     <text:tab/><text:tab/><text:tab/><text:tab/></text:span></text:span><text:span text:style-name="Source_20_Text"><text:span text:style-name="T52">// php documentation</text:span></text:span><text:span text:style-name="Source_20_Text"><text:span text:style-name="T330"><text:line-break/>echo $tags['description'];  <text:tab/><text:tab/><text:tab/><text:tab/></text:span></text:span><text:span text:style-name="Source_20_Text"><text:span text:style-name="T52">// a php manual</text:span></text:span><text:span text:style-name="Source_20_Text"><text:span text:style-name="T330"><text:line-break/>echo $tags['geo_position']; <text:tab/><text:tab/><text:tab/><text:tab/></text:span></text:span><text:span text:style-name="Source_20_Text"><text:span text:style-name="T52">// 49.33;-86.59</text:span></text:span><text:span text:style-name="Source_20_Text"><text:span text:style-name="T330"><text:line-break/>?&gt;</text:span></text:span></text:p>
      <text:p text:style-name="P128"><text:span text:style-name="Source_20_Text"><text:span text:style-name="T330"/></text:span></text:p>
      <text:p text:style-name="P128"><text:span text:style-name="Source_20_Text"><text:span text:style-name="T330"/></text:span></text:p>
      <text:p text:style-name="P128"><text:span text:style-name="Source_20_Text"><text:span text:style-name="T389">json_encode() — Returns a string containing the JSON representation of the supplied value.</text:span></text:span></text:p>
      <text:p text:style-name="P128"><text:span text:style-name="Source_20_Text"><text:span text:style-name="T330"/></text:span></text:p>
      <text:p text:style-name="P137"><text:span text:style-name="Source_20_Text"><text:span text:style-name="Strong_20_Emphasis"><text:span text:style-name="T208">json_encode</text:span></text:span></text:span><text:span text:style-name="Source_20_Text"><text:span text:style-name="T160">(</text:span></text:span><text:span text:style-name="Source_20_Text"><text:span text:style-name="T205">mixed</text:span></text:span><text:span text:style-name="Source_20_Text"><text:span text:style-name="T160"> </text:span></text:span><text:span text:style-name="Source_20_Text"><text:span text:style-name="T206">$value</text:span></text:span><text:span text:style-name="Source_20_Text"><text:span text:style-name="T160">, </text:span></text:span><text:span text:style-name="Source_20_Text"><text:span text:style-name="T242">int</text:span></text:span><text:span text:style-name="Source_20_Text"><text:span text:style-name="T160"> </text:span></text:span><text:span text:style-name="Source_20_Text"><text:span text:style-name="T206">$flags</text:span></text:span><text:span text:style-name="Source_20_Text"><text:span text:style-name="T269"> = 0</text:span></text:span><text:span text:style-name="Source_20_Text"><text:span text:style-name="T160">, </text:span></text:span><text:span text:style-name="Source_20_Text"><text:span text:style-name="T242">int</text:span></text:span><text:span text:style-name="Source_20_Text"><text:span text:style-name="T160"> </text:span></text:span><text:span text:style-name="Source_20_Text"><text:span text:style-name="T206">$depth</text:span></text:span><text:span text:style-name="Source_20_Text"><text:span text:style-name="T269"> = 512</text:span></text:span><text:span text:style-name="Source_20_Text"><text:span text:style-name="T160">): </text:span></text:span><text:span text:style-name="Source_20_Text"><text:span text:style-name="T242">string|false</text:span></text:span></text:p>
      <text:p text:style-name="P128"><text:span text:style-name="Source_20_Text"><text:span text:style-name="T330"/></text:span></text:p>
      <text:p text:style-name="P128"><text:span text:style-name="Source_20_Text"><text:span text:style-name="T389">The encoding is affected by the supplied flags and additionally the encoding of float values depends on the value of serialize_precision.</text:span></text:span></text:p>
      <text:p text:style-name="P128"><text:span text:style-name="Source_20_Text"><text:span text:style-name="T389"/></text:span></text:p>
      <text:p text:style-name="P128"><text:span text:style-name="Source_20_Text"><text:span text:style-name="T400">The value </text:span></text:span><text:span text:style-name="Source_20_Text"><text:span text:style-name="T404">c</text:span></text:span><text:span text:style-name="Source_20_Text"><text:span text:style-name="T400">an be any type except a resource.</text:span></text:span></text:p>
      <text:p text:style-name="P128"><text:span text:style-name="Source_20_Text"><text:span text:style-name="T400"/></text:span></text:p>
      <text:p text:style-name="P137"><text:span text:style-name="Source_20_Text"><text:span text:style-name="T102">Example 1:</text:span></text:span></text:p>
      <text:p text:style-name="P128"><text:span text:style-name="Source_20_Text"><text:span text:style-name="T330">&lt;?php<text:line-break/>$arr = array('a' =&gt; 1, 'b' =&gt; 2, 'c' =&gt; 3, 'd' =&gt; 4, 'e' =&gt; 5);<text:line-break/>echo json_encode($arr);<text:line-break/>?&gt;</text:span></text:span></text:p>
      <text:p text:style-name="P127"><text:span text:style-name="Source_20_Text"><text:span text:style-name="T56">{"a":1,"b":2,"c":3,"d":4,"e":5}</text:span></text:span></text:p>
      <text:p text:style-name="P127"><text:span text:style-name="Source_20_Text"><text:span text:style-name="T56"/></text:span></text:p>
      <text:p text:style-name="P127"><text:span text:style-name="Source_20_Text"><text:span text:style-name="T56"/></text:span></text:p>
      <text:p text:style-name="P137"><text:soft-page-break/><text:span text:style-name="Source_20_Text"><text:span text:style-name="T102">Example </text:span></text:span><text:span text:style-name="Source_20_Text"><text:span text:style-name="T106">2</text:span></text:span><text:span text:style-name="Source_20_Text"><text:span text:style-name="T102">:</text:span></text:span></text:p>
      <text:p text:style-name="P137"><text:span text:style-name="Source_20_Text"><text:span text:style-name="T330"/></text:span></text:p>
      <text:p text:style-name="P136"><text:span text:style-name="Source_20_Text"><text:span text:style-name="T330">&lt;?php</text:span></text:span></text:p>
      <text:p text:style-name="P138"><text:span text:style-name="Source_20_Text"><text:span text:style-name="T330">$a = array('&lt;foo&gt;',"'bar'",'"baz"','&amp;blong&amp;', "\xc3\xa9");<text:line-break/><text:line-break/>echo "Normal: ",  json_encode($a), "\n";</text:span></text:span></text:p>
      <text:p text:style-name="P138"><text:span text:style-name="Source_20_Text"><text:span text:style-name="T330">echo "Tags: ",    json_encode($a, </text:span></text:span><text:span text:style-name="Source_20_Text"><text:span text:style-name="T363">JSON_HEX_TAG</text:span></text:span><text:span text:style-name="Source_20_Text"><text:span text:style-name="T330">);</text:span></text:span></text:p>
      <text:p text:style-name="P138"><text:span text:style-name="Source_20_Text"><text:span text:style-name="T330">echo "Apos: ",    json_encode($a, </text:span></text:span><text:span text:style-name="Source_20_Text"><text:span text:style-name="T363">JSON_HEX_APOS</text:span></text:span><text:span text:style-name="Source_20_Text"><text:span text:style-name="T330">);</text:span></text:span></text:p>
      <text:p text:style-name="P138"><text:span text:style-name="Source_20_Text"><text:span text:style-name="T330">echo "Quot: ",    json_encode($a, </text:span></text:span><text:span text:style-name="Source_20_Text"><text:span text:style-name="T363">JSON_HEX_QUOT</text:span></text:span><text:span text:style-name="Source_20_Text"><text:span text:style-name="T330">);</text:span></text:span></text:p>
      <text:p text:style-name="P138"><text:span text:style-name="Source_20_Text"><text:span text:style-name="T330">echo "Amp: ",     json_encode($a, </text:span></text:span><text:span text:style-name="Source_20_Text"><text:span text:style-name="T363">JSON_HEX_AMP</text:span></text:span><text:span text:style-name="Source_20_Text"><text:span text:style-name="T330">);</text:span></text:span></text:p>
      <text:p text:style-name="P138"><text:span text:style-name="Source_20_Text"><text:span text:style-name="T330">echo "Unicode: ", json_encode($a, </text:span></text:span><text:span text:style-name="Source_20_Text"><text:span text:style-name="T363">JSON_UNESCAPED_UNICODE</text:span></text:span><text:span text:style-name="Source_20_Text"><text:span text:style-name="T330">);</text:span></text:span></text:p>
      <text:p text:style-name="P136"><text:span text:style-name="Source_20_Text"><text:span text:style-name="T330">echo "All: ",     json_encode($a, </text:span></text:span></text:p>
      <text:p text:style-name="P136"><text:span text:style-name="Source_20_Text"><text:span text:style-name="T330"><text:s text:c="2"/></text:span></text:span><text:span text:style-name="Source_20_Text"><text:span text:style-name="T363">JSON_HEX_TAG | JSON_HEX_APOS | JSON_HEX_QUOT | JSON_HEX_AMP | JSON_UNESCAPED_UNICODE</text:span></text:span></text:p>
      <text:p text:style-name="P138"><text:span text:style-name="Source_20_Text"><text:span text:style-name="T330"><text:tab/><text:tab/><text:tab/>);</text:span></text:span></text:p>
      <text:p text:style-name="P138"><text:span text:style-name="Source_20_Text"><text:span text:style-name="T330">?&gt;</text:span></text:span></text:p>
      <text:p text:style-name="P139"><text:span text:style-name="Source_20_Text"><text:span text:style-name="T52">Normal: ["&lt;foo&gt;","'bar'","\"baz\"","&amp;blong&amp;","\u00e9"]</text:span></text:span></text:p>
      <text:p text:style-name="P18"><text:span text:style-name="Source_20_Text"><text:span text:style-name="T521">Tags: ["\u003Cfoo\u003E","'bar'","\"baz\"","&amp;blong&amp;","\u00e9"]</text:span></text:span></text:p>
      <text:p text:style-name="P18"><text:span text:style-name="Source_20_Text"><text:span text:style-name="T521">Apos: ["&lt;foo&gt;","\u0027bar\u0027","\"baz\"","&amp;blong&amp;","\u00e9"]</text:span></text:span></text:p>
      <text:p text:style-name="P18"><text:span text:style-name="Source_20_Text"><text:span text:style-name="T521">Quot: ["&lt;foo&gt;","'bar'","\u0022baz\u0022","&amp;blong&amp;","\u00e9"]</text:span></text:span></text:p>
      <text:p text:style-name="P18"><text:span text:style-name="Source_20_Text"><text:span text:style-name="T521">Amp: ["&lt;foo&gt;","'bar'","\"baz\"","\u0026blong\u0026","\u00e9"]</text:span></text:span></text:p>
      <text:p text:style-name="P18"><text:span text:style-name="Source_20_Text"><text:span text:style-name="T521">Unicode: ["&lt;foo&gt;","'bar'","\"baz\"","&amp;blong&amp;","é"]</text:span></text:span></text:p>
      <text:p text:style-name="P21"><text:span text:style-name="Source_20_Text"><text:span text:style-name="T521">All: ["\u003Cfoo\u003E","\u0027bar\u0027","\u0022baz\u0022","\u0026blong\u0026","é"]</text:span></text:span></text:p>
      <text:p text:style-name="P22"><text:span text:style-name="Source_20_Text"><text:span text:style-name="T491">Example </text:span></text:span><text:span text:style-name="Source_20_Text"><text:span text:style-name="T492">3</text:span></text:span><text:span text:style-name="Source_20_Text"><text:span text:style-name="T491">:</text:span></text:span></text:p>
      <text:p text:style-name="P20"><text:span text:style-name="Source_20_Text"><text:span text:style-name="T34">&lt;?php</text:span></text:span></text:p>
      <text:p text:style-name="P19"><text:span text:style-name="Source_20_Text"><text:span text:style-name="T34">$b = array();<text:line-break/><text:line-break/>echo "Empty array output as array: ", json_encode($b);<text:line-break/>echo "Empty array output as object: ", json_encode($b, JSON_FORCE_OBJECT);<text:line-break/><text:line-break/>$c = array(array(1,2,3));<text:line-break/><text:line-break/>echo "Non-associative array output as array: ", json_encode($c);<text:line-break/>echo "Non-associative array output as object: ", json_encode($c, JSON_FORCE_OBJECT)";<text:line-break/><text:line-break/>$d = array('foo' =&gt; 'bar', 'baz' =&gt; 'long');<text:line-break/><text:line-break/>echo "Associative array always output as object: ", json_encode($d);<text:line-break/>echo "Associative array always output as object: ", json_encode($d, JSON_FORCE_OBJECT); ?&gt;</text:span></text:span></text:p>
      <text:p text:style-name="P20"><text:span text:style-name="Source_20_Text"><text:span text:style-name="T521">Empty array output as array: []</text:span></text:span></text:p>
      <text:p text:style-name="P20"><text:span text:style-name="Source_20_Text"><text:span text:style-name="T521">Empty array output as object: {}</text:span></text:span></text:p>
      <text:p text:style-name="P20"><text:span text:style-name="Source_20_Text"><text:span text:style-name="T52"/></text:span></text:p>
      <text:p text:style-name="P20"><text:span text:style-name="Source_20_Text"><text:span text:style-name="T521">Non-associative array output as array: [[1,2,3]]</text:span></text:span></text:p>
      <text:p text:style-name="P20"><text:span text:style-name="Source_20_Text"><text:span text:style-name="T521">Non-associative array output as object: {"0":{"0":1,"1":2,"2":3}}</text:span></text:span></text:p>
      <text:p text:style-name="P20"><text:span text:style-name="Source_20_Text"><text:span text:style-name="T52"/></text:span></text:p>
      <text:p text:style-name="P20"><text:span text:style-name="Source_20_Text"><text:span text:style-name="T521">Associative array always output as object: {"foo":"bar","baz":"long"}</text:span></text:span></text:p>
      <text:p text:style-name="P20"><text:span text:style-name="Source_20_Text"><text:span text:style-name="T521">Associative array always output as object: {"foo":"bar","baz":"long"}</text:span></text:span></text:p>
      <text:p text:style-name="P138"><text:soft-page-break/><text:span text:style-name="Source_20_Text"><text:span text:style-name="T389">json_decode — Takes a JSON encoded string and converts it into a PHP variable.</text:span></text:span></text:p>
      <text:p text:style-name="P140"><text:span text:style-name="Source_20_Text"><text:span text:style-name="Strong_20_Emphasis"><text:span text:style-name="T208">json_decode</text:span></text:span></text:span><text:span text:style-name="Source_20_Text"><text:span text:style-name="T160">( </text:span></text:span><text:span text:style-name="Source_20_Text"><text:span text:style-name="T242">str</text:span></text:span><text:span text:style-name="Source_20_Text"><text:span text:style-name="T160"> </text:span></text:span><text:span text:style-name="Source_20_Text"><text:span text:style-name="T206">$json</text:span></text:span><text:span text:style-name="Source_20_Text"><text:span text:style-name="T160">, </text:span></text:span><text:span text:style-name="Source_20_Text"><text:span text:style-name="T242">?bool</text:span></text:span><text:span text:style-name="Source_20_Text"><text:span text:style-name="T160"> </text:span></text:span><text:span text:style-name="Source_20_Text"><text:span text:style-name="T206">$associative</text:span></text:span><text:span text:style-name="Source_20_Text"><text:span text:style-name="T269"> = </text:span></text:span><text:span text:style-name="Source_20_Text"><text:span text:style-name="Strong_20_Emphasis"><text:span text:style-name="T269">null</text:span></text:span></text:span><text:span text:style-name="Source_20_Text"><text:span text:style-name="T160">, </text:span></text:span><text:span text:style-name="Source_20_Text"><text:span text:style-name="T242">int</text:span></text:span><text:span text:style-name="Source_20_Text"><text:span text:style-name="T160"> </text:span></text:span><text:span text:style-name="Source_20_Text"><text:span text:style-name="T206">$depth</text:span></text:span><text:span text:style-name="Source_20_Text"><text:span text:style-name="T269"> = 512</text:span></text:span><text:span text:style-name="Source_20_Text"><text:span text:style-name="T160">, </text:span></text:span><text:span text:style-name="Source_20_Text"><text:span text:style-name="T242">int</text:span></text:span><text:span text:style-name="Source_20_Text"><text:span text:style-name="T160"> </text:span></text:span><text:span text:style-name="Source_20_Text"><text:span text:style-name="T206">$flags</text:span></text:span><text:span text:style-name="Source_20_Text"><text:span text:style-name="T269"> = 0</text:span></text:span><text:span text:style-name="Source_20_Text"><text:span text:style-name="T330"> </text:span></text:span><text:span text:style-name="Source_20_Text"><text:span text:style-name="T160">): </text:span></text:span><text:span text:style-name="Source_20_Text"><text:span text:style-name="T207">mixed</text:span></text:span></text:p>
      <text:p text:style-name="P128"><text:span text:style-name="Source_20_Text"><text:span text:style-name="T330"/></text:span></text:p>
      <text:p text:style-name="P128"><text:span text:style-name="Source_20_Text"><text:span text:style-name="T102">Example #1 json_decode() examples</text:span></text:span></text:p>
      <text:p text:style-name="P128"><text:span text:style-name="Source_20_Text"><text:span text:style-name="T102"/></text:span></text:p>
      <text:p text:style-name="P77"><text:span text:style-name="Source_20_Text"><text:span text:style-name="T331">&lt;?php<text:line-break/>$json = '{"a":1,"b":2,"c":3,"d":4,"e":5}';<text:line-break/><text:line-break/>var_dump(json_decode($json));<text:line-break/>var_dump(json_decode($json, true));<text:line-break/><text:line-break/>?&gt;</text:span></text:span></text:p>
      <text:p text:style-name="P77"><text:span text:style-name="Source_20_Text"><text:span text:style-name="T331"/></text:span></text:p>
      <text:p text:style-name="P78"><text:span text:style-name="Source_20_Text"><text:span text:style-name="T53">object(stdClass)#1 (5) {</text:span></text:span></text:p>
      <text:p text:style-name="P23"><text:span text:style-name="Source_20_Text"><text:span text:style-name="T523"><text:s text:c="4"/>["a"] =&gt; int(1)</text:span></text:span></text:p>
      <text:p text:style-name="P23"><text:span text:style-name="Source_20_Text"><text:span text:style-name="T523"><text:s text:c="4"/>["b"] =&gt; int(2)</text:span></text:span></text:p>
      <text:p text:style-name="P23"><text:span text:style-name="Source_20_Text"><text:span text:style-name="T523"><text:s text:c="4"/>["c"] =&gt; int(3)</text:span></text:span></text:p>
      <text:p text:style-name="P23"><text:span text:style-name="Source_20_Text"><text:span text:style-name="T523"><text:s text:c="4"/>["d"] =&gt; int(4)</text:span></text:span></text:p>
      <text:p text:style-name="P23"><text:span text:style-name="Source_20_Text"><text:span text:style-name="T523"><text:s text:c="4"/>["e"] =&gt; int(5)</text:span></text:span></text:p>
      <text:p text:style-name="P16"><text:span text:style-name="Source_20_Text"><text:span text:style-name="T521">}</text:span></text:span></text:p>
      <text:p text:style-name="P147"><text:span text:style-name="Source_20_Text"><text:span text:style-name="T52"/></text:span></text:p>
      <text:p text:style-name="P16"><text:span text:style-name="Source_20_Text"><text:span text:style-name="T521">array(5) {</text:span></text:span></text:p>
      <text:p text:style-name="P23"><text:span text:style-name="Source_20_Text"><text:span text:style-name="T523"><text:s text:c="4"/>["a"] =&gt; int(1)</text:span></text:span></text:p>
      <text:p text:style-name="P23"><text:span text:style-name="Source_20_Text"><text:span text:style-name="T523"><text:s text:c="4"/>["b"] =&gt; int(2)</text:span></text:span></text:p>
      <text:p text:style-name="P23"><text:span text:style-name="Source_20_Text"><text:span text:style-name="T523"><text:s text:c="4"/>["c"] =&gt; int(3)</text:span></text:span></text:p>
      <text:p text:style-name="P23"><text:span text:style-name="Source_20_Text"><text:span text:style-name="T523"><text:s text:c="4"/>["d"] =&gt; int(4)</text:span></text:span></text:p>
      <text:p text:style-name="P23"><text:span text:style-name="Source_20_Text"><text:span text:style-name="T523"><text:s text:c="4"/>["e"] =&gt; int(5)</text:span></text:span></text:p>
      <text:p text:style-name="P16"><text:span text:style-name="Source_20_Text"><text:span text:style-name="T521">}</text:span></text:span></text:p>
      <text:p text:style-name="P77"><text:span text:style-name="Source_20_Text"><text:span text:style-name="T331"/></text:span></text:p>
      <text:p text:style-name="P80"><text:span text:style-name="Source_20_Text"><text:span text:style-name="T103">Example #2 Accessing invalid object properties</text:span></text:span></text:p>
      <text:p text:style-name="P14"><text:span text:style-name="Source_20_Text"><text:span text:style-name="T512">Accessing elements within an object that contain characters not permitted under PHP's naming convention (e.g. the hyphen) can be accomplished by encapsulating the element name within braces and the apostrophe.</text:span></text:span></text:p>
      <text:p text:style-name="P77"><text:span text:style-name="Source_20_Text"><text:span text:style-name="T331">&lt;?php<text:line-break/>$json = '{"foo-bar": 12345}';<text:line-break/><text:line-break/>$obj = json_decode($json);<text:line-break/>print $obj-&gt;{'foo-bar'}; <text:line-break/>?&gt;</text:span></text:span></text:p>
      <text:p text:style-name="P87"><text:span text:style-name="Source_20_Text"><text:span text:style-name="T53">// 12345</text:span></text:span></text:p>
      <text:p text:style-name="P89"><text:span text:style-name="Source_20_Text"><text:span text:style-name="T53"/></text:span></text:p>
      <text:p text:style-name="P88"><text:span text:style-name="Source_20_Text"><text:span text:style-name="T401">json_last_error_msg</text:span></text:span><text:span text:style-name="Source_20_Text"><text:span text:style-name="T405">()</text:span></text:span><text:span text:style-name="Source_20_Text"><text:span text:style-name="T390"> — Returns the error string of the last </text:span></text:span><text:span text:style-name="Source_20_Text"><text:span text:style-name="T331">json_encode()</text:span></text:span><text:span text:style-name="Source_20_Text"><text:span text:style-name="T390"> or </text:span></text:span><text:span text:style-name="Source_20_Text"><text:span text:style-name="T331">json_decode() </text:span></text:span><text:span text:style-name="Source_20_Text"><text:span text:style-name="T390">call, which did not specify JSON_THROW_ON_ERROR.</text:span></text:span></text:p>
      <text:p text:style-name="P90"><text:span text:style-name="Source_20_Text"><text:span text:style-name="Strong_20_Emphasis"><text:span text:style-name="T209">json_last_error_msg</text:span></text:span></text:span><text:span text:style-name="Source_20_Text"><text:span text:style-name="T161">(): </text:span></text:span><text:span text:style-name="Source_20_Text"><text:span text:style-name="T243">string</text:span></text:span></text:p>
      <text:p text:style-name="P77"><text:span text:style-name="Source_20_Text"><text:span text:style-name="T331"/></text:span></text:p>
      <text:p text:style-name="P130"><text:span text:style-name="Source_20_Text"><text:span text:style-name="T401">json_last_error</text:span></text:span><text:span text:style-name="Source_20_Text"><text:span text:style-name="T405">()</text:span></text:span><text:span text:style-name="Source_20_Text"><text:span text:style-name="T390"> — Returns the last error (if any) occurred during the last JSON encoding/decoding, which did not specify JSON_THROW_ON_ERROR.</text:span></text:span></text:p>
      <text:p text:style-name="P128"><text:span text:style-name="Source_20_Text"><text:span text:style-name="Strong_20_Emphasis"><text:span text:style-name="T210">json_last_error</text:span></text:span></text:span><text:span text:style-name="Source_20_Text"><text:span text:style-name="T159">(): </text:span></text:span><text:span text:style-name="Source_20_Text"><text:span text:style-name="T241">int</text:span></text:span></text:p>
      <text:p text:style-name="P128"><text:span text:style-name="Source_20_Text"><text:span text:style-name="T241"/></text:span></text:p>
      <text:p text:style-name="P128"><text:span text:style-name="Source_20_Text"><text:span text:style-name="T241"/></text:span></text:p>
      <text:p text:style-name="P128"><text:span text:style-name="Source_20_Text"><text:span text:style-name="T241"/></text:span></text:p>
      <text:p text:style-name="P128"><text:soft-page-break/><text:span text:style-name="Source_20_Text"><text:span text:style-name="T401">getservbyname()</text:span></text:span><text:span text:style-name="Source_20_Text"><text:span text:style-name="T390"> — Get port number associated with an Internet service and protocol</text:span></text:span></text:p>
      <text:p text:style-name="P128"><text:span text:style-name="Source_20_Text"><text:span text:style-name="T241"/></text:span></text:p>
      <text:p text:style-name="P128"><text:span text:style-name="Source_20_Text"><text:span text:style-name="Strong_20_Emphasis"><text:span text:style-name="T210">getservbyname</text:span></text:span></text:span><text:span text:style-name="Source_20_Text"><text:span text:style-name="T159">(</text:span></text:span><text:span text:style-name="Source_20_Text"><text:span text:style-name="T241">string</text:span></text:span><text:span text:style-name="Source_20_Text"><text:span text:style-name="T159"> </text:span></text:span><text:span text:style-name="Source_20_Text"><text:span text:style-name="T203">$service</text:span></text:span><text:span text:style-name="Source_20_Text"><text:span text:style-name="T159">, </text:span></text:span><text:span text:style-name="Source_20_Text"><text:span text:style-name="T241">string</text:span></text:span><text:span text:style-name="Source_20_Text"><text:span text:style-name="T159"> </text:span></text:span><text:span text:style-name="Source_20_Text"><text:span text:style-name="T203">$protocol</text:span></text:span><text:span text:style-name="Source_20_Text"><text:span text:style-name="T159">): </text:span></text:span><text:span text:style-name="Source_20_Text"><text:span text:style-name="T241">int|false</text:span></text:span></text:p>
      <text:p text:style-name="P128"><text:span text:style-name="Source_20_Text"><text:span text:style-name="T241"/></text:span></text:p>
      <text:p text:style-name="P128"><text:span text:style-name="Source_20_Text"><text:span text:style-name="T390">Returns the Internet port which corresponds to service for the specified protocol as per /etc/services.</text:span></text:span></text:p>
      <text:p text:style-name="P128"><text:span text:style-name="Source_20_Text"><text:span text:style-name="T390"/></text:span></text:p>
      <text:p text:style-name="P141"><text:span text:style-name="Source_20_Text"><text:span text:style-name="T203">$service</text:span></text:span><text:span text:style-name="Source_20_Text"><text:span text:style-name="T390"><text:tab/>The Internet service name, as a string.</text:span></text:span></text:p>
      <text:p text:style-name="P149"><text:span text:style-name="Source_20_Text"><text:span text:style-name="T203">$protocol</text:span></text:span><text:span text:style-name="Source_20_Text"><text:span text:style-name="T390"><text:tab/>protocol is either "tcp" or "udp" (in lowercase).</text:span></text:span></text:p>
      <text:p text:style-name="P148"><text:span text:style-name="Source_20_Text"><text:span text:style-name="T390">Returns the port number, or </text:span></text:span><text:span text:style-name="Source_20_Text"><text:span text:style-name="Strong_20_Emphasis"><text:span text:style-name="T394">false</text:span></text:span></text:span><text:span text:style-name="Source_20_Text"><text:span text:style-name="T390"> if </text:span></text:span><text:span text:style-name="Source_20_Text"><text:span text:style-name="T407">service</text:span></text:span><text:span text:style-name="Source_20_Text"><text:span text:style-name="T390"> or </text:span></text:span><text:span text:style-name="Source_20_Text"><text:span text:style-name="T407">protocol</text:span></text:span><text:span text:style-name="Source_20_Text"><text:span text:style-name="T390"> is not found.</text:span></text:span></text:p>
      <text:p text:style-name="P148"><text:span text:style-name="Source_20_Text"><text:span text:style-name="T390"/></text:span></text:p>
      <text:p text:style-name="P148"><text:span text:style-name="Source_20_Text"><text:span text:style-name="Strong_20_Emphasis"><text:span text:style-name="T419">Example #1 </text:span></text:span></text:span><text:span text:style-name="Source_20_Text"><text:span text:style-name="Strong_20_Emphasis"><text:span text:style-name="T420">(</text:span></text:span></text:span><text:span text:style-name="Source_20_Text"><text:span text:style-name="Strong_20_Emphasis"><text:span text:style-name="T421">getservbyname()</text:span></text:span></text:span><text:span text:style-name="Source_20_Text"><text:span text:style-name="Strong_20_Emphasis"><text:span text:style-name="T419"> example</text:span></text:span></text:span><text:span text:style-name="Source_20_Text"><text:span text:style-name="T392">):</text:span></text:span></text:p>
      <text:p text:style-name="P129"><text:span text:style-name="Source_20_Text"><text:span text:style-name="T331">&lt;?php</text:span></text:span></text:p>
      <text:p text:style-name="P263"><text:span text:style-name="Source_20_Text"><text:span text:style-name="T339">$services = array( 'http', 'ftp', 'ssh', 'telnet', 'imap',</text:span></text:span></text:p>
      <text:p text:style-name="P264"><text:span text:style-name="Source_20_Text"><text:span text:style-name="T339"><text:s text:c="19"/>'smtp', 'nicname', 'gopher', 'finger', 'pop3', 'www', '</text:span></text:span><text:span text:style-name="Source_20_Text"><text:span text:style-name="T340">mysql</text:span></text:span><text:span text:style-name="Source_20_Text"><text:span text:style-name="T339">');</text:span></text:span></text:p>
      <text:p text:style-name="P267"><text:span text:style-name="Source_20_Text"><text:span text:style-name="T331"/></text:span></text:p>
      <text:p text:style-name="P260"><text:span text:style-name="Source_20_Text"><text:span text:style-name="T339">foreach ($services as $service) {</text:span></text:span></text:p>
      <text:p text:style-name="P260"><text:span text:style-name="Source_20_Text"><text:span text:style-name="T339"><text:tab/>$port = </text:span></text:span><text:span text:style-name="Source_20_Text"><text:span text:style-name="T364">getservbyname(</text:span></text:span><text:span text:style-name="Source_20_Text"><text:span text:style-name="T339">$service, 'tcp'</text:span></text:span><text:span text:style-name="Source_20_Text"><text:span text:style-name="T364">)</text:span></text:span><text:span text:style-name="Source_20_Text"><text:span text:style-name="T339">;</text:span></text:span></text:p>
      <text:p text:style-name="P260"><text:span text:style-name="Source_20_Text"><text:span text:style-name="T339"><text:tab/>echo $service . ": \t" . $port . "\n";</text:span></text:span></text:p>
      <text:p text:style-name="P260"><text:span text:style-name="Source_20_Text"><text:span text:style-name="T339">}</text:span></text:span></text:p>
      <text:p text:style-name="P261"><text:span text:style-name="Source_20_Text"><text:span text:style-name="T339">?&gt;</text:span></text:span></text:p>
      <text:p text:style-name="P212"><text:span text:style-name="Source_20_Text"><text:span text:style-name="T51">http: <text:s text:c="2"/>80</text:span></text:span></text:p>
      <text:p text:style-name="P27">ftp: <text:s text:c="4"/>21</text:p>
      <text:p text:style-name="P27">ssh: <text:s text:c="4"/>22</text:p>
      <text:p text:style-name="P27">telnet: <text:s/>23</text:p>
      <text:p text:style-name="P27">imap: <text:s text:c="3"/>143</text:p>
      <text:p text:style-name="P27">smtp: <text:s text:c="3"/>25</text:p>
      <text:p text:style-name="P27">nicname: 43</text:p>
      <text:p text:style-name="P27">gopher: <text:s/>70</text:p>
      <text:p text:style-name="P27">finger: <text:s/>79</text:p>
      <text:p text:style-name="P27">pop3: <text:s text:c="3"/>110</text:p>
      <text:p text:style-name="P28">www: <text:s text:c="4"/>80</text:p>
      <text:p text:style-name="P29">mysql: <text:s text:c="2"/>3306</text:p>
      <text:p text:style-name="P29"/>
      <text:p text:style-name="P128"><text:span text:style-name="Source_20_Text"><text:span text:style-name="T401">getservbyport</text:span></text:span><text:span text:style-name="Source_20_Text"><text:span text:style-name="T406">()</text:span></text:span><text:span text:style-name="Source_20_Text"><text:span text:style-name="T390"> — Get Internet service which corresponds to port and protocol</text:span></text:span></text:p>
      <text:p text:style-name="P128"><text:span text:style-name="Source_20_Text"><text:span text:style-name="Strong_20_Emphasis"><text:span text:style-name="T210">getservbyport</text:span></text:span></text:span><text:span text:style-name="Source_20_Text"><text:span text:style-name="T159">(</text:span></text:span><text:span text:style-name="Source_20_Text"><text:span text:style-name="T241">int</text:span></text:span><text:span text:style-name="Source_20_Text"><text:span text:style-name="T159"> </text:span></text:span><text:span text:style-name="Source_20_Text"><text:span text:style-name="T203">$port</text:span></text:span><text:span text:style-name="Source_20_Text"><text:span text:style-name="T159">, </text:span></text:span><text:span text:style-name="Source_20_Text"><text:span text:style-name="T241">string</text:span></text:span><text:span text:style-name="Source_20_Text"><text:span text:style-name="T159"> </text:span></text:span><text:span text:style-name="Source_20_Text"><text:span text:style-name="T203">$protocol</text:span></text:span><text:span text:style-name="Source_20_Text"><text:span text:style-name="T159">): </text:span></text:span><text:span text:style-name="Source_20_Text"><text:span text:style-name="T241">string|false</text:span></text:span></text:p>
      <text:p text:style-name="P128"><text:span text:style-name="Source_20_Text"><text:span text:style-name="T241"/></text:span></text:p>
      <text:p text:style-name="P128"><text:span text:style-name="Source_20_Text"><text:span text:style-name="T390">Returns the Internet service associated with port for the specified protocol as per </text:span></text:span><text:span text:style-name="Source_20_Text"><text:span text:style-name="T308">/etc/services</text:span></text:span><text:span text:style-name="Source_20_Text"><text:span text:style-name="T390">.</text:span></text:span></text:p>
      <text:p text:style-name="P128"><text:span text:style-name="Source_20_Text"><text:span text:style-name="T390"/></text:span></text:p>
      <text:p text:style-name="P142"><text:span text:style-name="Source_20_Text"><text:span text:style-name="T203">$port</text:span></text:span><text:span text:style-name="Source_20_Text"><text:span text:style-name="T390"><text:tab/><text:tab/>The port number.</text:span></text:span></text:p>
      <text:p text:style-name="P150"><text:span text:style-name="Source_20_Text"><text:span text:style-name="T203">$protocol</text:span></text:span><text:span text:style-name="Source_20_Text"><text:span text:style-name="T390"><text:tab/></text:span></text:span><text:span text:style-name="Source_20_Text"><text:span text:style-name="T393">P</text:span></text:span><text:span text:style-name="Source_20_Text"><text:span text:style-name="T390">rotocol is either "tcp" or "udp" (in lowercase).</text:span></text:span></text:p>
      <text:p text:style-name="P129"><text:span text:style-name="Source_20_Text"><text:span text:style-name="T331">&lt;?php</text:span></text:span></text:p>
      <text:p text:style-name="P260"><text:span text:style-name="Source_20_Text"><text:span text:style-name="T339">$port = getservbyport('3306', 'tcp');</text:span></text:span></text:p>
      <text:p text:style-name="P260"><text:span text:style-name="Source_20_Text"><text:span text:style-name="T339">echo $port;</text:span></text:span></text:p>
      <text:p text:style-name="P260"><text:span text:style-name="Source_20_Text"><text:span text:style-name="T339">?&gt;</text:span></text:span></text:p>
      <text:p text:style-name="P30"><text:span text:style-name="Source_20_Text"><text:span text:style-name="T522">mysql</text:span></text:span></text:p>
      <text:p text:style-name="P30"><text:span text:style-name="Source_20_Text"><text:span text:style-name="T57"/></text:span></text:p>
      <text:p text:style-name="P211"><text:soft-page-break/><text:span text:style-name="Source_20_Text"><text:span text:style-name="T132">Note: Use of arithmetic operator / does not throw an exception in php 7, while it does in php 8.</text:span></text:span></text:p>
      <text:p text:style-name="P210"><text:span text:style-name="Strong_20_Emphasis"><text:span text:style-name="T419">Example</text:span></text:span><text:span text:style-name="Source_20_Text"><text:span text:style-name="T392">:</text:span></text:span></text:p>
      <text:p text:style-name="P34"><text:span text:style-name="Source_20_Text"><text:span text:style-name="T35">&lt;?php</text:span></text:span></text:p>
      <text:p text:style-name="P31"><text:span text:style-name="Source_20_Text"><text:span text:style-name="T35">try {</text:span></text:span></text:p>
      <text:p text:style-name="P31"><text:span text:style-name="Source_20_Text"><text:span text:style-name="T35"><text:s text:c="4"/>echo intdiv(2, 0);</text:span></text:span></text:p>
      <text:p text:style-name="P31"><text:span text:style-name="Source_20_Text"><text:span text:style-name="T35">} catch (DivisionByZeroError $e) {</text:span></text:span></text:p>
      <text:p text:style-name="P31"><text:span text:style-name="Source_20_Text"><text:span text:style-name="T35"><text:s text:c="4"/>echo "Caught DivisionByZeroError!\n";</text:span></text:span></text:p>
      <text:p text:style-name="P31"><text:span text:style-name="Source_20_Text"><text:span text:style-name="T35">}</text:span></text:span></text:p>
      <text:p text:style-name="P31"><text:span text:style-name="Source_20_Text"><text:span text:style-name="T331"/></text:span></text:p>
      <text:p text:style-name="P31"><text:span text:style-name="Source_20_Text"><text:span text:style-name="T35">try {</text:span></text:span></text:p>
      <text:p text:style-name="P31"><text:span text:style-name="Source_20_Text"><text:span text:style-name="T35"><text:s text:c="4"/>echo (2 / 0);</text:span></text:span></text:p>
      <text:p text:style-name="P31"><text:span text:style-name="Source_20_Text"><text:span text:style-name="T35">} catch (DivisionByZeroError $e) {</text:span></text:span></text:p>
      <text:p text:style-name="P31"><text:span text:style-name="Source_20_Text"><text:span text:style-name="T35"><text:s text:c="4"/>echo "Caught DivisionByZeroError!\n";</text:span></text:span></text:p>
      <text:p text:style-name="P31"><text:span text:style-name="Source_20_Text"><text:span text:style-name="T35">}</text:span></text:span></text:p>
      <text:p text:style-name="P265"><text:span text:style-name="Source_20_Text"><text:span text:style-name="T339">?&gt;</text:span></text:span></text:p>
      <text:p text:style-name="P33"><text:span text:style-name="Source_20_Text"><text:span text:style-name="T522">Caught DivisionByZeroError!</text:span></text:span></text:p>
      <text:p text:style-name="P32"><text:span text:style-name="Source_20_Text"><text:span text:style-name="T516">Warning: <text:s/>Division by zero in ...</text:span></text:span></text:p>
      <text:p text:style-name="P32"><text:span text:style-name="Source_20_Text"><text:span text:style-name="T522"/></text:span></text:p>
      <text:p text:style-name="P128"><text:span text:style-name="Source_20_Text"><text:span text:style-name="T39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arial" svg:font-family="arial, sans-serif"/>
    <style:font-face style:name="inherit" svg:font-family="inherit"/>
    <style:font-face style:name="monospace" svg:font-family="monospac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5T18:47:04.273646195</dc:date>
    <meta:editing-duration>PT12H32M7S</meta:editing-duration>
    <meta:editing-cycles>61</meta:editing-cycles>
    <meta:generator>LibreOffice/7.2.3.2$Linux_X86_64 LibreOffice_project/20$Build-2</meta:generator>
    <meta:print-date>2021-09-02T16:09:55.274000000</meta:print-date>
    <meta:document-statistic meta:table-count="0" meta:image-count="0" meta:object-count="0" meta:page-count="26" meta:paragraph-count="719" meta:word-count="6020" meta:character-count="41867" meta:non-whitespace-character-count="35608"/>
  </office:meta>
</office:document-meta>
</file>